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67432" officeooo:paragraph-rsid="0006743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d80df"/>
    </style:style>
    <style:style style:name="P5" style:family="paragraph" style:parent-style-name="Standard">
      <style:paragraph-properties fo:text-align="justify" style:justify-single-word="false"/>
      <style:text-properties officeooo:paragraph-rsid="0030be6f"/>
    </style:style>
    <style:style style:name="P6" style:family="paragraph" style:parent-style-name="Standard">
      <style:paragraph-properties fo:text-align="justify" style:justify-single-word="false"/>
      <style:text-properties officeooo:paragraph-rsid="002f05b7"/>
    </style:style>
    <style:style style:name="P7" style:family="paragraph" style:parent-style-name="Standard">
      <style:paragraph-properties fo:text-align="justify" style:justify-single-word="false"/>
      <style:text-properties officeooo:rsid="00231516" officeooo:paragraph-rsid="00231516"/>
    </style:style>
    <style:style style:name="P8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7db34" fo:background-color="#ffffff"/>
    </style:style>
    <style:style style:name="P10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11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ac306" fo:background-color="#ffffff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rsid="0038dc86" officeooo:paragraph-rsid="0038dc86"/>
    </style:style>
    <style:style style:name="P13" style:family="paragraph" style:parent-style-name="Standard">
      <style:paragraph-properties style:line-height-at-least="5.03mm"/>
      <style:text-properties officeooo:paragraph-rsid="00587f9f"/>
    </style:style>
    <style:style style:name="P14" style:family="paragraph" style:parent-style-name="Standard">
      <style:paragraph-properties fo:margin-left="12.51mm" fo:margin-right="0mm" fo:text-indent="0mm" style:auto-text-indent="false"/>
    </style:style>
    <style:style style:name="P15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officeooo:paragraph-rsid="002f05b7"/>
    </style:style>
    <style:style style:name="P16" style:family="paragraph" style:parent-style-name="Standard">
      <style:paragraph-properties fo:margin-left="12.51mm" fo:margin-right="0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17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18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4d6e38" fo:background-color="#ffffff"/>
    </style:style>
    <style:style style:name="P19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5c7f" fo:background-color="#ffffff"/>
    </style:style>
    <style:style style:name="P20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cd0f" fo:background-color="#ffffff"/>
    </style:style>
    <style:style style:name="P21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e562" fo:background-color="#ffffff"/>
    </style:style>
    <style:style style:name="P22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4bad2" fo:background-color="#ffffff"/>
    </style:style>
    <style:style style:name="P23" style:family="paragraph" style:parent-style-name="Standard">
      <style:paragraph-properties fo:margin-left="12.51mm" fo:margin-right="0mm" style:line-height-at-least="5.03mm" fo:text-indent="0mm" style:auto-text-indent="false"/>
    </style:style>
    <style:style style:name="P24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25e8f"/>
    </style:style>
    <style:style style:name="P25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5c7f"/>
    </style:style>
    <style:style style:name="P26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6122"/>
    </style:style>
    <style:style style:name="P27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e562"/>
    </style:style>
    <style:style style:name="P2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2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2f05b7"/>
    </style:style>
    <style:style style:name="P30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31" style:family="paragraph" style:parent-style-name="Standard">
      <style:paragraph-properties fo:margin-left="0mm" fo:margin-right="0mm" style:line-height-at-least="5.03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32" style:family="paragraph" style:parent-style-name="Заголовок">
      <style:paragraph-properties fo:break-before="page"/>
    </style:style>
    <style:style style:name="P33" style:family="paragraph" style:parent-style-name="Заголовок">
      <style:paragraph-properties fo:break-before="page"/>
      <style:text-properties fo:font-size="14pt" fo:language="ru" fo:country="RU" style:font-size-asian="14pt" style:font-size-complex="14pt"/>
    </style:style>
    <style:style style:name="P34" style:family="paragraph" style:parent-style-name="Заголовок"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fo:language="ru" fo:country="RU" officeooo:rsid="00122b7f" officeooo:paragraph-rsid="0030be6f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fo:language="ru" fo:country="RU" officeooo:rsid="00195ed7" officeooo:paragraph-rsid="0030be6f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fo:language="ru" fo:country="RU" officeooo:rsid="001efbe6" officeooo:paragraph-rsid="00140c35" style:font-size-asian="14pt" style:font-size-complex="14pt"/>
    </style:style>
    <style:style style:name="P38" style:family="paragraph" style:parent-style-name="Standard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style:line-height-at-least="5.03mm"/>
      <style:text-properties fo:color="#0000ff" loext:opacity="100%" style:font-name="Droid Sans Mono" fo:font-size="10.5pt" fo:font-weight="normal" fo:background-color="#ffffff"/>
    </style:style>
    <style:style style:name="P40" style:family="paragraph" style:parent-style-name="Standard">
      <style:paragraph-properties style:line-height-at-least="5.03mm"/>
      <style:text-properties fo:color="#098658" loext:opacity="100%" style:font-name="Droid Sans Mono" fo:font-size="10.5pt" fo:font-weight="normal" officeooo:paragraph-rsid="0057db34" fo:background-color="#ffffff"/>
    </style:style>
    <style:style style:name="P41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42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43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ef5fab" fo:background-color="#ffffff"/>
    </style:style>
    <style:style style:name="P44" style:family="paragraph" style:parent-style-name="Standard">
      <style:paragraph-properties style:line-height-at-least="5.03mm"/>
      <style:text-properties officeooo:paragraph-rsid="00ec1d2f"/>
    </style:style>
    <style:style style:name="P45" style:family="paragraph" style:parent-style-name="Standard">
      <style:paragraph-properties style:line-height-at-least="5.03mm"/>
      <style:text-properties officeooo:paragraph-rsid="00ee111c"/>
    </style:style>
    <style:style style:name="P46" style:family="paragraph" style:parent-style-name="Standard">
      <style:paragraph-properties style:line-height-at-least="5.03mm"/>
      <style:text-properties officeooo:paragraph-rsid="00587f9f"/>
    </style:style>
    <style:style style:name="P47" style:family="paragraph" style:parent-style-name="Standard">
      <style:paragraph-properties fo:text-align="justify" style:justify-single-word="false"/>
      <style:text-properties officeooo:paragraph-rsid="006b172e"/>
    </style:style>
    <style:style style:name="P48" style:family="paragraph" style:parent-style-name="Standard">
      <style:text-properties officeooo:paragraph-rsid="008c09e2"/>
    </style:style>
    <style:style style:name="P49" style:family="paragraph" style:parent-style-name="Standard">
      <style:paragraph-properties fo:margin-left="12.51mm" fo:margin-right="0mm" fo:text-indent="0mm" style:auto-text-indent="false"/>
    </style:style>
    <style:style style:name="P50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fo:font-size="14pt" fo:language="ru" fo:country="RU" officeooo:rsid="00195ed7" officeooo:paragraph-rsid="0030be6f" style:font-size-asian="14pt" style:font-size-complex="14pt"/>
    </style:style>
    <style:style style:name="P51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52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c1d2f" fo:background-color="#ffffff"/>
    </style:style>
    <style:style style:name="P53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f5fab" fo:background-color="#ffffff"/>
    </style:style>
    <style:style style:name="P54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ec1d2f"/>
    </style:style>
    <style:style style:name="P55" style:family="paragraph" style:parent-style-name="Standard">
      <style:paragraph-properties fo:margin-left="0mm" fo:margin-right="0mm" fo:text-indent="12.51mm" style:auto-text-indent="false"/>
    </style:style>
    <style:style style:name="P56" style:family="paragraph" style:parent-style-name="Standard">
      <style:paragraph-properties fo:margin-left="0mm" fo:margin-right="0mm" style:line-height-at-least="5.03mm" fo:text-align="justify" style:justify-single-word="false" fo:text-indent="12.51mm" style:auto-text-indent="false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57" style:family="paragraph" style:parent-style-name="Standard">
      <style:paragraph-properties fo:margin-left="0mm" fo:margin-right="0mm" style:line-height-at-least="5.03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58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67f5fe" fo:background-color="#ffffff"/>
    </style:style>
    <style:style style:name="P59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7a89b2" fo:background-color="#ffffff"/>
    </style:style>
    <style:style style:name="P60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f65aa2" fo:background-color="#ffffff"/>
    </style:style>
    <style:style style:name="P61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10bd9c6" fo:background-color="#ffffff"/>
    </style:style>
    <style:style style:name="P62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pt" fo:font-weight="normal" fo:background-color="#ffffff" style:font-size-asian="10pt" style:font-size-complex="10pt"/>
    </style:style>
    <style:style style:name="P63" style:family="paragraph" style:parent-style-name="Standard">
      <style:paragraph-properties fo:margin-left="0mm" fo:margin-right="0mm" fo:text-indent="12.51mm" style:auto-text-indent="false"/>
      <style:text-properties officeooo:paragraph-rsid="0067f5fe"/>
    </style:style>
    <style:style style:name="P64" style:family="paragraph" style:parent-style-name="Standard">
      <style:paragraph-properties fo:margin-left="0mm" fo:margin-right="0mm" fo:text-align="justify" style:justify-single-word="false" fo:text-indent="12.51mm" style:auto-text-indent="false"/>
    </style:style>
    <style:style style:name="P6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7f5fe"/>
    </style:style>
    <style:style style:name="P6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5f8f1"/>
    </style:style>
    <style:style style:name="P6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43b79"/>
    </style:style>
    <style:style style:name="P6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19830"/>
    </style:style>
    <style:style style:name="P6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353e8"/>
    </style:style>
    <style:style style:name="P7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4f71b"/>
    </style:style>
    <style:style style:name="P7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719ed"/>
    </style:style>
    <style:style style:name="P7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9757e"/>
    </style:style>
    <style:style style:name="P7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dfc73"/>
    </style:style>
    <style:style style:name="P7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fd811"/>
    </style:style>
    <style:style style:name="P7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101a0"/>
    </style:style>
    <style:style style:name="P7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cee3"/>
    </style:style>
    <style:style style:name="P7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612c5"/>
    </style:style>
    <style:style style:name="P7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7c76"/>
    </style:style>
    <style:style style:name="P7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70bd7"/>
    </style:style>
    <style:style style:name="P8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83d47"/>
    </style:style>
    <style:style style:name="P8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c09e2"/>
    </style:style>
    <style:style style:name="P8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d84b5"/>
    </style:style>
    <style:style style:name="P8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9009a9"/>
    </style:style>
    <style:style style:name="P8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2c644"/>
    </style:style>
    <style:style style:name="P8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0abde"/>
    </style:style>
    <style:style style:name="P8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8963e"/>
    </style:style>
    <style:style style:name="P8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cd1f2"/>
    </style:style>
    <style:style style:name="P8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45f3e"/>
    </style:style>
    <style:style style:name="P8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c550ca"/>
    </style:style>
    <style:style style:name="P9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b5ef4"/>
    </style:style>
    <style:style style:name="P9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9195f"/>
    </style:style>
    <style:style style:name="P9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1a60f"/>
    </style:style>
    <style:style style:name="P9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7cbf2"/>
    </style:style>
    <style:style style:name="P9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34dd4"/>
    </style:style>
    <style:style style:name="P9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2dbfd"/>
    </style:style>
    <style:style style:name="P9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9f9f5"/>
    </style:style>
    <style:style style:name="P9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b5745"/>
    </style:style>
    <style:style style:name="P9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41f94"/>
    </style:style>
    <style:style style:name="P9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275ec"/>
    </style:style>
    <style:style style:name="P10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3d762"/>
    </style:style>
    <style:style style:name="P10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430d8"/>
    </style:style>
    <style:style style:name="P10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542d2"/>
    </style:style>
    <style:style style:name="P10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476ed"/>
    </style:style>
    <style:style style:name="P10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b5239"/>
    </style:style>
    <style:style style:name="P10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eedf7"/>
    </style:style>
    <style:style style:name="P10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5a5ee"/>
    </style:style>
    <style:style style:name="P10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f2bd0"/>
    </style:style>
    <style:style style:name="P10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3197b"/>
    </style:style>
    <style:style style:name="P10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1bf9a"/>
    </style:style>
    <style:style style:name="P11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df3a7"/>
    </style:style>
    <style:style style:name="P11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71f17"/>
    </style:style>
    <style:style style:name="P11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52ca3b"/>
    </style:style>
    <style:style style:name="P11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8985a"/>
    </style:style>
    <style:style style:name="P11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57bb44"/>
    </style:style>
    <style:style style:name="P115" style:family="paragraph" style:parent-style-name="Standard">
      <style:paragraph-properties fo:margin-left="0mm" fo:margin-right="0mm" fo:text-indent="12.51mm" style:auto-text-indent="false"/>
      <style:text-properties officeooo:paragraph-rsid="007353e8"/>
    </style:style>
    <style:style style:name="P116" style:family="paragraph" style:parent-style-name="Standard">
      <style:paragraph-properties fo:margin-left="0mm" fo:margin-right="0mm" fo:text-indent="12.51mm" style:auto-text-indent="false"/>
      <style:text-properties officeooo:paragraph-rsid="0075f6b4"/>
    </style:style>
    <style:style style:name="P117" style:family="paragraph" style:parent-style-name="Standard">
      <style:paragraph-properties fo:margin-left="0mm" fo:margin-right="0mm" fo:text-indent="12.51mm" style:auto-text-indent="false"/>
      <style:text-properties officeooo:paragraph-rsid="0078623b"/>
    </style:style>
    <style:style style:name="P11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7a89b2" officeooo:paragraph-rsid="007ac9ac"/>
    </style:style>
    <style:style style:name="P119" style:family="paragraph" style:parent-style-name="Standard">
      <style:paragraph-properties fo:margin-left="0mm" fo:margin-right="0mm" fo:text-indent="12.51mm" style:auto-text-indent="false"/>
      <style:text-properties officeooo:paragraph-rsid="007c402f"/>
    </style:style>
    <style:style style:name="P120" style:family="paragraph" style:parent-style-name="Standard">
      <style:paragraph-properties fo:margin-left="0mm" fo:margin-right="0mm" fo:text-indent="12.51mm" style:auto-text-indent="false"/>
      <style:text-properties officeooo:paragraph-rsid="007fd811"/>
    </style:style>
    <style:style style:name="P12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85135f" officeooo:paragraph-rsid="0085135f"/>
    </style:style>
    <style:style style:name="P12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4aad2"/>
    </style:style>
    <style:style style:name="P12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63289"/>
    </style:style>
    <style:style style:name="P12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aa8a4a" officeooo:paragraph-rsid="00aafc7d"/>
    </style:style>
    <style:style style:name="P12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b6d04c" officeooo:paragraph-rsid="00b6d04c"/>
    </style:style>
    <style:style style:name="P126" style:family="paragraph" style:parent-style-name="Standard">
      <style:paragraph-properties fo:margin-left="0mm" fo:margin-right="0mm" fo:text-indent="12.51mm" style:auto-text-indent="false"/>
      <style:text-properties officeooo:paragraph-rsid="00be3720"/>
    </style:style>
    <style:style style:name="P12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ebdf7a" officeooo:paragraph-rsid="00ebdf7a"/>
    </style:style>
    <style:style style:name="P128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7bf7c"/>
    </style:style>
    <style:style style:name="P129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a7d30"/>
    </style:style>
    <style:style style:name="P130" style:family="paragraph" style:parent-style-name="Standard">
      <style:paragraph-properties fo:margin-left="0mm" fo:margin-right="0mm" fo:text-indent="12.51mm" style:auto-text-indent="false"/>
      <style:text-properties style:text-underline-style="solid" style:text-underline-type="double" style:text-underline-width="auto" style:text-underline-color="font-color" officeooo:paragraph-rsid="0067f5f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10901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a764b" style:font-size-asian="14pt" style:font-size-complex="14pt"/>
    </style:style>
    <style:style style:name="T5" style:family="text">
      <style:text-properties fo:font-size="14pt" fo:language="ru" fo:country="RU" officeooo:rsid="000ee7a5" style:font-size-asian="14pt" style:font-size-complex="14pt"/>
    </style:style>
    <style:style style:name="T6" style:family="text">
      <style:text-properties fo:font-size="14pt" fo:language="ru" fo:country="RU" officeooo:rsid="000ddd65" style:font-size-asian="14pt" style:font-size-complex="14pt"/>
    </style:style>
    <style:style style:name="T7" style:family="text">
      <style:text-properties fo:font-size="14pt" fo:language="ru" fo:country="RU" officeooo:rsid="000fff9a" style:font-size-asian="14pt" style:font-size-complex="14pt"/>
    </style:style>
    <style:style style:name="T8" style:family="text">
      <style:text-properties fo:font-size="14pt" fo:language="ru" fo:country="RU" officeooo:rsid="0010e9fe" style:font-size-asian="14pt" style:font-size-complex="14pt"/>
    </style:style>
    <style:style style:name="T9" style:family="text">
      <style:text-properties fo:font-size="14pt" fo:language="ru" fo:country="RU" officeooo:rsid="00122b7f" style:font-size-asian="14pt" style:font-size-complex="14pt"/>
    </style:style>
    <style:style style:name="T10" style:family="text">
      <style:text-properties fo:font-size="14pt" fo:language="ru" fo:country="RU" officeooo:rsid="00140c35" style:font-size-asian="14pt" style:font-size-complex="14pt"/>
    </style:style>
    <style:style style:name="T11" style:family="text">
      <style:text-properties fo:font-size="14pt" fo:language="ru" fo:country="RU" officeooo:rsid="00152499" style:font-size-asian="14pt" style:font-size-complex="14pt"/>
    </style:style>
    <style:style style:name="T12" style:family="text">
      <style:text-properties fo:font-size="14pt" fo:language="ru" fo:country="RU" officeooo:rsid="0016261f" style:font-size-asian="14pt" style:font-size-complex="14pt"/>
    </style:style>
    <style:style style:name="T13" style:family="text">
      <style:text-properties fo:font-size="14pt" fo:language="ru" fo:country="RU" officeooo:rsid="00170f67" style:font-size-asian="14pt" style:font-size-complex="14pt"/>
    </style:style>
    <style:style style:name="T14" style:family="text">
      <style:text-properties fo:font-size="14pt" fo:language="ru" fo:country="RU" officeooo:rsid="00189d3b" style:font-size-asian="14pt" style:font-size-complex="14pt"/>
    </style:style>
    <style:style style:name="T15" style:family="text">
      <style:text-properties fo:font-size="14pt" fo:language="ru" fo:country="RU" officeooo:rsid="00195ed7" style:font-size-asian="14pt" style:font-size-complex="14pt"/>
    </style:style>
    <style:style style:name="T16" style:family="text">
      <style:text-properties fo:font-size="14pt" fo:language="ru" fo:country="RU" officeooo:rsid="0023a643" style:font-size-asian="14pt" style:font-size-complex="14pt"/>
    </style:style>
    <style:style style:name="T17" style:family="text">
      <style:text-properties fo:font-size="14pt" fo:language="ru" fo:country="RU" officeooo:rsid="00240ed7" style:font-size-asian="14pt" style:font-size-complex="14pt"/>
    </style:style>
    <style:style style:name="T18" style:family="text">
      <style:text-properties fo:font-size="14pt" fo:language="ru" fo:country="RU" officeooo:rsid="00262f78" style:font-size-asian="14pt" style:font-size-complex="14pt"/>
    </style:style>
    <style:style style:name="T19" style:family="text">
      <style:text-properties fo:font-size="14pt" fo:language="ru" fo:country="RU" officeooo:rsid="0030be6f" style:font-size-asian="14pt" style:font-size-complex="14pt"/>
    </style:style>
    <style:style style:name="T20" style:family="text">
      <style:text-properties fo:font-size="14pt" fo:language="ru" fo:country="RU" officeooo:rsid="00323146" style:font-size-asian="14pt" style:font-size-complex="14pt"/>
    </style:style>
    <style:style style:name="T21" style:family="text">
      <style:text-properties fo:font-size="14pt" fo:language="ru" fo:country="RU" officeooo:rsid="00336252" style:font-size-asian="14pt" style:font-size-complex="14pt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officeooo:rsid="0037404f" style:font-size-asian="12.25pt" style:font-size-complex="14pt"/>
    </style:style>
    <style:style style:name="T24" style:family="text">
      <style:text-properties fo:font-size="14pt" officeooo:rsid="00619830" style:font-size-asian="12.25pt" style:font-size-complex="14pt"/>
    </style:style>
    <style:style style:name="T25" style:family="text">
      <style:text-properties fo:font-size="14pt" officeooo:rsid="00643b79" style:font-size-asian="12.25pt" style:font-size-complex="14pt"/>
    </style:style>
    <style:style style:name="T26" style:family="text">
      <style:text-properties fo:font-size="14pt" officeooo:rsid="0065f8f1" style:font-size-asian="12.25pt" style:font-size-complex="14pt"/>
    </style:style>
    <style:style style:name="T27" style:family="text">
      <style:text-properties fo:font-size="14pt" officeooo:rsid="0067f5fe" style:font-size-asian="12.25pt" style:font-size-complex="14pt"/>
    </style:style>
    <style:style style:name="T28" style:family="text">
      <style:text-properties fo:font-size="14pt" officeooo:rsid="006b62d1" style:font-size-asian="12.25pt" style:font-size-complex="14pt"/>
    </style:style>
    <style:style style:name="T29" style:family="text">
      <style:text-properties fo:font-size="14pt" officeooo:rsid="006c13b7" style:font-size-asian="12.25pt" style:font-size-complex="14pt"/>
    </style:style>
    <style:style style:name="T30" style:family="text">
      <style:text-properties fo:font-size="14pt" officeooo:rsid="0077e646" style:font-size-asian="12.25pt" style:font-size-complex="14pt"/>
    </style:style>
    <style:style style:name="T31" style:family="text">
      <style:text-properties fo:font-size="14pt" officeooo:rsid="0078623b" style:font-size-asian="12.25pt" style:font-size-complex="14pt"/>
    </style:style>
    <style:style style:name="T32" style:family="text">
      <style:text-properties fo:font-size="14pt" officeooo:rsid="0079757e" style:font-size-asian="12.25pt" style:font-size-complex="14pt"/>
    </style:style>
    <style:style style:name="T33" style:family="text">
      <style:text-properties fo:font-size="14pt" officeooo:rsid="00824008" style:font-size-asian="12.25pt" style:font-size-complex="14pt"/>
    </style:style>
    <style:style style:name="T34" style:family="text">
      <style:text-properties fo:font-size="14pt" officeooo:rsid="0083cee3" style:font-size-asian="12.25pt" style:font-size-complex="14pt"/>
    </style:style>
    <style:style style:name="T35" style:family="text">
      <style:text-properties fo:font-size="14pt" officeooo:rsid="008612c5" style:font-size-asian="12.25pt" style:font-size-complex="14pt"/>
    </style:style>
    <style:style style:name="T36" style:family="text">
      <style:text-properties fo:font-size="14pt" officeooo:rsid="00870bd7" style:font-size-asian="12.25pt" style:font-size-complex="14pt"/>
    </style:style>
    <style:style style:name="T37" style:family="text">
      <style:text-properties fo:font-size="14pt" officeooo:rsid="0087a0c4" style:font-size-asian="12.25pt" style:font-size-complex="14pt"/>
    </style:style>
    <style:style style:name="T38" style:family="text">
      <style:text-properties fo:font-size="14pt" officeooo:rsid="00883d47" style:font-size-asian="12.25pt" style:font-size-complex="14pt"/>
    </style:style>
    <style:style style:name="T39" style:family="text">
      <style:text-properties fo:font-size="14pt" officeooo:rsid="008c09e2" style:font-size-asian="12.25pt" style:font-size-complex="14pt"/>
    </style:style>
    <style:style style:name="T40" style:family="text">
      <style:text-properties fo:font-size="14pt" officeooo:rsid="008cc8ad" style:font-size-asian="12.25pt" style:font-size-complex="14pt"/>
    </style:style>
    <style:style style:name="T41" style:family="text">
      <style:text-properties fo:font-size="14pt" officeooo:rsid="008d84b5" style:font-size-asian="12.25pt" style:font-size-complex="14pt"/>
    </style:style>
    <style:style style:name="T42" style:family="text">
      <style:text-properties fo:font-size="14pt" officeooo:rsid="009294ec" style:font-size-asian="12.25pt" style:font-size-complex="14pt"/>
    </style:style>
    <style:style style:name="T43" style:family="text">
      <style:text-properties fo:font-size="14pt" officeooo:rsid="00a1f2ba" style:font-size-asian="12.25pt" style:font-size-complex="14pt"/>
    </style:style>
    <style:style style:name="T44" style:family="text">
      <style:text-properties fo:font-size="14pt" officeooo:rsid="00bfaa31" style:font-size-asian="12.25pt" style:font-size-complex="14pt"/>
    </style:style>
    <style:style style:name="T45" style:family="text">
      <style:text-properties fo:font-size="14pt" officeooo:rsid="00c5a1fc" style:font-size-asian="12.25pt" style:font-size-complex="14pt"/>
    </style:style>
    <style:style style:name="T46" style:family="text">
      <style:text-properties fo:font-size="14pt" officeooo:rsid="00c7a3dc" style:font-size-asian="12.25pt" style:font-size-complex="14pt"/>
    </style:style>
    <style:style style:name="T47" style:family="text">
      <style:text-properties fo:font-size="14pt" officeooo:rsid="00ccc154" style:font-size-asian="12.25pt" style:font-size-complex="14pt"/>
    </style:style>
    <style:style style:name="T48" style:family="text">
      <style:text-properties fo:font-size="14pt" officeooo:rsid="00cd5a83" style:font-size-asian="12.25pt" style:font-size-complex="14pt"/>
    </style:style>
    <style:style style:name="T49" style:family="text">
      <style:text-properties fo:font-size="14pt" officeooo:rsid="00cf38c1" style:font-size-asian="12.25pt" style:font-size-complex="14pt"/>
    </style:style>
    <style:style style:name="T50" style:family="text">
      <style:text-properties fo:font-size="14pt" officeooo:rsid="00d0d703" style:font-size-asian="12.25pt" style:font-size-complex="14pt"/>
    </style:style>
    <style:style style:name="T51" style:family="text">
      <style:text-properties fo:font-size="14pt" officeooo:rsid="00d1a60f" style:font-size-asian="12.25pt" style:font-size-complex="14pt"/>
    </style:style>
    <style:style style:name="T52" style:family="text">
      <style:text-properties fo:font-size="14pt" officeooo:rsid="00db607d" style:font-size-asian="12.25pt" style:font-size-complex="14pt"/>
    </style:style>
    <style:style style:name="T53" style:family="text">
      <style:text-properties fo:font-size="14pt" officeooo:rsid="00e439e6" style:font-size-asian="12.25pt" style:font-size-complex="14pt"/>
    </style:style>
    <style:style style:name="T54" style:family="text">
      <style:text-properties fo:font-size="14pt" officeooo:rsid="00ec1d2f" style:font-size-asian="12.25pt" style:font-size-complex="14pt"/>
    </style:style>
    <style:style style:name="T55" style:family="text">
      <style:text-properties fo:font-size="14pt" officeooo:rsid="00f129ba" style:font-size-asian="12.25pt" style:font-size-complex="14pt"/>
    </style:style>
    <style:style style:name="T56" style:family="text">
      <style:text-properties fo:font-size="14pt" officeooo:rsid="00f2525c" style:font-size-asian="12.25pt" style:font-size-complex="14pt"/>
    </style:style>
    <style:style style:name="T57" style:family="text">
      <style:text-properties fo:font-size="14pt" officeooo:rsid="011476ed" style:font-size-asian="12.25pt" style:font-size-complex="14pt"/>
    </style:style>
    <style:style style:name="T58" style:family="text">
      <style:text-properties fo:font-size="14pt" officeooo:rsid="0118df67" style:font-size-asian="12.25pt" style:font-size-complex="14pt"/>
    </style:style>
    <style:style style:name="T59" style:family="text">
      <style:text-properties fo:font-size="14pt" officeooo:rsid="012a4aad" style:font-size-asian="12.25pt" style:font-size-complex="14pt"/>
    </style:style>
    <style:style style:name="T60" style:family="text">
      <style:text-properties fo:font-size="14pt" officeooo:rsid="0136e3dc" style:font-size-asian="12.25pt" style:font-size-complex="14pt"/>
    </style:style>
    <style:style style:name="T61" style:family="text">
      <style:text-properties fo:font-size="14pt" officeooo:rsid="0137a21a" style:font-size-asian="12.25pt" style:font-size-complex="14pt"/>
    </style:style>
    <style:style style:name="T62" style:family="text">
      <style:text-properties fo:font-size="14pt" officeooo:rsid="013b4b37" style:font-size-asian="12.25pt" style:font-size-complex="14pt"/>
    </style:style>
    <style:style style:name="T63" style:family="text">
      <style:text-properties fo:font-size="14pt" officeooo:rsid="013c0723" style:font-size-asian="12.25pt" style:font-size-complex="14pt"/>
    </style:style>
    <style:style style:name="T64" style:family="text">
      <style:text-properties fo:font-size="14pt" officeooo:rsid="013c3c2b" style:font-size-asian="12.25pt" style:font-size-complex="14pt"/>
    </style:style>
    <style:style style:name="T65" style:family="text">
      <style:text-properties fo:font-size="14pt" officeooo:rsid="013caf35" style:font-size-asian="12.25pt" style:font-size-complex="14pt"/>
    </style:style>
    <style:style style:name="T66" style:family="text">
      <style:text-properties fo:font-size="14pt" officeooo:rsid="013cf135" style:font-size-asian="12.25pt" style:font-size-complex="14pt"/>
    </style:style>
    <style:style style:name="T67" style:family="text">
      <style:text-properties fo:font-size="14pt" officeooo:rsid="013d5404" style:font-size-asian="12.25pt" style:font-size-complex="14pt"/>
    </style:style>
    <style:style style:name="T68" style:family="text">
      <style:text-properties fo:font-size="14pt" officeooo:rsid="013df3a7" style:font-size-asian="12.25pt" style:font-size-complex="14pt"/>
    </style:style>
    <style:style style:name="T69" style:family="text">
      <style:text-properties fo:font-size="14pt" officeooo:rsid="013fe041" style:font-size-asian="12.25pt" style:font-size-complex="14pt"/>
    </style:style>
    <style:style style:name="T70" style:family="text">
      <style:text-properties fo:font-size="14pt" officeooo:rsid="0141568b" style:font-size-asian="12.25pt" style:font-size-complex="14pt"/>
    </style:style>
    <style:style style:name="T71" style:family="text">
      <style:text-properties fo:font-size="14pt" officeooo:rsid="01439b89" style:font-size-asian="12.25pt" style:font-size-complex="14pt"/>
    </style:style>
    <style:style style:name="T72" style:family="text">
      <style:text-properties fo:font-size="14pt" officeooo:rsid="014533e0" style:font-size-asian="12.25pt" style:font-size-complex="14pt"/>
    </style:style>
    <style:style style:name="T73" style:family="text">
      <style:text-properties fo:font-size="14pt" officeooo:rsid="0147d2c8" style:font-size-asian="12.25pt" style:font-size-complex="14pt"/>
    </style:style>
    <style:style style:name="T74" style:family="text">
      <style:text-properties fo:font-size="14pt" officeooo:rsid="014bff66" style:font-size-asian="12.25pt" style:font-size-complex="14pt"/>
    </style:style>
    <style:style style:name="T75" style:family="text">
      <style:text-properties fo:font-size="14pt" officeooo:rsid="014c59c7" style:font-size-asian="12.25pt" style:font-size-complex="14pt"/>
    </style:style>
    <style:style style:name="T76" style:family="text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421c1d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2ab65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38315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488847" style:font-size-asian="14pt" style:font-weight-asian="normal" style:font-size-complex="14pt" style:font-weight-complex="normal"/>
    </style:style>
    <style:style style:name="T81" style:family="text">
      <style:text-properties officeooo:rsid="00298e6d"/>
    </style:style>
    <style:style style:name="T82" style:family="text">
      <style:text-properties officeooo:rsid="0029f098"/>
    </style:style>
    <style:style style:name="T83" style:family="text">
      <style:text-properties officeooo:rsid="002f05b7"/>
    </style:style>
    <style:style style:name="T84" style:family="text">
      <style:text-properties fo:font-weight="normal" officeooo:rsid="003a3298" style:font-weight-asian="normal" style:font-weight-complex="normal"/>
    </style:style>
    <style:style style:name="T85" style:family="text">
      <style:text-properties fo:font-weight="normal" officeooo:rsid="003a4bdf" style:font-weight-asian="normal" style:font-weight-complex="normal"/>
    </style:style>
    <style:style style:name="T86" style:family="text">
      <style:text-properties fo:font-weight="normal" officeooo:rsid="003d2c81" style:font-weight-asian="normal" style:font-weight-complex="normal"/>
    </style:style>
    <style:style style:name="T87" style:family="text">
      <style:text-properties fo:font-weight="normal" officeooo:rsid="003dde79" style:font-weight-asian="normal" style:font-weight-complex="normal"/>
    </style:style>
    <style:style style:name="T88" style:family="text">
      <style:text-properties fo:font-weight="normal" officeooo:rsid="00410901" style:font-weight-asian="normal" style:font-weight-complex="normal"/>
    </style:style>
    <style:style style:name="T89" style:family="text">
      <style:text-properties fo:font-weight="normal" officeooo:rsid="00457020" style:font-weight-asian="normal" style:font-weight-complex="normal"/>
    </style:style>
    <style:style style:name="T90" style:family="text">
      <style:text-properties fo:font-weight="normal" officeooo:rsid="00470a62" style:font-weight-asian="normal" style:font-weight-complex="normal"/>
    </style:style>
    <style:style style:name="T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f05b7" style:font-style-asian="normal" style:font-weight-asian="bold" style:font-style-complex="normal" style:font-weight-complex="bold"/>
    </style:style>
    <style:style style:name="T93" style:family="text">
      <style:text-properties officeooo:rsid="0034e832"/>
    </style:style>
    <style:style style:name="T94" style:family="text">
      <style:text-properties officeooo:rsid="0036168d"/>
    </style:style>
    <style:style style:name="T95" style:family="text">
      <style:text-properties officeooo:rsid="0037404f"/>
    </style:style>
    <style:style style:name="T96" style:family="text">
      <style:text-properties officeooo:rsid="00382166"/>
    </style:style>
    <style:style style:name="T97" style:family="text">
      <style:text-properties officeooo:rsid="0038dc86"/>
    </style:style>
    <style:style style:name="T98" style:family="text">
      <style:text-properties fo:color="#af00db" loext:opacity="100%"/>
    </style:style>
    <style:style style:name="T99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100" style:family="text">
      <style:text-properties fo:color="#0000ff" loext:opacity="100%"/>
    </style:style>
    <style:style style:name="T101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02" style:family="text">
      <style:text-properties fo:color="#0000ff" loext:opacity="100%" style:font-name="Droid Sans Mono" fo:font-size="10.5pt" fo:font-weight="normal" officeooo:rsid="0067f5fe" fo:background-color="#ffffff" loext:char-shading-value="0"/>
    </style:style>
    <style:style style:name="T103" style:family="text">
      <style:text-properties fo:color="#0000ff" loext:opacity="100%" style:font-name="Droid Sans Mono" fo:font-size="10.5pt" fo:font-weight="normal" officeooo:rsid="007353e8" fo:background-color="#ffffff" loext:char-shading-value="0" style:font-size-asian="12.25pt" style:font-size-complex="14pt"/>
    </style:style>
    <style:style style:name="T104" style:family="text">
      <style:text-properties fo:color="#0000ff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105" style:family="text">
      <style:text-properties fo:color="#0000ff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106" style:family="text">
      <style:text-properties fo:color="#0000ff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107" style:family="text">
      <style:text-properties fo:color="#0000ff" loext:opacity="100%" style:font-name="Droid Sans Mono" fo:font-size="10.5pt" fo:font-weight="normal" officeooo:rsid="007ab7bd" fo:background-color="#ffffff" loext:char-shading-value="0"/>
    </style:style>
    <style:style style:name="T108" style:family="text">
      <style:text-properties fo:color="#0000ff" loext:opacity="100%" style:font-name="Droid Sans Mono" fo:font-size="10.5pt" fo:font-weight="normal" fo:background-color="#ffffff" loext:char-shading-value="0" style:font-size-asian="14pt" style:font-size-complex="14pt"/>
    </style:style>
    <style:style style:name="T109" style:family="text">
      <style:text-properties fo:color="#0000ff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10" style:family="text">
      <style:text-properties fo:color="#0000ff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11" style:family="text">
      <style:text-properties fo:color="#0000ff" loext:opacity="100%" style:font-name="Droid Sans Mono" fo:font-size="10.5pt" fo:font-weight="normal" officeooo:rsid="015257d6" fo:background-color="#ffffff" loext:char-shading-value="0" style:font-size-asian="14pt" style:font-size-complex="14pt"/>
    </style:style>
    <style:style style:name="T112" style:family="text">
      <style:text-properties fo:color="#0000ff" loext:opacity="100%" style:font-name="Droid Sans Mono" fo:font-size="10.5pt" fo:font-weight="normal" officeooo:rsid="008dee76" fo:background-color="#ffffff" loext:char-shading-value="0"/>
    </style:style>
    <style:style style:name="T113" style:family="text">
      <style:text-properties fo:color="#0000ff" loext:opacity="100%" style:font-name="Droid Sans Mono" fo:font-size="10.5pt" fo:font-weight="normal" officeooo:rsid="00d7cbf2" fo:background-color="#ffffff" loext:char-shading-value="0"/>
    </style:style>
    <style:style style:name="T114" style:family="text">
      <style:text-properties fo:color="#0000ff" loext:opacity="100%" style:font-size-asian="12.25pt" style:font-size-complex="14pt"/>
    </style:style>
    <style:style style:name="T115" style:family="text">
      <style:text-properties fo:color="#001080" loext:opacity="100%"/>
    </style:style>
    <style:style style:name="T116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17" style:family="text">
      <style:text-properties fo:color="#001080" loext:opacity="100%" style:font-name="Droid Sans Mono" fo:font-size="10.5pt" fo:font-weight="normal" officeooo:rsid="0068d671" fo:background-color="#ffffff" loext:char-shading-value="0"/>
    </style:style>
    <style:style style:name="T118" style:family="text">
      <style:text-properties fo:color="#001080" loext:opacity="100%" style:font-name="Droid Sans Mono" fo:font-size="10.5pt" fo:font-weight="normal" officeooo:rsid="008612c5" fo:background-color="#ffffff" loext:char-shading-value="0" style:font-size-asian="12.25pt" style:font-size-complex="14pt"/>
    </style:style>
    <style:style style:name="T119" style:family="text">
      <style:text-properties fo:color="#001080" loext:opacity="100%" style:font-name="Droid Sans Mono" fo:font-size="10.5pt" fo:font-weight="normal" officeooo:rsid="00870bd7" fo:background-color="#ffffff" loext:char-shading-value="0" style:font-size-asian="12.25pt" style:font-size-complex="14pt"/>
    </style:style>
    <style:style style:name="T120" style:family="text">
      <style:text-properties fo:color="#001080" loext:opacity="100%" style:font-name="Droid Sans Mono" fo:font-size="10.5pt" fo:font-weight="normal" officeooo:rsid="008c09e2" fo:background-color="#ffffff" loext:char-shading-value="0" style:font-size-asian="12.25pt" style:font-size-complex="14pt"/>
    </style:style>
    <style:style style:name="T121" style:family="text">
      <style:text-properties fo:color="#001080" loext:opacity="100%" style:font-name="Droid Sans Mono" fo:font-size="10.5pt" fo:font-weight="normal" officeooo:rsid="008d84b5" fo:background-color="#ffffff" loext:char-shading-value="0" style:font-size-asian="12.25pt" style:font-size-complex="14pt"/>
    </style:style>
    <style:style style:name="T122" style:family="text">
      <style:text-properties fo:color="#001080" loext:opacity="100%" style:font-name="Droid Sans Mono" fo:font-size="10.5pt" fo:font-weight="normal" officeooo:rsid="00a2c644" fo:background-color="#ffffff" loext:char-shading-value="0" style:font-size-asian="12.25pt" style:font-size-complex="14pt"/>
    </style:style>
    <style:style style:name="T123" style:family="text">
      <style:text-properties fo:color="#001080" loext:opacity="100%" style:font-name="Droid Sans Mono" fo:font-size="10.5pt" fo:font-weight="normal" officeooo:rsid="00c7b9f7" fo:background-color="#ffffff" loext:char-shading-value="0" style:font-size-asian="12.25pt" style:font-size-complex="14pt"/>
    </style:style>
    <style:style style:name="T124" style:family="text">
      <style:text-properties fo:color="#001080" loext:opacity="100%" style:font-name="Droid Sans Mono" fo:font-size="10.5pt" fo:font-weight="normal" officeooo:rsid="00ce4f98" fo:background-color="#ffffff" loext:char-shading-value="0" style:font-size-asian="12.25pt" style:font-size-complex="14pt"/>
    </style:style>
    <style:style style:name="T125" style:family="text">
      <style:text-properties fo:color="#001080" loext:opacity="100%" style:font-name="Droid Sans Mono" fo:font-size="10.5pt" fo:font-weight="normal" officeooo:rsid="00ce6c70" fo:background-color="#ffffff" loext:char-shading-value="0" style:font-size-asian="12.25pt" style:font-size-complex="14pt"/>
    </style:style>
    <style:style style:name="T126" style:family="text">
      <style:text-properties fo:color="#001080" loext:opacity="100%" style:font-name="Droid Sans Mono" fo:font-size="10.5pt" fo:font-weight="normal" officeooo:rsid="013cf135" fo:background-color="#ffffff" loext:char-shading-value="0" style:font-size-asian="12.25pt" style:font-size-complex="14pt"/>
    </style:style>
    <style:style style:name="T127" style:family="text">
      <style:text-properties fo:color="#001080" loext:opacity="100%" style:font-name="Droid Sans Mono" fo:font-size="10.5pt" fo:font-weight="normal" officeooo:rsid="013d5404" fo:background-color="#ffffff" loext:char-shading-value="0" style:font-size-asian="12.25pt" style:font-size-complex="14pt"/>
    </style:style>
    <style:style style:name="T128" style:family="text">
      <style:text-properties fo:color="#001080" loext:opacity="100%" style:font-name="Droid Sans Mono" fo:font-size="10.5pt" fo:font-weight="normal" officeooo:rsid="006b172e" fo:background-color="#ffffff" loext:char-shading-value="0"/>
    </style:style>
    <style:style style:name="T129" style:family="text">
      <style:text-properties fo:color="#001080" loext:opacity="100%" style:font-name="Droid Sans Mono" fo:font-size="10.5pt" fo:font-weight="normal" officeooo:rsid="00718d50" fo:background-color="#ffffff" loext:char-shading-value="0"/>
    </style:style>
    <style:style style:name="T130" style:family="text">
      <style:text-properties fo:color="#001080" loext:opacity="100%" style:font-name="Droid Sans Mono" fo:font-size="10.5pt" fo:font-weight="normal" officeooo:rsid="0075f6b4" fo:background-color="#ffffff" loext:char-shading-value="0"/>
    </style:style>
    <style:style style:name="T131" style:family="text">
      <style:text-properties fo:color="#00108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32" style:family="text">
      <style:text-properties fo:color="#001080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33" style:family="text">
      <style:text-properties fo:color="#001080" loext:opacity="100%" style:font-name="Droid Sans Mono" fo:font-size="10.5pt" fo:font-weight="normal" officeooo:rsid="00e56d78" fo:background-color="#ffffff" loext:char-shading-value="0" style:font-size-asian="14pt" style:font-size-complex="14pt"/>
    </style:style>
    <style:style style:name="T134" style:family="text">
      <style:text-properties fo:color="#001080" loext:opacity="100%" style:font-name="Droid Sans Mono" fo:font-size="10.5pt" fo:font-weight="normal" officeooo:rsid="010275ec" fo:background-color="#ffffff" loext:char-shading-value="0" style:font-size-asian="14pt" style:font-size-complex="14pt"/>
    </style:style>
    <style:style style:name="T135" style:family="text">
      <style:text-properties fo:color="#001080" loext:opacity="100%" style:font-name="Droid Sans Mono" fo:font-size="10.5pt" fo:font-weight="normal" officeooo:rsid="014dc4cc" fo:background-color="#ffffff" loext:char-shading-value="0" style:font-size-asian="14pt" style:font-size-complex="14pt"/>
    </style:style>
    <style:style style:name="T136" style:family="text">
      <style:text-properties fo:color="#001080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37" style:family="text">
      <style:text-properties fo:color="#001080" loext:opacity="100%" style:font-name="Droid Sans Mono" fo:font-size="10.5pt" fo:font-weight="normal" officeooo:rsid="003a4bdf" fo:background-color="#ffffff" loext:char-shading-value="0" style:font-size-asian="14pt" style:font-weight-asian="normal" style:font-size-complex="14pt" style:font-weight-complex="normal"/>
    </style:style>
    <style:style style:name="T138" style:family="text">
      <style:text-properties fo:color="#001080" loext:opacity="100%" style:font-name="Droid Sans Mono" fo:font-size="10.5pt" fo:font-weight="normal" officeooo:rsid="00824008" fo:background-color="#ffffff" loext:char-shading-value="0" style:font-size-asian="10.5pt" style:font-size-complex="10.5pt"/>
    </style:style>
    <style:style style:name="T139" style:family="text">
      <style:text-properties fo:color="#001080" loext:opacity="100%" style:font-name="Droid Sans Mono" fo:font-size="10.5pt" fo:font-weight="normal" officeooo:rsid="00afeab1" fo:background-color="#ffffff" loext:char-shading-value="0" style:font-size-asian="10.5pt" style:font-size-complex="10.5pt"/>
    </style:style>
    <style:style style:name="T140" style:family="text">
      <style:text-properties fo:color="#001080" loext:opacity="100%" style:font-name="Droid Sans Mono" fo:font-size="10.5pt" fo:font-weight="normal" officeooo:rsid="00db607d" fo:background-color="#ffffff" loext:char-shading-value="0" style:font-size-asian="10.5pt" style:font-size-complex="10.5pt"/>
    </style:style>
    <style:style style:name="T141" style:family="text">
      <style:text-properties fo:color="#001080" loext:opacity="100%" style:font-name="Droid Sans Mono" fo:font-size="10.5pt" fo:font-weight="normal" officeooo:rsid="00f129ba" fo:background-color="#ffffff" loext:char-shading-value="0" style:font-size-asian="10.5pt" style:font-size-complex="10.5pt"/>
    </style:style>
    <style:style style:name="T142" style:family="text">
      <style:text-properties fo:color="#001080" loext:opacity="100%" style:font-name="Droid Sans Mono" fo:font-size="10.5pt" fo:font-weight="normal" officeooo:rsid="00f2525c" fo:background-color="#ffffff" loext:char-shading-value="0" style:font-size-asian="10.5pt" style:font-size-complex="10.5pt"/>
    </style:style>
    <style:style style:name="T143" style:family="text">
      <style:text-properties fo:color="#001080" loext:opacity="100%" style:font-name="Droid Sans Mono" fo:font-size="10.5pt" fo:font-weight="normal" officeooo:rsid="00fa8983" fo:background-color="#ffffff" loext:char-shading-value="0" style:font-size-asian="10.5pt" style:font-size-complex="10.5pt"/>
    </style:style>
    <style:style style:name="T144" style:family="text">
      <style:text-properties fo:color="#001080" loext:opacity="100%" style:font-name="Droid Sans Mono" fo:font-size="10.5pt" fo:font-weight="normal" officeooo:rsid="0085135f" fo:background-color="#ffffff" loext:char-shading-value="0"/>
    </style:style>
    <style:style style:name="T145" style:family="text">
      <style:text-properties fo:color="#001080" loext:opacity="100%" style:font-name="Droid Sans Mono" fo:font-size="10.5pt" fo:font-weight="normal" officeooo:rsid="003a4bdf" fo:background-color="#ffffff" loext:char-shading-value="0" style:font-weight-asian="normal" style:font-weight-complex="normal"/>
    </style:style>
    <style:style style:name="T146" style:family="text">
      <style:text-properties fo:color="#001080" loext:opacity="100%" style:font-name="Droid Sans Mono" fo:font-size="10.5pt" fo:font-weight="normal" officeooo:rsid="008dee76" fo:background-color="#ffffff" loext:char-shading-value="0"/>
    </style:style>
    <style:style style:name="T147" style:family="text">
      <style:text-properties fo:color="#001080" loext:opacity="100%" style:font-name="Droid Sans Mono" fo:font-size="10.5pt" fo:font-weight="normal" officeooo:rsid="00963289" fo:background-color="#ffffff" loext:char-shading-value="0"/>
    </style:style>
    <style:style style:name="T148" style:family="text">
      <style:text-properties fo:color="#001080" loext:opacity="100%" style:font-name="Droid Sans Mono" fo:font-size="10.5pt" fo:font-weight="normal" officeooo:rsid="0098bc2a" fo:background-color="#ffffff" loext:char-shading-value="0"/>
    </style:style>
    <style:style style:name="T149" style:family="text">
      <style:text-properties fo:color="#001080" loext:opacity="100%" style:font-name="Droid Sans Mono" fo:font-size="10.5pt" fo:font-weight="normal" officeooo:rsid="00a0abde" fo:background-color="#ffffff" loext:char-shading-value="0"/>
    </style:style>
    <style:style style:name="T150" style:family="text">
      <style:text-properties fo:color="#001080" loext:opacity="100%" style:font-name="Droid Sans Mono" fo:font-size="10.5pt" fo:font-weight="normal" officeooo:rsid="009fa2ee" fo:background-color="#ffffff" loext:char-shading-value="0"/>
    </style:style>
    <style:style style:name="T151" style:family="text">
      <style:text-properties fo:color="#001080" loext:opacity="100%" style:font-name="Droid Sans Mono" fo:font-size="10.5pt" fo:font-weight="normal" officeooo:rsid="00a29f8a" fo:background-color="#ffffff" loext:char-shading-value="0"/>
    </style:style>
    <style:style style:name="T152" style:family="text">
      <style:text-properties fo:color="#001080" loext:opacity="100%" style:font-name="Droid Sans Mono" fo:font-size="10.5pt" fo:font-weight="normal" officeooo:rsid="00a597eb" fo:background-color="#ffffff" loext:char-shading-value="0"/>
    </style:style>
    <style:style style:name="T153" style:family="text">
      <style:text-properties fo:color="#001080" loext:opacity="100%" style:font-name="Droid Sans Mono" fo:font-size="10.5pt" fo:font-weight="normal" officeooo:rsid="00c550ca" fo:background-color="#ffffff" loext:char-shading-value="0"/>
    </style:style>
    <style:style style:name="T154" style:family="text">
      <style:text-properties fo:color="#001080" loext:opacity="100%" style:font-name="Droid Sans Mono" fo:font-size="10.5pt" fo:font-weight="normal" officeooo:rsid="00c7a3dc" fo:background-color="#ffffff" loext:char-shading-value="0"/>
    </style:style>
    <style:style style:name="T155" style:family="text">
      <style:text-properties fo:color="#001080" loext:opacity="100%" style:font-name="Droid Sans Mono" fo:font-size="10.5pt" fo:font-weight="normal" officeooo:rsid="00d34dd4" fo:background-color="#ffffff" loext:char-shading-value="0"/>
    </style:style>
    <style:style style:name="T156" style:family="text">
      <style:text-properties fo:color="#001080" loext:opacity="100%" style:font-name="Droid Sans Mono" fo:font-size="10.5pt" fo:font-weight="normal" officeooo:rsid="00db607d" fo:background-color="#ffffff" loext:char-shading-value="0"/>
    </style:style>
    <style:style style:name="T157" style:family="text">
      <style:text-properties fo:color="#001080" loext:opacity="100%" style:font-name="Droid Sans Mono" fo:font-size="10.5pt" fo:font-weight="normal" officeooo:rsid="00de6298" fo:background-color="#ffffff" loext:char-shading-value="0"/>
    </style:style>
    <style:style style:name="T158" style:family="text">
      <style:text-properties fo:color="#001080" loext:opacity="100%" style:font-name="Droid Sans Mono" fo:font-size="10.5pt" fo:font-weight="normal" officeooo:rsid="00e2dbfd" fo:background-color="#ffffff" loext:char-shading-value="0"/>
    </style:style>
    <style:style style:name="T159" style:family="text">
      <style:text-properties fo:color="#001080" loext:opacity="100%" style:font-name="Droid Sans Mono" fo:font-size="10.5pt" fo:font-weight="normal" officeooo:rsid="00e56d78" fo:background-color="#ffffff" loext:char-shading-value="0"/>
    </style:style>
    <style:style style:name="T160" style:family="text">
      <style:text-properties fo:color="#001080" loext:opacity="100%" style:font-name="Droid Sans Mono" fo:font-size="10.5pt" fo:font-weight="normal" officeooo:rsid="01050f08" fo:background-color="#ffffff" loext:char-shading-value="0"/>
    </style:style>
    <style:style style:name="T161" style:family="text">
      <style:text-properties fo:color="#001080" loext:opacity="100%" style:font-name="Droid Sans Mono" fo:font-size="10.5pt" fo:font-weight="normal" officeooo:rsid="010bd9c6" fo:background-color="#ffffff" loext:char-shading-value="0"/>
    </style:style>
    <style:style style:name="T162" style:family="text">
      <style:text-properties fo:color="#001080" loext:opacity="100%" style:font-name="Droid Sans Mono" fo:font-size="10.5pt" fo:font-weight="normal" officeooo:rsid="013cf135" fo:background-color="#ffffff" loext:char-shading-value="0"/>
    </style:style>
    <style:style style:name="T163" style:family="text">
      <style:text-properties fo:color="#001080" loext:opacity="100%" style:font-size-asian="12.25pt" style:font-size-complex="14pt"/>
    </style:style>
    <style:style style:name="T16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65" style:family="text">
      <style:text-properties fo:color="#000000" loext:opacity="100%" style:font-name="Droid Sans Mono" fo:font-size="10.5pt" fo:font-weight="normal" officeooo:rsid="0068d671" fo:background-color="#ffffff" loext:char-shading-value="0"/>
    </style:style>
    <style:style style:name="T166" style:family="text">
      <style:text-properties fo:color="#000000" loext:opacity="100%" style:font-name="Droid Sans Mono" fo:font-size="10.5pt" fo:font-weight="normal" officeooo:rsid="0075f6b4" fo:background-color="#ffffff" loext:char-shading-value="0"/>
    </style:style>
    <style:style style:name="T167" style:family="text">
      <style:text-properties fo:color="#00000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68" style:family="text">
      <style:text-properties fo:color="#000000" loext:opacity="100%" style:font-name="Droid Sans Mono" fo:font-size="10.5pt" fo:font-weight="normal" officeooo:rsid="007ac9ac" fo:background-color="#ffffff" loext:char-shading-value="0" style:font-size-asian="14pt" style:font-size-complex="14pt"/>
    </style:style>
    <style:style style:name="T169" style:family="text">
      <style:text-properties fo:color="#000000" loext:opacity="100%" style:font-name="Droid Sans Mono" fo:font-size="10.5pt" fo:font-weight="normal" officeooo:rsid="0148985a" fo:background-color="#ffffff" loext:char-shading-value="0" style:font-size-asian="12.25pt" style:font-size-complex="14pt"/>
    </style:style>
    <style:style style:name="T170" style:family="text">
      <style:text-properties fo:color="#000000" loext:opacity="100%" style:font-name="Droid Sans Mono" fo:font-size="10.5pt" fo:font-weight="normal" officeooo:rsid="012c4a66" fo:background-color="#ffffff" loext:char-shading-value="0"/>
    </style:style>
    <style:style style:name="T171" style:family="text">
      <style:text-properties fo:color="#000000" loext:opacity="100%" style:font-name="Liberation Serif" fo:font-size="14pt" fo:font-weight="normal" fo:background-color="#ffffff" loext:char-shading-value="0" style:font-size-asian="14pt" style:font-size-complex="14pt"/>
    </style:style>
    <style:style style:name="T172" style:family="text">
      <style:text-properties fo:color="#000000" loext:opacity="100%" style:font-name="Liberation Serif" fo:font-size="14pt" fo:font-weight="normal" officeooo:rsid="0068d671" fo:background-color="#ffffff" loext:char-shading-value="0" style:font-size-asian="14pt" style:font-size-complex="14pt"/>
    </style:style>
    <style:style style:name="T173" style:family="text">
      <style:text-properties fo:color="#000000" loext:opacity="100%" style:font-name="Liberation Serif" fo:font-size="14pt" fo:font-weight="normal" officeooo:rsid="0074f71b" fo:background-color="#ffffff" loext:char-shading-value="0" style:font-size-asian="14pt" style:font-size-complex="14pt"/>
    </style:style>
    <style:style style:name="T174" style:family="text">
      <style:text-properties fo:color="#000000" loext:opacity="100%" style:font-name="Liberation Serif" fo:font-size="14pt" fo:font-weight="normal" officeooo:rsid="0079757e" fo:background-color="#ffffff" loext:char-shading-value="0" style:font-size-asian="14pt" style:font-size-complex="14pt"/>
    </style:style>
    <style:style style:name="T175" style:family="text">
      <style:text-properties fo:color="#000000" loext:opacity="100%" style:font-name="Liberation Serif" fo:font-size="14pt" fo:font-weight="normal" officeooo:rsid="007ab7bd" fo:background-color="#ffffff" loext:char-shading-value="0" style:font-size-asian="14pt" style:font-size-complex="14pt"/>
    </style:style>
    <style:style style:name="T176" style:family="text">
      <style:text-properties fo:color="#000000" loext:opacity="100%" style:font-name="Liberation Serif" fo:font-size="14pt" fo:font-weight="normal" officeooo:rsid="007ac9ac" fo:background-color="#ffffff" loext:char-shading-value="0" style:font-size-asian="14pt" style:font-size-complex="14pt"/>
    </style:style>
    <style:style style:name="T177" style:family="text">
      <style:text-properties fo:color="#000000" loext:opacity="100%" style:font-name="Liberation Serif" fo:font-size="14pt" fo:font-weight="normal" officeooo:rsid="007a89b2" fo:background-color="#ffffff" loext:char-shading-value="0" style:font-size-asian="14pt" style:font-size-complex="14pt"/>
    </style:style>
    <style:style style:name="T178" style:family="text">
      <style:text-properties fo:color="#000000" loext:opacity="100%" style:font-name="Liberation Serif" fo:font-size="14pt" fo:font-weight="normal" officeooo:rsid="007c402f" fo:background-color="#ffffff" loext:char-shading-value="0" style:font-size-asian="14pt" style:font-size-complex="14pt"/>
    </style:style>
    <style:style style:name="T179" style:family="text">
      <style:text-properties fo:color="#000000" loext:opacity="100%" style:font-name="Liberation Serif" fo:font-size="14pt" fo:font-weight="normal" officeooo:rsid="00883d47" fo:background-color="#ffffff" loext:char-shading-value="0" style:font-size-asian="14pt" style:font-size-complex="14pt"/>
    </style:style>
    <style:style style:name="T180" style:family="text">
      <style:text-properties fo:color="#000000" loext:opacity="100%" style:font-name="Liberation Serif" fo:font-size="14pt" fo:font-weight="normal" officeooo:rsid="008c09e2" fo:background-color="#ffffff" loext:char-shading-value="0" style:font-size-asian="14pt" style:font-size-complex="14pt"/>
    </style:style>
    <style:style style:name="T181" style:family="text">
      <style:text-properties fo:color="#000000" loext:opacity="100%" style:font-name="Liberation Serif" fo:font-size="14pt" fo:font-weight="normal" officeooo:rsid="008d84b5" fo:background-color="#ffffff" loext:char-shading-value="0" style:font-size-asian="14pt" style:font-size-complex="14pt"/>
    </style:style>
    <style:style style:name="T182" style:family="text">
      <style:text-properties fo:color="#000000" loext:opacity="100%" style:font-name="Liberation Serif" fo:font-size="14pt" fo:font-weight="normal" officeooo:rsid="008dee76" fo:background-color="#ffffff" loext:char-shading-value="0" style:font-size-asian="14pt" style:font-size-complex="14pt"/>
    </style:style>
    <style:style style:name="T183" style:family="text">
      <style:text-properties fo:color="#000000" loext:opacity="100%" style:font-name="Liberation Serif" fo:font-size="14pt" fo:font-weight="normal" officeooo:rsid="008f53d8" fo:background-color="#ffffff" loext:char-shading-value="0" style:font-size-asian="14pt" style:font-size-complex="14pt"/>
    </style:style>
    <style:style style:name="T184" style:family="text">
      <style:text-properties fo:color="#000000" loext:opacity="100%" style:font-name="Liberation Serif" fo:font-size="14pt" fo:font-weight="normal" officeooo:rsid="009009a9" fo:background-color="#ffffff" loext:char-shading-value="0" style:font-size-asian="14pt" style:font-size-complex="14pt"/>
    </style:style>
    <style:style style:name="T185" style:family="text">
      <style:text-properties fo:color="#000000" loext:opacity="100%" style:font-name="Liberation Serif" fo:font-size="14pt" fo:font-weight="normal" officeooo:rsid="009294ec" fo:background-color="#ffffff" loext:char-shading-value="0" style:font-size-asian="14pt" style:font-size-complex="14pt"/>
    </style:style>
    <style:style style:name="T186" style:family="text">
      <style:text-properties fo:color="#000000" loext:opacity="100%" style:font-name="Liberation Serif" fo:font-size="14pt" fo:font-weight="normal" officeooo:rsid="00939b5c" fo:background-color="#ffffff" loext:char-shading-value="0" style:font-size-asian="14pt" style:font-size-complex="14pt"/>
    </style:style>
    <style:style style:name="T187" style:family="text">
      <style:text-properties fo:color="#000000" loext:opacity="100%" style:font-name="Liberation Serif" fo:font-size="14pt" fo:font-weight="normal" officeooo:rsid="0094aad2" fo:background-color="#ffffff" loext:char-shading-value="0" style:font-size-asian="14pt" style:font-size-complex="14pt"/>
    </style:style>
    <style:style style:name="T188" style:family="text">
      <style:text-properties fo:color="#000000" loext:opacity="100%" style:font-name="Liberation Serif" fo:font-size="14pt" fo:font-weight="normal" officeooo:rsid="009ad97a" fo:background-color="#ffffff" loext:char-shading-value="0" style:font-size-asian="14pt" style:font-size-complex="14pt"/>
    </style:style>
    <style:style style:name="T189" style:family="text">
      <style:text-properties fo:color="#000000" loext:opacity="100%" style:font-name="Liberation Serif" fo:font-size="14pt" fo:font-weight="normal" officeooo:rsid="009b8e68" fo:background-color="#ffffff" loext:char-shading-value="0" style:font-size-asian="14pt" style:font-size-complex="14pt"/>
    </style:style>
    <style:style style:name="T190" style:family="text">
      <style:text-properties fo:color="#000000" loext:opacity="100%" style:font-name="Liberation Serif" fo:font-size="14pt" fo:font-weight="normal" officeooo:rsid="00a597eb" fo:background-color="#ffffff" loext:char-shading-value="0" style:font-size-asian="14pt" style:font-size-complex="14pt"/>
    </style:style>
    <style:style style:name="T191" style:family="text">
      <style:text-properties fo:color="#000000" loext:opacity="100%" style:font-name="Liberation Serif" fo:font-size="14pt" fo:font-weight="normal" officeooo:rsid="00a8963e" fo:background-color="#ffffff" loext:char-shading-value="0" style:font-size-asian="14pt" style:font-size-complex="14pt"/>
    </style:style>
    <style:style style:name="T192" style:family="text">
      <style:text-properties fo:color="#000000" loext:opacity="100%" style:font-name="Liberation Serif" fo:font-size="14pt" fo:font-weight="normal" officeooo:rsid="00acd1f2" fo:background-color="#ffffff" loext:char-shading-value="0" style:font-size-asian="14pt" style:font-size-complex="14pt"/>
    </style:style>
    <style:style style:name="T193" style:family="text">
      <style:text-properties fo:color="#000000" loext:opacity="100%" style:font-name="Liberation Serif" fo:font-size="14pt" fo:font-weight="normal" officeooo:rsid="00e56d78" fo:background-color="#ffffff" loext:char-shading-value="0" style:font-size-asian="14pt" style:font-size-complex="14pt"/>
    </style:style>
    <style:style style:name="T194" style:family="text">
      <style:text-properties fo:color="#000000" loext:opacity="100%" style:font-name="Liberation Serif" fo:font-size="14pt" fo:font-weight="normal" officeooo:rsid="00e5ad9b" fo:background-color="#ffffff" loext:char-shading-value="0" style:font-size-asian="14pt" style:font-size-complex="14pt"/>
    </style:style>
    <style:style style:name="T195" style:family="text">
      <style:text-properties fo:color="#000000" loext:opacity="100%" style:font-name="Liberation Serif" fo:font-size="14pt" fo:font-weight="normal" officeooo:rsid="006b62d1" fo:background-color="#ffffff" loext:char-shading-value="0" style:font-size-asian="14pt" style:font-size-complex="14pt"/>
    </style:style>
    <style:style style:name="T196" style:family="text">
      <style:text-properties fo:color="#000000" loext:opacity="100%" style:font-name="Liberation Serif" fo:font-size="14pt" fo:font-weight="normal" officeooo:rsid="00e9f9f5" fo:background-color="#ffffff" loext:char-shading-value="0" style:font-size-asian="14pt" style:font-size-complex="14pt"/>
    </style:style>
    <style:style style:name="T197" style:family="text">
      <style:text-properties fo:color="#000000" loext:opacity="100%" style:font-name="Liberation Serif" fo:font-size="14pt" fo:font-weight="normal" officeooo:rsid="00f129ba" fo:background-color="#ffffff" loext:char-shading-value="0" style:font-size-asian="14pt" style:font-size-complex="14pt"/>
    </style:style>
    <style:style style:name="T198" style:family="text">
      <style:text-properties fo:color="#000000" loext:opacity="100%" style:font-name="Liberation Serif" fo:font-size="14pt" fo:font-weight="normal" officeooo:rsid="00fa8983" fo:background-color="#ffffff" loext:char-shading-value="0" style:font-size-asian="14pt" style:font-size-complex="14pt"/>
    </style:style>
    <style:style style:name="T199" style:family="text">
      <style:text-properties fo:color="#000000" loext:opacity="100%" style:font-name="Liberation Serif" fo:font-size="14pt" fo:font-weight="normal" officeooo:rsid="00fb0477" fo:background-color="#ffffff" loext:char-shading-value="0" style:font-size-asian="14pt" style:font-size-complex="14pt"/>
    </style:style>
    <style:style style:name="T200" style:family="text">
      <style:text-properties fo:color="#000000" loext:opacity="100%" style:font-name="Liberation Serif" fo:font-size="14pt" fo:font-weight="normal" officeooo:rsid="00fff100" fo:background-color="#ffffff" loext:char-shading-value="0" style:font-size-asian="14pt" style:font-size-complex="14pt"/>
    </style:style>
    <style:style style:name="T201" style:family="text">
      <style:text-properties fo:color="#000000" loext:opacity="100%" style:font-name="Liberation Serif" fo:font-size="14pt" fo:font-weight="normal" officeooo:rsid="010275ec" fo:background-color="#ffffff" loext:char-shading-value="0" style:font-size-asian="14pt" style:font-size-complex="14pt"/>
    </style:style>
    <style:style style:name="T202" style:family="text">
      <style:text-properties fo:color="#000000" loext:opacity="100%" style:font-name="Liberation Serif" fo:font-size="14pt" fo:font-weight="normal" officeooo:rsid="0123f2e7" fo:background-color="#ffffff" loext:char-shading-value="0" style:font-size-asian="14pt" style:font-size-complex="14pt"/>
    </style:style>
    <style:style style:name="T203" style:family="text">
      <style:text-properties fo:color="#000000" loext:opacity="100%" style:font-name="Liberation Serif" fo:font-size="14pt" fo:font-weight="normal" officeooo:rsid="0125a5ee" fo:background-color="#ffffff" loext:char-shading-value="0" style:font-size-asian="14pt" style:font-size-complex="14pt"/>
    </style:style>
    <style:style style:name="T204" style:family="text">
      <style:text-properties fo:color="#000000" loext:opacity="100%" style:font-name="Liberation Serif" fo:font-size="14pt" fo:font-weight="normal" officeooo:rsid="01280156" fo:background-color="#ffffff" loext:char-shading-value="0" style:font-size-asian="14pt" style:font-size-complex="14pt"/>
    </style:style>
    <style:style style:name="T205" style:family="text">
      <style:text-properties fo:color="#000000" loext:opacity="100%" style:font-name="Liberation Serif" fo:font-size="14pt" fo:font-weight="normal" officeooo:rsid="012921c6" fo:background-color="#ffffff" loext:char-shading-value="0" style:font-size-asian="14pt" style:font-size-complex="14pt"/>
    </style:style>
    <style:style style:name="T206" style:family="text">
      <style:text-properties fo:color="#000000" loext:opacity="100%" style:font-name="Liberation Serif" fo:font-size="14pt" fo:font-weight="normal" officeooo:rsid="012c4a66" fo:background-color="#ffffff" loext:char-shading-value="0" style:font-size-asian="14pt" style:font-size-complex="14pt"/>
    </style:style>
    <style:style style:name="T207" style:family="text">
      <style:text-properties fo:color="#000000" loext:opacity="100%" style:font-name="Liberation Serif" fo:font-size="14pt" fo:font-weight="normal" officeooo:rsid="0133197b" fo:background-color="#ffffff" loext:char-shading-value="0" style:font-size-asian="14pt" style:font-size-complex="14pt"/>
    </style:style>
    <style:style style:name="T208" style:family="text">
      <style:text-properties fo:color="#000000" loext:opacity="100%" style:font-name="Liberation Serif" fo:font-size="14pt" fo:font-weight="normal" officeooo:rsid="0137a21a" fo:background-color="#ffffff" loext:char-shading-value="0" style:font-size-asian="14pt" style:font-size-complex="14pt"/>
    </style:style>
    <style:style style:name="T209" style:family="text">
      <style:text-properties fo:color="#000000" loext:opacity="100%" style:font-name="Liberation Serif" fo:font-size="14pt" fo:font-weight="normal" officeooo:rsid="013979fb" fo:background-color="#ffffff" loext:char-shading-value="0" style:font-size-asian="14pt" style:font-size-complex="14pt"/>
    </style:style>
    <style:style style:name="T210" style:family="text">
      <style:text-properties fo:color="#000000" loext:opacity="100%" style:font-name="Liberation Serif" fo:font-size="14pt" fo:font-weight="normal" officeooo:rsid="01471f17" fo:background-color="#ffffff" loext:char-shading-value="0" style:font-size-asian="14pt" style:font-size-complex="14pt"/>
    </style:style>
    <style:style style:name="T211" style:family="text">
      <style:text-properties fo:color="#000000" loext:opacity="100%" style:font-name="Liberation Serif" fo:font-size="14pt" fo:font-weight="normal" officeooo:rsid="0148985a" fo:background-color="#ffffff" loext:char-shading-value="0" style:font-size-asian="14pt" style:font-size-complex="14pt"/>
    </style:style>
    <style:style style:name="T212" style:family="text">
      <style:text-properties fo:color="#000000" loext:opacity="100%" style:font-name="Liberation Serif" fo:font-size="14pt" fo:font-weight="normal" officeooo:rsid="014bff66" fo:background-color="#ffffff" loext:char-shading-value="0" style:font-size-asian="14pt" style:font-size-complex="14pt"/>
    </style:style>
    <style:style style:name="T213" style:family="text">
      <style:text-properties fo:color="#000000" loext:opacity="100%" style:font-name="Liberation Serif" fo:font-size="14pt" fo:font-weight="normal" officeooo:rsid="014c59c7" fo:background-color="#ffffff" loext:char-shading-value="0" style:font-size-asian="14pt" style:font-size-complex="14pt"/>
    </style:style>
    <style:style style:name="T214" style:family="text">
      <style:text-properties fo:color="#000000" loext:opacity="100%" style:font-name="Liberation Serif" fo:font-size="14pt" fo:font-weight="normal" officeooo:rsid="014c7aef" fo:background-color="#ffffff" loext:char-shading-value="0" style:font-size-asian="14pt" style:font-size-complex="14pt"/>
    </style:style>
    <style:style style:name="T215" style:family="text">
      <style:text-properties fo:color="#000000" loext:opacity="100%" style:font-name="Liberation Serif" fo:font-size="14pt" fo:font-weight="normal" officeooo:rsid="014dc4cc" fo:background-color="#ffffff" loext:char-shading-value="0" style:font-size-asian="14pt" style:font-size-complex="14pt"/>
    </style:style>
    <style:style style:name="T216" style:family="text">
      <style:text-properties fo:color="#000000" loext:opacity="100%" style:font-name="Liberation Serif" fo:font-size="14pt" fo:font-weight="normal" officeooo:rsid="014e18d9" fo:background-color="#ffffff" loext:char-shading-value="0" style:font-size-asian="14pt" style:font-size-complex="14pt"/>
    </style:style>
    <style:style style:name="T217" style:family="text">
      <style:text-properties fo:color="#000000" loext:opacity="100%" style:font-name="Liberation Serif" fo:font-size="14pt" fo:font-weight="normal" officeooo:rsid="014f905f" fo:background-color="#ffffff" loext:char-shading-value="0" style:font-size-asian="14pt" style:font-size-complex="14pt"/>
    </style:style>
    <style:style style:name="T218" style:family="text">
      <style:text-properties fo:color="#000000" loext:opacity="100%" style:font-name="Liberation Serif" fo:font-size="14pt" fo:font-weight="normal" officeooo:rsid="0150d8d5" fo:background-color="#ffffff" loext:char-shading-value="0" style:font-size-asian="14pt" style:font-size-complex="14pt"/>
    </style:style>
    <style:style style:name="T219" style:family="text">
      <style:text-properties fo:color="#000000" loext:opacity="100%" style:font-name="Liberation Serif" fo:font-size="14pt" fo:font-weight="normal" officeooo:rsid="015257d6" fo:background-color="#ffffff" loext:char-shading-value="0" style:font-size-asian="14pt" style:font-size-complex="14pt"/>
    </style:style>
    <style:style style:name="T220" style:family="text">
      <style:text-properties fo:color="#000000" loext:opacity="100%" style:font-name="Liberation Serif" fo:font-size="14pt" fo:font-weight="normal" officeooo:rsid="0152ca3b" fo:background-color="#ffffff" loext:char-shading-value="0" style:font-size-asian="14pt" style:font-size-complex="14pt"/>
    </style:style>
    <style:style style:name="T221" style:family="text">
      <style:text-properties fo:color="#000000" loext:opacity="100%" style:font-name="Liberation Serif" fo:font-size="14pt" fo:font-weight="normal" officeooo:rsid="0154556e" fo:background-color="#ffffff" loext:char-shading-value="0" style:font-size-asian="14pt" style:font-size-complex="14pt"/>
    </style:style>
    <style:style style:name="T222" style:family="text">
      <style:text-properties fo:color="#000000" loext:opacity="100%" style:font-name="Liberation Serif" fo:font-size="14pt" fo:font-weight="normal" officeooo:rsid="0157bb44" fo:background-color="#ffffff" loext:char-shading-value="0" style:font-size-asian="14pt" style:font-size-complex="14pt"/>
    </style:style>
    <style:style style:name="T223" style:family="text">
      <style:text-properties fo:color="#000000" loext:opacity="100%" style:font-name="Liberation Serif" fo:font-size="14pt" fo:font-weight="normal" officeooo:rsid="0158e1a7" fo:background-color="#ffffff" loext:char-shading-value="0" style:font-size-asian="14pt" style:font-size-complex="14pt"/>
    </style:style>
    <style:style style:name="T224" style:family="text">
      <style:text-properties fo:color="#000000" loext:opacity="100%" style:font-name="Liberation Serif" fo:font-size="14pt" fo:font-weight="normal" officeooo:rsid="00f2525c" fo:background-color="#ffffff" loext:char-shading-value="0" style:font-size-asian="12.25pt" style:font-size-complex="14pt"/>
    </style:style>
    <style:style style:name="T225" style:family="text">
      <style:text-properties fo:color="#000000" loext:opacity="100%" style:font-name="Liberation Serif" fo:font-size="14pt" fo:font-weight="normal" officeooo:rsid="00fb5745" fo:background-color="#ffffff" loext:char-shading-value="0" style:font-size-asian="12.25pt" style:font-size-complex="14pt"/>
    </style:style>
    <style:style style:name="T226" style:family="text">
      <style:text-properties fo:color="#000000" loext:opacity="100%" style:font-name="Liberation Serif" fo:font-size="14pt" fo:font-weight="normal" officeooo:rsid="00fd2942" fo:background-color="#ffffff" loext:char-shading-value="0" style:font-size-asian="12.25pt" style:font-size-complex="14pt"/>
    </style:style>
    <style:style style:name="T227" style:family="text">
      <style:text-properties fo:color="#000000" loext:opacity="100%" style:font-name="Liberation Serif" fo:font-size="14pt" fo:font-weight="normal" officeooo:rsid="011b5239" fo:background-color="#ffffff" loext:char-shading-value="0" style:font-size-asian="12.25pt" style:font-size-complex="14pt"/>
    </style:style>
    <style:style style:name="T228" style:family="text">
      <style:text-properties fo:color="#000000" loext:opacity="100%" style:font-name="Liberation Serif" fo:font-size="14pt" fo:font-weight="normal" officeooo:rsid="011eedf7" fo:background-color="#ffffff" loext:char-shading-value="0" style:font-size-asian="12.25pt" style:font-size-complex="14pt"/>
    </style:style>
    <style:style style:name="T229" style:family="text">
      <style:text-properties fo:color="#098658" loext:opacity="100%"/>
    </style:style>
    <style:style style:name="T230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231" style:family="text">
      <style:text-properties officeooo:rsid="003957a5"/>
    </style:style>
    <style:style style:name="T232" style:family="text">
      <style:text-properties officeooo:rsid="004bacff"/>
    </style:style>
    <style:style style:name="T233" style:family="text">
      <style:text-properties fo:color="#267f99" loext:opacity="100%"/>
    </style:style>
    <style:style style:name="T234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235" style:family="text">
      <style:text-properties fo:color="#267f99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36" style:family="text">
      <style:text-properties fo:color="#267f99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237" style:family="text">
      <style:text-properties fo:color="#267f99" loext:opacity="100%" style:font-name="Droid Sans Mono" fo:font-size="10.5pt" fo:font-weight="normal" officeooo:rsid="00b88d0f" fo:background-color="#ffffff" loext:char-shading-value="0"/>
    </style:style>
    <style:style style:name="T238" style:family="text">
      <style:text-properties fo:color="#267f99" loext:opacity="100%" style:font-size-asian="12.25pt" style:font-size-complex="14pt"/>
    </style:style>
    <style:style style:name="T239" style:family="text">
      <style:text-properties fo:color="#a31515" loext:opacity="100%"/>
    </style:style>
    <style:style style:name="T240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241" style:family="text">
      <style:text-properties fo:color="#a31515" loext:opacity="100%" style:font-name="Droid Sans Mono" fo:font-size="10.5pt" fo:font-weight="normal" officeooo:rsid="012e9a3b" fo:background-color="#ffffff" loext:char-shading-value="0"/>
    </style:style>
    <style:style style:name="T242" style:family="text">
      <style:text-properties fo:color="#008000" loext:opacity="100%"/>
    </style:style>
    <style:style style:name="T243" style:family="text">
      <style:text-properties fo:color="#008000" loext:opacity="100%" officeooo:rsid="004d6e38"/>
    </style:style>
    <style:style style:name="T244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45" style:family="text">
      <style:text-properties fo:color="#008000" loext:opacity="100%" style:font-name="Droid Sans Mono" fo:font-size="10.5pt" fo:font-weight="normal" officeooo:rsid="00525e8f" fo:background-color="#ffffff" loext:char-shading-value="0"/>
    </style:style>
    <style:style style:name="T246" style:family="text">
      <style:text-properties fo:color="#008000" loext:opacity="100%" style:font-name="Droid Sans Mono" fo:font-size="10.5pt" fo:font-weight="normal" officeooo:rsid="004d6e38" fo:background-color="#ffffff" loext:char-shading-value="0"/>
    </style:style>
    <style:style style:name="T247" style:family="text">
      <style:text-properties fo:color="#008000" loext:opacity="100%" style:font-name="Droid Sans Mono" fo:font-size="10.5pt" fo:font-weight="normal" officeooo:rsid="00525e8f" fo:background-color="#ffffff" loext:char-shading-value="0" style:font-size-asian="12.25pt" style:font-size-complex="14pt"/>
    </style:style>
    <style:style style:name="T248" style:family="text">
      <style:text-properties fo:color="#008000" loext:opacity="100%" style:font-name="Droid Sans Mono" fo:font-size="10.5pt" fo:font-weight="normal" officeooo:rsid="0052f91a" fo:background-color="#ffffff" loext:char-shading-value="0" style:font-size-asian="12.25pt" style:font-size-complex="14pt"/>
    </style:style>
    <style:style style:name="T249" style:family="text">
      <style:text-properties fo:color="#008000" loext:opacity="100%" style:font-name="Droid Sans Mono" fo:font-size="10.5pt" fo:font-weight="normal" officeooo:rsid="00535c7f" fo:background-color="#ffffff" loext:char-shading-value="0" style:font-size-asian="12.25pt" style:font-size-complex="14pt"/>
    </style:style>
    <style:style style:name="T250" style:family="text">
      <style:text-properties fo:color="#008000" loext:opacity="100%" style:font-name="Droid Sans Mono" fo:font-size="10.5pt" fo:font-weight="normal" officeooo:rsid="0053e562" fo:background-color="#ffffff" loext:char-shading-value="0" style:font-size-asian="12.25pt" style:font-size-complex="14pt"/>
    </style:style>
    <style:style style:name="T251" style:family="text">
      <style:text-properties fo:color="#008000" loext:opacity="100%" style:font-name="Droid Sans Mono" fo:font-size="10.5pt" fo:font-weight="normal" officeooo:rsid="00ec1d2f" fo:background-color="#ffffff" loext:char-shading-value="0" style:font-size-asian="12.25pt" style:font-size-complex="14pt"/>
    </style:style>
    <style:style style:name="T252" style:family="text">
      <style:text-properties fo:color="#008000" loext:opacity="100%" style:font-name="Droid Sans Mono" fo:font-size="10.5pt" fo:font-weight="normal" officeooo:rsid="00ee111c" fo:background-color="#ffffff" loext:char-shading-value="0" style:font-size-asian="12.25pt" style:font-size-complex="14pt"/>
    </style:style>
    <style:style style:name="T253" style:family="text">
      <style:text-properties fo:color="#008000" loext:opacity="100%" style:font-name="Droid Sans Mono" fo:font-size="10.5pt" fo:font-weight="normal" officeooo:rsid="0101d6c8" fo:background-color="#ffffff" loext:char-shading-value="0" style:font-size-asian="12.25pt" style:font-size-complex="14pt"/>
    </style:style>
    <style:style style:name="T254" style:family="text">
      <style:text-properties fo:color="#008000" loext:opacity="100%" style:font-name="Droid Sans Mono" fo:font-size="10.5pt" fo:font-weight="normal" officeooo:rsid="00535c7f" fo:background-color="#ffffff" loext:char-shading-value="0"/>
    </style:style>
    <style:style style:name="T255" style:family="text">
      <style:text-properties fo:color="#008000" loext:opacity="100%" style:font-name="Droid Sans Mono" fo:font-size="10.5pt" fo:font-weight="normal" officeooo:rsid="00536122" fo:background-color="#ffffff" loext:char-shading-value="0"/>
    </style:style>
    <style:style style:name="T256" style:family="text">
      <style:text-properties fo:color="#008000" loext:opacity="100%" style:font-name="Droid Sans Mono" fo:font-size="10.5pt" fo:font-weight="normal" officeooo:rsid="00ec1d2f" fo:background-color="#ffffff" loext:char-shading-value="0"/>
    </style:style>
    <style:style style:name="T257" style:family="text">
      <style:text-properties fo:color="#008000" loext:opacity="100%" officeooo:rsid="00535c7f"/>
    </style:style>
    <style:style style:name="T258" style:family="text">
      <style:text-properties fo:color="#008000" loext:opacity="100%" officeooo:rsid="0053cd0f"/>
    </style:style>
    <style:style style:name="T259" style:family="text">
      <style:text-properties fo:color="#008000" loext:opacity="100%" officeooo:rsid="0053e562"/>
    </style:style>
    <style:style style:name="T260" style:family="text">
      <style:text-properties fo:color="#008000" loext:opacity="100%" officeooo:rsid="0054bad2"/>
    </style:style>
    <style:style style:name="T261" style:family="text">
      <style:text-properties officeooo:rsid="00574046"/>
    </style:style>
    <style:style style:name="T262" style:family="text">
      <style:text-properties fo:color="#795e26" loext:opacity="100%"/>
    </style:style>
    <style:style style:name="T263" style:family="text">
      <style:text-properties fo:color="#795e26" loext:opacity="100%" style:font-name="Droid Sans Mono" fo:font-size="10.5pt" fo:font-weight="normal" fo:background-color="#ffffff" loext:char-shading-value="0"/>
    </style:style>
    <style:style style:name="T264" style:family="text">
      <style:text-properties fo:color="#795e26" loext:opacity="100%" style:font-name="Droid Sans Mono" fo:font-size="10.5pt" fo:font-weight="normal" officeooo:rsid="006b62d1" fo:background-color="#ffffff" loext:char-shading-value="0"/>
    </style:style>
    <style:style style:name="T265" style:family="text">
      <style:text-properties fo:color="#795e26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266" style:family="text">
      <style:text-properties fo:color="#795e26" loext:opacity="100%" style:font-name="Droid Sans Mono" fo:font-size="10.5pt" fo:font-weight="normal" officeooo:rsid="0075f6b4" fo:background-color="#ffffff" loext:char-shading-value="0" style:font-size-asian="12.25pt" style:font-size-complex="14pt"/>
    </style:style>
    <style:style style:name="T267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268" style:family="text">
      <style:text-properties fo:color="#795e26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69" style:family="text">
      <style:text-properties fo:color="#795e26" loext:opacity="100%" style:font-name="Droid Sans Mono" fo:font-size="10.5pt" fo:font-weight="normal" officeooo:rsid="00837c76" fo:background-color="#ffffff" loext:char-shading-value="0" style:font-size-asian="12.25pt" style:font-size-complex="14pt"/>
    </style:style>
    <style:style style:name="T270" style:family="text">
      <style:text-properties fo:color="#795e26" loext:opacity="100%" style:font-name="Droid Sans Mono" fo:font-size="10.5pt" fo:font-weight="normal" officeooo:rsid="00be3720" fo:background-color="#ffffff" loext:char-shading-value="0" style:font-size-asian="12.25pt" style:font-size-complex="14pt"/>
    </style:style>
    <style:style style:name="T271" style:family="text">
      <style:text-properties fo:color="#795e26" loext:opacity="100%" style:font-name="Droid Sans Mono" fo:font-size="10.5pt" fo:font-weight="normal" officeooo:rsid="00c5a1fc" fo:background-color="#ffffff" loext:char-shading-value="0" style:font-size-asian="12.25pt" style:font-size-complex="14pt"/>
    </style:style>
    <style:style style:name="T272" style:family="text">
      <style:text-properties fo:color="#795e26" loext:opacity="100%" style:font-name="Droid Sans Mono" fo:font-size="10.5pt" fo:font-weight="normal" officeooo:rsid="00f7a229" fo:background-color="#ffffff" loext:char-shading-value="0" style:font-size-asian="12.25pt" style:font-size-complex="14pt"/>
    </style:style>
    <style:style style:name="T273" style:family="text">
      <style:text-properties fo:color="#795e26" loext:opacity="100%" style:font-name="Droid Sans Mono" fo:font-size="10.5pt" fo:font-weight="normal" officeooo:rsid="0103d762" fo:background-color="#ffffff" loext:char-shading-value="0" style:font-size-asian="12.25pt" style:font-size-complex="14pt"/>
    </style:style>
    <style:style style:name="T274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2.25pt" style:font-size-complex="14pt"/>
    </style:style>
    <style:style style:name="T275" style:family="text">
      <style:text-properties fo:color="#795e26" loext:opacity="100%" style:font-name="Droid Sans Mono" fo:font-size="10.5pt" fo:font-weight="normal" officeooo:rsid="0133197b" fo:background-color="#ffffff" loext:char-shading-value="0" style:font-size-asian="12.25pt" style:font-size-complex="14pt"/>
    </style:style>
    <style:style style:name="T276" style:family="text">
      <style:text-properties fo:color="#795e26" loext:opacity="100%" style:font-name="Droid Sans Mono" fo:font-size="10.5pt" fo:font-weight="normal" officeooo:rsid="0136e3dc" fo:background-color="#ffffff" loext:char-shading-value="0" style:font-size-asian="12.25pt" style:font-size-complex="14pt"/>
    </style:style>
    <style:style style:name="T277" style:family="text">
      <style:text-properties fo:color="#795e26" loext:opacity="100%" style:font-name="Droid Sans Mono" fo:font-size="10.5pt" fo:font-weight="normal" officeooo:rsid="013c0723" fo:background-color="#ffffff" loext:char-shading-value="0" style:font-size-asian="12.25pt" style:font-size-complex="14pt"/>
    </style:style>
    <style:style style:name="T278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4pt" style:font-size-complex="14pt"/>
    </style:style>
    <style:style style:name="T279" style:family="text">
      <style:text-properties fo:color="#795e26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280" style:family="text">
      <style:text-properties fo:color="#795e26" loext:opacity="100%" style:font-name="Droid Sans Mono" fo:font-size="10.5pt" fo:font-weight="normal" officeooo:rsid="009b8e68" fo:background-color="#ffffff" loext:char-shading-value="0" style:font-size-asian="14pt" style:font-size-complex="14pt"/>
    </style:style>
    <style:style style:name="T281" style:family="text">
      <style:text-properties fo:color="#795e26" loext:opacity="100%" style:font-name="Droid Sans Mono" fo:font-size="10.5pt" fo:font-weight="normal" officeooo:rsid="00a8963e" fo:background-color="#ffffff" loext:char-shading-value="0" style:font-size-asian="14pt" style:font-size-complex="14pt"/>
    </style:style>
    <style:style style:name="T282" style:family="text">
      <style:text-properties fo:color="#795e26" loext:opacity="100%" style:font-name="Droid Sans Mono" fo:font-size="10.5pt" fo:font-weight="normal" officeooo:rsid="006b62d1" fo:background-color="#ffffff" loext:char-shading-value="0" style:font-size-asian="14pt" style:font-size-complex="14pt"/>
    </style:style>
    <style:style style:name="T283" style:family="text">
      <style:text-properties fo:color="#795e26" loext:opacity="100%" style:font-name="Droid Sans Mono" fo:font-size="10.5pt" fo:font-weight="normal" officeooo:rsid="00fa8983" fo:background-color="#ffffff" loext:char-shading-value="0" style:font-size-asian="14pt" style:font-size-complex="14pt"/>
    </style:style>
    <style:style style:name="T284" style:family="text">
      <style:text-properties fo:color="#795e26" loext:opacity="100%" style:font-name="Droid Sans Mono" fo:font-size="10.5pt" fo:font-weight="normal" officeooo:rsid="0123f2e7" fo:background-color="#ffffff" loext:char-shading-value="0" style:font-size-asian="14pt" style:font-size-complex="14pt"/>
    </style:style>
    <style:style style:name="T285" style:family="text">
      <style:text-properties fo:color="#795e26" loext:opacity="100%" style:font-name="Droid Sans Mono" fo:font-size="10.5pt" fo:font-weight="normal" officeooo:rsid="014c59c7" fo:background-color="#ffffff" loext:char-shading-value="0" style:font-size-asian="14pt" style:font-size-complex="14pt"/>
    </style:style>
    <style:style style:name="T286" style:family="text">
      <style:text-properties fo:color="#795e26" loext:opacity="100%" style:font-name="Droid Sans Mono" fo:font-size="10.5pt" fo:font-weight="normal" officeooo:rsid="014f905f" fo:background-color="#ffffff" loext:char-shading-value="0" style:font-size-asian="14pt" style:font-size-complex="14pt"/>
    </style:style>
    <style:style style:name="T287" style:family="text">
      <style:text-properties fo:color="#795e26" loext:opacity="100%" style:font-name="Droid Sans Mono" fo:font-size="10.5pt" fo:font-weight="normal" officeooo:rsid="0152ca3b" fo:background-color="#ffffff" loext:char-shading-value="0" style:font-size-asian="14pt" style:font-size-complex="14pt"/>
    </style:style>
    <style:style style:name="T288" style:family="text">
      <style:text-properties fo:color="#795e26" loext:opacity="100%" style:font-name="Droid Sans Mono" fo:font-size="10.5pt" fo:font-weight="normal" officeooo:rsid="0157bb44" fo:background-color="#ffffff" loext:char-shading-value="0" style:font-size-asian="14pt" style:font-size-complex="14pt"/>
    </style:style>
    <style:style style:name="T289" style:family="text">
      <style:text-properties fo:color="#795e26" loext:opacity="100%" style:font-name="Droid Sans Mono" fo:font-size="10.5pt" fo:font-weight="normal" officeooo:rsid="009fa2ee" fo:background-color="#ffffff" loext:char-shading-value="0"/>
    </style:style>
    <style:style style:name="T290" style:family="text">
      <style:text-properties fo:color="#795e26" loext:opacity="100%" style:font-name="Droid Sans Mono" fo:font-size="10.5pt" fo:font-weight="normal" officeooo:rsid="00a2c644" fo:background-color="#ffffff" loext:char-shading-value="0"/>
    </style:style>
    <style:style style:name="T291" style:family="text">
      <style:text-properties fo:color="#795e26" loext:opacity="100%" style:font-name="Droid Sans Mono" fo:font-size="10.5pt" fo:font-weight="normal" officeooo:rsid="00a597eb" fo:background-color="#ffffff" loext:char-shading-value="0"/>
    </style:style>
    <style:style style:name="T292" style:family="text">
      <style:text-properties fo:color="#795e26" loext:opacity="100%" style:font-name="Droid Sans Mono" fo:font-size="10.5pt" fo:font-weight="normal" officeooo:rsid="00b1c825" fo:background-color="#ffffff" loext:char-shading-value="0"/>
    </style:style>
    <style:style style:name="T293" style:family="text">
      <style:text-properties fo:color="#795e26" loext:opacity="100%" style:font-name="Droid Sans Mono" fo:font-size="10.5pt" fo:font-weight="normal" officeooo:rsid="00b8d2c9" fo:background-color="#ffffff" loext:char-shading-value="0"/>
    </style:style>
    <style:style style:name="T294" style:family="text">
      <style:text-properties fo:color="#795e26" loext:opacity="100%" style:font-name="Droid Sans Mono" fo:font-size="10.5pt" fo:font-weight="normal" officeooo:rsid="00be3720" fo:background-color="#ffffff" loext:char-shading-value="0"/>
    </style:style>
    <style:style style:name="T295" style:family="text">
      <style:text-properties fo:color="#795e26" loext:opacity="100%" style:font-name="Droid Sans Mono" fo:font-size="10.5pt" fo:font-weight="normal" officeooo:rsid="00c5a1fc" fo:background-color="#ffffff" loext:char-shading-value="0"/>
    </style:style>
    <style:style style:name="T296" style:family="text">
      <style:text-properties fo:color="#795e26" loext:opacity="100%" style:font-name="Droid Sans Mono" fo:font-size="10.5pt" fo:font-weight="normal" officeooo:rsid="00d76a22" fo:background-color="#ffffff" loext:char-shading-value="0"/>
    </style:style>
    <style:style style:name="T297" style:family="text">
      <style:text-properties fo:color="#795e26" loext:opacity="100%" style:font-name="Droid Sans Mono" fo:font-size="10.5pt" fo:font-weight="normal" officeooo:rsid="00f7a229" fo:background-color="#ffffff" loext:char-shading-value="0"/>
    </style:style>
    <style:style style:name="T298" style:family="text">
      <style:text-properties fo:color="#795e26" loext:opacity="100%" style:font-name="Droid Sans Mono" fo:font-size="10.5pt" fo:font-weight="normal" officeooo:rsid="0109c8e6" fo:background-color="#ffffff" loext:char-shading-value="0"/>
    </style:style>
    <style:style style:name="T299" style:family="text">
      <style:text-properties fo:color="#795e26" loext:opacity="100%" style:font-name="Droid Sans Mono" fo:font-size="10.5pt" fo:font-weight="normal" officeooo:rsid="011476ed" fo:background-color="#ffffff" loext:char-shading-value="0" style:font-size-asian="10.5pt" style:font-size-complex="10.5pt"/>
    </style:style>
    <style:style style:name="T300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0.5pt" style:font-size-complex="10.5pt"/>
    </style:style>
    <style:style style:name="T301" style:family="text">
      <style:text-properties fo:color="#795e26" loext:opacity="100%" style:font-name="Droid Sans Mono" fo:font-size="10.5pt" fo:font-weight="normal" officeooo:rsid="011da876" fo:background-color="#ffffff" loext:char-shading-value="0" style:font-size-asian="10.5pt" style:font-size-complex="10.5pt"/>
    </style:style>
    <style:style style:name="T302" style:family="text">
      <style:text-properties fo:color="#795e26" loext:opacity="100%" style:font-name="Droid Sans Mono" fo:font-size="10.5pt" fo:font-weight="normal" officeooo:rsid="0137a21a" fo:background-color="#ffffff" loext:char-shading-value="0" style:font-size-asian="10.5pt" style:font-size-complex="10.5pt"/>
    </style:style>
    <style:style style:name="T303" style:family="text">
      <style:text-properties fo:color="#795e26" loext:opacity="100%" style:font-name="Droid Sans Mono" fo:font-size="10.5pt" fo:font-weight="normal" officeooo:rsid="013c3c2b" fo:background-color="#ffffff" loext:char-shading-value="0" style:font-size-asian="10.5pt" style:font-size-complex="10.5pt"/>
    </style:style>
    <style:style style:name="T304" style:family="text">
      <style:text-properties fo:color="#795e26" loext:opacity="100%" style:font-name="Droid Sans Mono" fo:font-size="10.5pt" fo:font-weight="normal" officeooo:rsid="013caf35" fo:background-color="#ffffff" loext:char-shading-value="0" style:font-size-asian="10.5pt" style:font-size-complex="10.5pt"/>
    </style:style>
    <style:style style:name="T305" style:family="text">
      <style:text-properties fo:color="#795e26" loext:opacity="100%" style:font-name="Droid Sans Mono" fo:font-size="10.5pt" fo:font-weight="normal" officeooo:rsid="013cf135" fo:background-color="#ffffff" loext:char-shading-value="0" style:font-size-asian="10.5pt" style:font-size-complex="10.5pt"/>
    </style:style>
    <style:style style:name="T306" style:family="text">
      <style:text-properties fo:color="#795e26" loext:opacity="100%" style:font-name="Droid Sans Mono" fo:font-size="10.5pt" fo:font-weight="normal" officeooo:rsid="013d5404" fo:background-color="#ffffff" loext:char-shading-value="0" style:font-size-asian="10.5pt" style:font-size-complex="10.5pt"/>
    </style:style>
    <style:style style:name="T307" style:family="text">
      <style:text-properties fo:color="#795e26" loext:opacity="100%" style:font-name="Droid Sans Mono" fo:font-size="10.5pt" fo:font-weight="normal" officeooo:rsid="014533e0" fo:background-color="#ffffff" loext:char-shading-value="0" style:font-size-asian="10.5pt" style:font-size-complex="10.5pt"/>
    </style:style>
    <style:style style:name="T308" style:family="text">
      <style:text-properties fo:color="#795e26" loext:opacity="100%" style:font-name="Droid Sans Mono" fo:font-size="10.5pt" fo:font-weight="normal" officeooo:rsid="01471f17" fo:background-color="#ffffff" loext:char-shading-value="0" style:font-size-asian="10.5pt" style:font-size-complex="10.5pt"/>
    </style:style>
    <style:style style:name="T309" style:family="text">
      <style:text-properties fo:color="#795e26" loext:opacity="100%" style:font-name="Droid Sans Mono" fo:font-size="10.5pt" fo:font-weight="normal" officeooo:rsid="0117688d" fo:background-color="#ffffff" loext:char-shading-value="0"/>
    </style:style>
    <style:style style:name="T310" style:family="text">
      <style:text-properties fo:color="#795e26" loext:opacity="100%" style:font-name="Droid Sans Mono" fo:font-size="10.5pt" fo:font-weight="normal" officeooo:rsid="011cb739" fo:background-color="#ffffff" loext:char-shading-value="0"/>
    </style:style>
    <style:style style:name="T311" style:family="text">
      <style:text-properties fo:color="#795e26" loext:opacity="100%" style:font-name="Droid Sans Mono" fo:font-size="10.5pt" fo:font-weight="normal" officeooo:rsid="0123f2e7" fo:background-color="#ffffff" loext:char-shading-value="0"/>
    </style:style>
    <style:style style:name="T312" style:family="text">
      <style:text-properties fo:color="#795e26" loext:opacity="100%" style:font-name="Droid Sans Mono" fo:font-size="14pt" fo:font-weight="normal" officeooo:rsid="011476ed" fo:background-color="#ffffff" loext:char-shading-value="0" style:font-size-asian="12.25pt" style:font-size-complex="14pt"/>
    </style:style>
    <style:style style:name="T313" style:family="text">
      <style:text-properties fo:color="#795e26" loext:opacity="100%" style:font-name="Droid Sans Mono" fo:font-size="14pt" fo:font-weight="normal" officeooo:rsid="013c3c2b" fo:background-color="#ffffff" loext:char-shading-value="0" style:font-size-asian="12.25pt" style:font-size-complex="14pt"/>
    </style:style>
    <style:style style:name="T314" style:family="text">
      <style:text-properties fo:color="#795e26" loext:opacity="100%" officeooo:rsid="00be3720"/>
    </style:style>
    <style:style style:name="T315" style:family="text">
      <style:text-properties fo:color="#ee0000" loext:opacity="100%"/>
    </style:style>
    <style:style style:name="T316" style:family="text">
      <style:text-properties style:font-size-asian="12.25pt" style:font-size-complex="14pt"/>
    </style:style>
    <style:style style:name="T317" style:family="text">
      <style:text-properties style:font-name="Liberation Serif" fo:font-size="14pt" officeooo:rsid="00602d31" style:font-size-asian="14pt"/>
    </style:style>
    <style:style style:name="T318" style:family="text">
      <style:text-properties officeooo:rsid="00614832"/>
    </style:style>
    <style:style style:name="T319" style:family="text">
      <style:text-properties officeooo:rsid="00619830"/>
    </style:style>
    <style:style style:name="T320" style:family="text">
      <style:text-properties officeooo:rsid="00643b79"/>
    </style:style>
    <style:style style:name="T321" style:family="text">
      <style:text-properties officeooo:rsid="0067f5fe"/>
    </style:style>
    <style:style style:name="T322" style:family="text">
      <style:text-properties officeooo:rsid="0068d671"/>
    </style:style>
    <style:style style:name="T323" style:family="text">
      <style:text-properties officeooo:rsid="006b172e"/>
    </style:style>
    <style:style style:name="T324" style:family="text">
      <style:text-properties officeooo:rsid="006b62d1"/>
    </style:style>
    <style:style style:name="T325" style:family="text">
      <style:text-properties officeooo:rsid="006e575a"/>
    </style:style>
    <style:style style:name="T326" style:family="text">
      <style:text-properties officeooo:rsid="00703493"/>
    </style:style>
    <style:style style:name="T327" style:family="text">
      <style:text-properties officeooo:rsid="00718d50"/>
    </style:style>
    <style:style style:name="T328" style:family="text">
      <style:text-properties officeooo:rsid="007353e8"/>
    </style:style>
    <style:style style:name="T329" style:family="text">
      <style:text-properties officeooo:rsid="0074f71b"/>
    </style:style>
    <style:style style:name="T330" style:family="text">
      <style:text-properties officeooo:rsid="0075f6b4"/>
    </style:style>
    <style:style style:name="T331" style:family="text">
      <style:text-properties officeooo:rsid="0077e646"/>
    </style:style>
    <style:style style:name="T332" style:family="text">
      <style:text-properties officeooo:rsid="0078623b"/>
    </style:style>
    <style:style style:name="T333" style:family="text">
      <style:text-properties officeooo:rsid="0079757e"/>
    </style:style>
    <style:style style:name="T334" style:family="text">
      <style:text-properties officeooo:rsid="007a89b2"/>
    </style:style>
    <style:style style:name="T335" style:family="text">
      <style:text-properties officeooo:rsid="00824008"/>
    </style:style>
    <style:style style:name="T336" style:family="text">
      <style:text-properties officeooo:rsid="00837c76"/>
    </style:style>
    <style:style style:name="T337" style:family="text">
      <style:text-properties officeooo:rsid="00847913"/>
    </style:style>
    <style:style style:name="T338" style:family="text">
      <style:text-properties officeooo:rsid="0085135f"/>
    </style:style>
    <style:style style:name="T339" style:family="text">
      <style:text-properties officeooo:rsid="008612c5"/>
    </style:style>
    <style:style style:name="T340" style:family="text">
      <style:text-properties officeooo:rsid="00870bd7"/>
    </style:style>
    <style:style style:name="T341" style:family="text">
      <style:text-properties officeooo:rsid="008cc8ad"/>
    </style:style>
    <style:style style:name="T342" style:family="text">
      <style:text-properties officeooo:rsid="008dee76"/>
    </style:style>
    <style:style style:name="T343" style:family="text">
      <style:text-properties officeooo:rsid="00963289"/>
    </style:style>
    <style:style style:name="T344" style:family="text">
      <style:text-properties officeooo:rsid="0098bc2a"/>
    </style:style>
    <style:style style:name="T345" style:family="text">
      <style:text-properties officeooo:rsid="009a88bf"/>
    </style:style>
    <style:style style:name="T346" style:family="text">
      <style:text-properties officeooo:rsid="009ccf02"/>
    </style:style>
    <style:style style:name="T347" style:family="text">
      <style:text-properties officeooo:rsid="009dc702"/>
    </style:style>
    <style:style style:name="T348" style:family="text">
      <style:text-properties officeooo:rsid="009fa2ee"/>
    </style:style>
    <style:style style:name="T349" style:family="text">
      <style:text-properties officeooo:rsid="00a1f2ba"/>
    </style:style>
    <style:style style:name="T350" style:family="text">
      <style:text-properties officeooo:rsid="00a29f8a"/>
    </style:style>
    <style:style style:name="T351" style:family="text">
      <style:text-properties officeooo:rsid="00a2c644"/>
    </style:style>
    <style:style style:name="T352" style:family="text">
      <style:text-properties officeooo:rsid="00a2d00c"/>
    </style:style>
    <style:style style:name="T353" style:family="text">
      <style:text-properties officeooo:rsid="00a597eb"/>
    </style:style>
    <style:style style:name="T354" style:family="text">
      <style:text-properties officeooo:rsid="00ac38b7"/>
    </style:style>
    <style:style style:name="T355" style:family="text">
      <style:text-properties officeooo:rsid="00ad747a"/>
    </style:style>
    <style:style style:name="T356" style:family="text">
      <style:text-properties officeooo:rsid="00afeab1"/>
    </style:style>
    <style:style style:name="T357" style:family="text">
      <style:text-properties officeooo:rsid="00b1c825"/>
    </style:style>
    <style:style style:name="T358" style:family="text">
      <style:text-properties officeooo:rsid="00b45f3e"/>
    </style:style>
    <style:style style:name="T359" style:family="text">
      <style:text-properties officeooo:rsid="00b63ec0"/>
    </style:style>
    <style:style style:name="T360" style:family="text">
      <style:text-properties officeooo:rsid="00b6d04c"/>
    </style:style>
    <style:style style:name="T361" style:family="text">
      <style:text-properties officeooo:rsid="00b7b44e"/>
    </style:style>
    <style:style style:name="T362" style:family="text">
      <style:text-properties officeooo:rsid="00b88d0f"/>
    </style:style>
    <style:style style:name="T363" style:family="text">
      <style:text-properties officeooo:rsid="00b8d2c9"/>
    </style:style>
    <style:style style:name="T364" style:family="text">
      <style:text-properties fo:color="#0070c1" loext:opacity="100%" style:font-name="Droid Sans Mono" fo:font-size="10.5pt" fo:font-weight="normal" fo:background-color="#ffffff" loext:char-shading-value="0"/>
    </style:style>
    <style:style style:name="T365" style:family="text">
      <style:text-properties fo:color="#0070c1" loext:opacity="100%" style:font-name="Droid Sans Mono" fo:font-size="10.5pt" fo:font-weight="normal" officeooo:rsid="00ba0757" fo:background-color="#ffffff" loext:char-shading-value="0" style:font-size-asian="12.25pt" style:font-size-complex="14pt"/>
    </style:style>
    <style:style style:name="T366" style:family="text">
      <style:text-properties fo:color="#0070c1" loext:opacity="100%" style:font-name="Droid Sans Mono" fo:font-size="10.5pt" fo:font-weight="normal" officeooo:rsid="00db607d" fo:background-color="#ffffff" loext:char-shading-value="0" style:font-size-asian="12.25pt" style:font-size-complex="14pt"/>
    </style:style>
    <style:style style:name="T367" style:family="text">
      <style:text-properties fo:color="#0070c1" loext:opacity="100%" style:font-name="Droid Sans Mono" fo:font-size="10.5pt" fo:font-weight="normal" officeooo:rsid="00f41f94" fo:background-color="#ffffff" loext:char-shading-value="0" style:font-size-asian="12.25pt" style:font-size-complex="14pt"/>
    </style:style>
    <style:style style:name="T368" style:family="text">
      <style:text-properties fo:color="#0070c1" loext:opacity="100%" style:font-name="Droid Sans Mono" fo:font-size="10.5pt" fo:font-weight="normal" officeooo:rsid="00fb0477" fo:background-color="#ffffff" loext:char-shading-value="0" style:font-size-asian="12.25pt" style:font-size-complex="14pt"/>
    </style:style>
    <style:style style:name="T369" style:family="text">
      <style:text-properties fo:color="#0070c1" loext:opacity="100%" style:font-name="Droid Sans Mono" fo:font-size="10.5pt" fo:font-weight="normal" officeooo:rsid="013cf135" fo:background-color="#ffffff" loext:char-shading-value="0"/>
    </style:style>
    <style:style style:name="T370" style:family="text">
      <style:text-properties officeooo:rsid="00bd2466"/>
    </style:style>
    <style:style style:name="T371" style:family="text">
      <style:text-properties officeooo:rsid="00bfaa31"/>
    </style:style>
    <style:style style:name="T372" style:family="text">
      <style:text-properties officeooo:rsid="00c550ca"/>
    </style:style>
    <style:style style:name="T373" style:family="text">
      <style:text-properties officeooo:rsid="00c5a1fc"/>
    </style:style>
    <style:style style:name="T374" style:family="text">
      <style:text-properties officeooo:rsid="00c7a3dc"/>
    </style:style>
    <style:style style:name="T375" style:family="text">
      <style:text-properties officeooo:rsid="00c9a511"/>
    </style:style>
    <style:style style:name="T376" style:family="text">
      <style:text-properties officeooo:rsid="00ca0b14"/>
    </style:style>
    <style:style style:name="T377" style:family="text">
      <style:text-properties officeooo:rsid="00cbcce6"/>
    </style:style>
    <style:style style:name="T378" style:family="text">
      <style:text-properties officeooo:rsid="00ccc154"/>
    </style:style>
    <style:style style:name="T379" style:family="text">
      <style:text-properties officeooo:rsid="00d0d703"/>
    </style:style>
    <style:style style:name="T380" style:family="text">
      <style:text-properties officeooo:rsid="00d1a60f"/>
    </style:style>
    <style:style style:name="T381" style:family="text">
      <style:text-properties officeooo:rsid="00d34dd4"/>
    </style:style>
    <style:style style:name="T382" style:family="text">
      <style:text-properties officeooo:rsid="00d76a22"/>
    </style:style>
    <style:style style:name="T383" style:family="text">
      <style:text-properties officeooo:rsid="00d7cbf2"/>
    </style:style>
    <style:style style:name="T384" style:family="text">
      <style:text-properties officeooo:rsid="00dafb29"/>
    </style:style>
    <style:style style:name="T385" style:family="text">
      <style:text-properties officeooo:rsid="00db607d"/>
    </style:style>
    <style:style style:name="T386" style:family="text">
      <style:text-properties officeooo:rsid="00de6298"/>
    </style:style>
    <style:style style:name="T387" style:family="text">
      <style:text-properties officeooo:rsid="00e2dbfd"/>
    </style:style>
    <style:style style:name="T388" style:family="text">
      <style:text-properties officeooo:rsid="00e56d78"/>
    </style:style>
    <style:style style:name="T389" style:family="text">
      <style:text-properties officeooo:rsid="00e5a788"/>
    </style:style>
    <style:style style:name="T390" style:family="text">
      <style:text-properties officeooo:rsid="00e7376d"/>
    </style:style>
    <style:style style:name="T391" style:family="text">
      <style:text-properties officeooo:rsid="00ec1d2f"/>
    </style:style>
    <style:style style:name="T392" style:family="text">
      <style:text-properties officeooo:rsid="00f7a229"/>
    </style:style>
    <style:style style:name="T393" style:family="text">
      <style:text-properties officeooo:rsid="00fa8983"/>
    </style:style>
    <style:style style:name="T394" style:family="text">
      <style:text-properties officeooo:rsid="00fede5c"/>
    </style:style>
    <style:style style:name="T395" style:family="text">
      <style:text-properties officeooo:rsid="00fff100"/>
    </style:style>
    <style:style style:name="T396" style:family="text">
      <style:text-properties officeooo:rsid="010430d8"/>
    </style:style>
    <style:style style:name="T397" style:family="text">
      <style:text-properties officeooo:rsid="01050f08"/>
    </style:style>
    <style:style style:name="T398" style:family="text">
      <style:text-properties officeooo:rsid="010542d2"/>
    </style:style>
    <style:style style:name="T399" style:family="text">
      <style:text-properties officeooo:rsid="0109c8e6"/>
    </style:style>
    <style:style style:name="T400" style:family="text">
      <style:text-properties officeooo:rsid="010bd9c6"/>
    </style:style>
    <style:style style:name="T401" style:family="text">
      <style:text-properties officeooo:rsid="010c3783"/>
    </style:style>
    <style:style style:name="T402" style:family="text">
      <style:text-properties officeooo:rsid="010d675e"/>
    </style:style>
    <style:style style:name="T403" style:family="text">
      <style:text-properties officeooo:rsid="010df61e"/>
    </style:style>
    <style:style style:name="T404" style:family="text">
      <style:text-properties officeooo:rsid="0111042b"/>
    </style:style>
    <style:style style:name="T405" style:family="text">
      <style:text-properties officeooo:rsid="01161be4"/>
    </style:style>
    <style:style style:name="T406" style:family="text">
      <style:text-properties officeooo:rsid="0117688d"/>
    </style:style>
    <style:style style:name="T407" style:family="text">
      <style:text-properties officeooo:rsid="011b5239"/>
    </style:style>
    <style:style style:name="T408" style:family="text">
      <style:text-properties officeooo:rsid="011cb739"/>
    </style:style>
    <style:style style:name="T409" style:family="text">
      <style:text-properties officeooo:rsid="011ee10f"/>
    </style:style>
    <style:style style:name="T410" style:family="text">
      <style:text-properties officeooo:rsid="011eedf7"/>
    </style:style>
    <style:style style:name="T411" style:family="text">
      <style:text-properties officeooo:rsid="012086ff"/>
    </style:style>
    <style:style style:name="T412" style:family="text">
      <style:text-properties officeooo:rsid="01229d20"/>
    </style:style>
    <style:style style:name="T413" style:family="text">
      <style:text-properties officeooo:rsid="0123f2e7"/>
    </style:style>
    <style:style style:name="T414" style:family="text">
      <style:text-properties officeooo:rsid="012a4aad"/>
    </style:style>
    <style:style style:name="T415" style:family="text">
      <style:text-properties officeooo:rsid="012acdbc"/>
    </style:style>
    <style:style style:name="T416" style:family="text">
      <style:text-properties officeooo:rsid="012c4a66"/>
    </style:style>
    <style:style style:name="T417" style:family="text">
      <style:text-properties officeooo:rsid="012e9a3b"/>
    </style:style>
    <style:style style:name="T418" style:family="text">
      <style:text-properties officeooo:rsid="012f2bd0"/>
    </style:style>
    <style:style style:name="T419" style:family="text">
      <style:text-properties officeooo:rsid="0130cc16"/>
    </style:style>
    <style:style style:name="T420" style:family="text">
      <style:text-properties officeooo:rsid="01311031"/>
    </style:style>
    <style:style style:name="T421" style:family="text">
      <style:text-properties officeooo:rsid="0131bf9a"/>
    </style:style>
    <style:style style:name="T422" style:family="text">
      <style:text-properties officeooo:rsid="0133197b"/>
    </style:style>
    <style:style style:name="T423" style:family="text">
      <style:text-properties officeooo:rsid="0136d4d8"/>
    </style:style>
    <style:style style:name="T424" style:family="text">
      <style:text-properties officeooo:rsid="0136e3dc"/>
    </style:style>
    <style:style style:name="T425" style:family="text">
      <style:text-properties officeooo:rsid="013b4b37"/>
    </style:style>
    <style:style style:name="T426" style:family="text">
      <style:text-properties officeooo:rsid="013caf35"/>
    </style:style>
    <style:style style:name="T427" style:family="text">
      <style:text-properties officeooo:rsid="013cf135"/>
    </style:style>
    <style:style style:name="T428" style:family="text">
      <style:text-properties officeooo:rsid="0148985a"/>
    </style:style>
    <style:style style:name="T429" style:family="text">
      <style:text-properties officeooo:rsid="014a7e7a"/>
    </style:style>
    <style:style style:name="T430" style:family="text">
      <style:text-properties officeooo:rsid="014affba"/>
    </style:style>
    <style:style style:name="T431" style:family="text">
      <style:text-properties officeooo:rsid="014bff66"/>
    </style:style>
    <style:style style:name="T432" style:family="text">
      <style:text-properties officeooo:rsid="014c59c7"/>
    </style:style>
    <style:style style:name="T433" style:family="text">
      <style:text-properties officeooo:rsid="014f5bdc"/>
    </style:style>
    <style:style style:name="T434" style:family="text">
      <style:text-properties officeooo:rsid="0157bb44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RefHeading___Toc4332_3004661642"/>АННОТАЦИЯ<text:bookmark-end text:name="__RefHeading___Toc4332_3004661642"/></text:p>
      <text:table-of-content text:style-name="Sect1" text:name="Table of Contents1">
        <text:table-of-content-source text:outline-level="10" text:use-index-source-styles="true">
          <text:index-title-template text:style-name="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</text:index-source-styles>
          <text:index-source-styles text:outline-level="2">
            <text:index-source-style text:style-name="Подзаголовок"/>
          </text:index-source-styles>
        </text:table-of-content-source>
        <text:index-body>
          <text:index-title text:style-name="Sect1" text:name="Table of Contents1_Head">
            <text:p text:style-name="P32">СОДЕРЖАНИЕ</text:p>
          </text:index-title>
          <text:p text:style-name="P1"><text:a xlink:type="simple" xlink:href="#__RefHeading___Toc4332_3004661642" text:style-name="Index_20_Link" text:visited-style-name="Index_20_Link"><text:span text:style-name="T1">АННОТАЦИЯ<text:tab/>1</text:span></text:a></text:p>
          <text:p text:style-name="P1"><text:a xlink:type="simple" xlink:href="#__RefHeading___Toc4856_3004661642" text:style-name="Index_20_Link" text:visited-style-name="Index_20_Link"><text:span text:style-name="T1">ВВЕДЕНИЕ<text:tab/>3</text:span></text:a></text:p>
          <text:p text:style-name="P1"><text:a xlink:type="simple" xlink:href="#__RefHeading___Toc87996_3004661642" text:style-name="Index_20_Link" text:visited-style-name="Index_20_Link"><text:span text:style-name="T1">1 НАЗНАЧЕНИЕ И ОБЛАСТЬ ПРИМЕНЕНИЯ ПРОГРАММЫ<text:tab/>4</text:span></text:a></text:p>
          <text:p text:style-name="P1"><text:a xlink:type="simple" xlink:href="#__RefHeading___Toc87999_3004661642" text:style-name="Index_20_Link" text:visited-style-name="Index_20_Link"><text:span text:style-name="T1">2 ТЕХНИЧЕСКИЕ ХАРАКТЕРИСТИКИ ПРОГРАММЫ<text:tab/>5</text:span></text:a></text:p>
          <text:p text:style-name="P2"><text:a xlink:type="simple" xlink:href="#__RefHeading___Toc126798_3004661642" text:style-name="Index_20_Link" text:visited-style-name="Index_20_Link"><text:span text:style-name="T1"><text:s/>2.1 Постановка задачи на разработку программы </text:span></text:a><text:a xlink:type="simple" xlink:href="#__RefHeading___Toc126798_3004661642" text:style-name="Index_20_Link" text:visited-style-name="Index_20_Link"><text:span text:style-name="T22">(Вариант 23)</text:span></text:a><text:a xlink:type="simple" xlink:href="#__RefHeading___Toc126798_3004661642" text:style-name="Index_20_Link" text:visited-style-name="Index_20_Link"><text:span text:style-name="T1"><text:tab/>5</text:span></text:a></text:p>
          <text:p text:style-name="P2"><text:a xlink:type="simple" xlink:href="#__RefHeading___Toc126805_3004661642" text:style-name="Index_20_Link" text:visited-style-name="Index_20_Link"><text:span text:style-name="T1"><text:s/>2.2 Применяемые математические методы<text:tab/>5</text:span></text:a></text:p>
          <text:p text:style-name="P2"><text:a xlink:type="simple" xlink:href="#__RefHeading___Toc126803_3004661642" text:style-name="Index_20_Link" text:visited-style-name="Index_20_Link"><text:span text:style-name="T1"><text:s/>2.3 Описание и обоснование выбора метода организации входных, выходных и промежуточных данных<text:tab/>5</text:span></text:a></text:p>
          <text:p text:style-name="P2"><text:a xlink:type="simple" xlink:href="#__RefHeading___Toc126801_3004661642" text:style-name="Index_20_Link" text:visited-style-name="Index_20_Link"><text:span text:style-name="T1">2.4 Разработка модульной структуры программы<text:tab/>6</text:span></text:a></text:p>
        </text:index-body>
      </text:table-of-content>
      <text:p text:style-name="P3"/>
      <text:p text:style-name="P33"><text:bookmark-start text:name="__RefHeading___Toc4856_3004661642"/>ВВЕДЕНИЕ<text:bookmark-end text:name="__RefHeading___Toc4856_3004661642"/></text:p>
      <text:p text:style-name="P4"><text:span text:style-name="T4"><text:tab/>В рамках настоящего курсового проектирования ведется разработка программы </text:span><text:span text:style-name="T5">по теме «Программа</text:span><text:span text:style-name="T4"> обработки данных о студентах» на основании документа – техническое задание и в рамках организации – Севастопольский государственный университет. </text:span><text:span text:style-name="T6">Дата выдачи задания: 09.09.2020.</text:span></text:p>
      <text:p text:style-name="P4"><text:span text:style-name="T6"><text:tab/></text:span><text:span text:style-name="T7">С появлением и широким распространением табличных процессоров, одним из самых известных представителей которых является Microsoft Exel, </text:span><text:span text:style-name="T9">и иных программ, позволяющих обрабатывать большие объёмы табличных данных без необходимости знания пользователем языков программирования, </text:span><text:span text:style-name="T7">написание у</text:span><text:span text:style-name="T8">з</text:span><text:span text:style-name="T7">коспециализированных программ, </text:span><text:span text:style-name="T9">примером которых является разрабатываемая программа, утратило свою актуальность, </text:span><text:span text:style-name="T20">что, тем не менее, никак не сказалось на возможности использования разработки программы, </text:span><text:span text:style-name="T21">преимуществом которой является простота,</text:span><text:span text:style-name="T20"> для закрепления знаний.</text:span></text:p>
      <text:p text:style-name="P35"><text:tab/>Целью курсового проектирования является систематизация, закрепление и углубление знаний в области основ программирования и совершенствование</text:p>
      <text:p text:style-name="P5"><text:span text:style-name="T9">практических навыков разработки программ на </text:span><text:span text:style-name="T19">языке</text:span><text:span text:style-name="T9"> Си </text:span><text:span text:style-name="T19">на примере</text:span><text:span text:style-name="T9"> разработк</text:span><text:span text:style-name="T19">и</text:span><text:span text:style-name="T9"> «программы </text:span><text:span text:style-name="T13">обработки данных о студентах»</text:span><text:span text:style-name="T9">, представляющей </text:span><text:span text:style-name="T14">собой</text:span><text:span text:style-name="T9"> упрощённое подобие базы данных и позволяющей выполнять различные операции над записями, </text:span><text:span text:style-name="T15">в том числе осуществление выборки 5 юношей и девушек с наиболее высокими баллами ЕГЭ в каждой группе.</text:span></text:p>
      <text:p text:style-name="P36"><text:tab/>Для достижения цели на разных этапах курсового проектирования должны быть решены следующие задачи:</text:p>
      <text:p text:style-name="P50">- выбор варианта задания и детализация поставки задачи;</text:p>
      <text:p text:style-name="P50">- определение требований к функциям, выполняемых разрабатываемой программой;</text:p>
      <text:p text:style-name="P50">- выбор типов и проектирование структур данных, определяющих способы представления, хранения и преобразования входных, выходных и промежуточных данных;</text:p>
      <text:p text:style-name="P50">- разработка модульной структуры программы, определение функций модулей и способов их взаимодействия;</text:p>
      <text:p text:style-name="P50">- написание текста программных модулей на алгоритмическом языке;</text:p>
      <text:p text:style-name="P50">- разработка тестовых примеров;</text:p>
      <text:p text:style-name="P50">- тестирование и отладка программы;</text:p>
      <text:p text:style-name="P50">- разработка программных документов в соответствии с действующими стандартами.</text:p>
      <text:p text:style-name="P37"/>
      <text:p text:style-name="P32"><text:bookmark-start text:name="__RefHeading___Toc87996_3004661642"/><text:span text:style-name="T81">1 </text:span>НАЗНАЧЕНИЕ И ОБЛАСТЬ ПРИМЕНЕНИЯ ПРОГРАММЫ<text:bookmark-end text:name="__RefHeading___Toc87996_3004661642"/></text:p>
      <text:p text:style-name="P7"><text:tab/>Программа предназначена <text:s/>для <text:span text:style-name="T10">организаци</text:span><text:span text:style-name="T3">и</text:span><text:span text:style-name="T10">, хранени</text:span><text:span text:style-name="T3">я</text:span><text:span text:style-name="T10">, </text:span><text:span text:style-name="T11">модификаци</text:span><text:span text:style-name="T3">и</text:span><text:span text:style-name="T11"> </text:span><text:span text:style-name="T12">записей </text:span><text:span text:style-name="T3">о студентах</text:span><text:span text:style-name="T10"> и предоставление удобного доступа к </text:span><text:span text:style-name="T12">ним</text:span><text:span text:style-name="T10"> через консольный пользовательский интерфейс.</text:span></text:p>
      <text:p text:style-name="P7"><text:span text:style-name="T16"><text:tab/>Областью применения программы может быть приёмная комиссия Севастопольского государственного университета </text:span><text:span text:style-name="T17">в случае отказа оной от использования значительно более продвинутого продукта 1С</text:span><text:span text:style-name="T16">, поскольку позволяет сортировать студентов по баллу ЕГЭ и дате поступления, </text:span><text:span text:style-name="T18">запоминает пол, ФИО, дату рождения, группу и форму обучения.</text:span></text:p>
      <text:p text:style-name="P32"><text:bookmark-start text:name="__RefHeading___Toc87999_3004661642"/><text:span text:style-name="T82">2 </text:span>ТЕХНИЧЕСКИЕ ХАРАКТЕРИСТИКИ ПРОГРАММЫ<text:bookmark-end text:name="__RefHeading___Toc87999_3004661642"/></text:p>
      <text:p text:style-name="Подзаголовок"><text:bookmark-start text:name="__RefHeading___Toc126798_3004661642"/><text:tab/>2.1 Постановка задачи на разработку программы <text:span text:style-name="T92">(</text:span><text:span text:style-name="T91">Вариант 23</text:span><text:span text:style-name="T92">)</text:span><text:bookmark-end text:name="__RefHeading___Toc126798_3004661642"/></text:p>
      <text:p text:style-name="P6"><text:tab/>Структура записей входного файла имеет следующий вид:</text:p>
      <text:p text:style-name="P15">- шифр группы (6 символов);</text:p>
      <text:p text:style-name="P15">- номер зачетной книжки студента;</text:p>
      <text:p text:style-name="P15">- ФИО студента;</text:p>
      <text:p text:style-name="P15">- пол;</text:p>
      <text:p text:style-name="P15">- форма обучения;</text:p>
      <text:p text:style-name="P15">- дата рождения;</text:p>
      <text:p text:style-name="P15">- дата поступления;</text:p>
      <text:p text:style-name="P15">- балл ЕГЭ.</text:p>
      <text:p text:style-name="P29">Разрабатываемая программа должна использовать меню-ориентированный интерфейс, обеспечивающий выполнение следующего минимального состава действий:</text:p>
      <text:p text:style-name="P15">- <text:span text:style-name="T93">н</text:span>ачальное создание таблицы;</text:p>
      <text:p text:style-name="P15">- <text:span text:style-name="T93">п</text:span>росмотр таблицы <text:span text:style-name="T93">с</text:span> возможность<text:span text:style-name="T93">ю </text:span>скроллинга;</text:p>
      <text:p text:style-name="P15">- <text:span text:style-name="T93">д</text:span>обавление новой записи в таблицу;</text:p>
      <text:p text:style-name="P15">- <text:span text:style-name="T93">у</text:span>даление записи <text:span text:style-name="T95">(по ключевому полю)</text:span>;</text:p>
      <text:p text:style-name="P15">- <text:span text:style-name="T94">к</text:span>орректировка записи в таблице <text:span text:style-name="T95">(по ключевому полю)</text:span>;</text:p>
      <text:p text:style-name="P15">- <text:span text:style-name="T95">с</text:span>ортировка таблицы;</text:p>
      <text:p text:style-name="P15">- <text:span text:style-name="T95">п</text:span>оиск записи в таблице <text:span text:style-name="T95">(</text:span>по ключевому полю<text:span text:style-name="T95">);</text:span></text:p>
      <text:p text:style-name="P15">- <text:span text:style-name="T95">с</text:span>охранение таблицы в <text:span text:style-name="T95">указанном пользователем </text:span>текстовом файле;</text:p>
      <text:p text:style-name="P15">- <text:span text:style-name="T95">о</text:span>бработка таблицы и просмотр результатов обработки;</text:p>
      <text:p text:style-name="P15">- завершение работы программы;</text:p>
      <text:p text:style-name="P15">В процессе работы с одной и той же таблицей она должна автоматически</text:p>
      <text:p text:style-name="P28">сохраняться в типизированном файле и её загрузка из типизированного файла должна происходить автоматически при новом запуске программы.</text:p>
      <text:p text:style-name="P28"><text:span text:style-name="T23"><text:tab/>При обработке таблицы</text:span><text:span text:style-name="T83"> необходимо в</text:span>ыбрать в каждой группе по 5 девушек и юношей, имеющих высший балл.</text:p>
      <text:p text:style-name="P28"/>
      <text:p text:style-name="Подзаголовок"><text:bookmark-start text:name="__RefHeading___Toc126805_3004661642"/><text:span text:style-name="T96"><text:tab/>2.2 П</text:span>рименяемые математические методы<text:bookmark-end text:name="__RefHeading___Toc126805_3004661642"/></text:p>
      <text:p text:style-name="Standard"><text:tab/><text:span text:style-name="T97">В ходе разработки активно применялся макрос для нахождения длинны статического массива.</text:span></text:p>
      <text:p text:style-name="Standard"/>
      <text:p text:style-name="P8"><text:span text:style-name="T98"><text:tab/><text:tab/><text:tab/>#define</text:span><text:span text:style-name="T100"> len(</text:span><text:span text:style-name="T115">x</text:span><text:span text:style-name="T100">) (sizeof(x) </text:span>/<text:span text:style-name="T100"> sizeof((x)[</text:span><text:span text:style-name="T229">0</text:span><text:span text:style-name="T100">]))</text:span></text:p>
      <text:p text:style-name="P39"/>
      <text:p text:style-name="P12">Рисунок 2.1 – Макрос len</text:p>
      <text:p text:style-name="P12"/>
      <text:p text:style-name="Подзаголовок"><text:bookmark-start text:name="__RefHeading___Toc126803_3004661642"/><text:tab/><text:span text:style-name="T231">2.3 О</text:span>писание и обоснование выбора метода организации входных, выходных и промежуточных данных<text:bookmark-end text:name="__RefHeading___Toc126803_3004661642"/></text:p>
      <text:p text:style-name="P48"><text:soft-page-break/><text:tab/><text:span text:style-name="T84">Для хранения данных в памяти было решено использовать двухнаправленный список, поскольку он позволил упростить и успорить реализацию скролла вверх. </text:span><text:span text:style-name="T85">Во избежание дополнительных выделений памяти во время поиска и лишнего перехода по указателю, которые бы неизбежно возникли в случае использования двух двунаправленных списков, ссылающихся на одни и те же данные, было решено использовать одни и те же элементы и в основном списке и вспомогательном, ипользуемом для поиска. Для этого в изначальный вариант элемента списка было добавлено ещё два указателя на предыдущий и следующий элемент, а так же введено понятие уровня связки («</text:span><text:span text:style-name="T145">link_layer</text:span><text:span text:style-name="T85">» в коде), изменение которого заставляет программу использовать начало, конец, длинну и пару указателей в элементе либо для основного списка, либо для вспомогательного. </text:span><text:span text:style-name="T86">Использование же макросов позволяет скрыть </text:span><text:span text:style-name="T87">особенности реализации, связанные с уровнем связывания, и работать со списком не задумываясь, в каком режиме он сейчас находится, если это не необходимо.</text:span></text:p>
      <text:p text:style-name="Standard"><text:span text:style-name="T87"><text:tab/></text:span><text:span text:style-name="T88">Для хранения строк было решено применять формат, напоминающий </text:span><text:span text:style-name="T76">таковые же</text:span><text:span text:style-name="T88"> в языке Паскаль, когда вместо нулевого символа записывается длинна строки. Это решение продиктовано тем, что функция для считывания строки активно использует эту информацию. Потенциально это </text:span><text:span text:style-name="T89">так же</text:span><text:span text:style-name="T88"> могло позволить сократить размер бинарного файла </text:span><text:span text:style-name="T90">автосохранения</text:span><text:span text:style-name="T88">, если бы в него записывалась только минимально необходимая часть массива, отведённого под строку, и её длинна, но было решено </text:span><text:span text:style-name="T76">не делать размер </text:span><text:span text:style-name="T79">записи</text:span><text:span text:style-name="T76"> в файле варьируемым, </text:span><text:span text:style-name="T77">чтобы не усложнять процесс чтения, и</text:span><text:span text:style-name="T76"> чтобы можно было легко сказать, сколько </text:span><text:span text:style-name="T78">записей хранится</text:span><text:span text:style-name="T76"> в файле по его размеру и выделить необходимое количество памяти при запуске программы, </text:span><text:span text:style-name="T80">и ограничиться той оптимизацией размера, что даёт запись чисел в двоичном формате</text:span><text:span text:style-name="T76">.</text:span></text:p>
      <text:p text:style-name="P38"/>
      <text:p text:style-name="Подзаголовок"><text:bookmark-start text:name="__RefHeading___Toc126801_3004661642"/><text:span text:style-name="T2">2.</text:span><text:span text:style-name="T1">4 Разработка модульной структуры программы</text:span><text:bookmark-end text:name="__RefHeading___Toc126801_3004661642"/></text:p>
      <text:p text:style-name="Standard"><text:tab/><text:span text:style-name="T232">В</text:span>нутренни<text:span text:style-name="T232">е</text:span> структур<text:span text:style-name="T232">ы</text:span> данных:</text:p>
      <text:p text:style-name="Standard"/>
      <text:p text:style-name="P17"><text:span text:style-name="T100">typedef</text:span> <text:span text:style-name="T100">struct</text:span> {</text:p>
      <text:p text:style-name="P17"><text:span text:style-name="T100"><text:tab/>char</text:span> <text:span text:style-name="T115">d</text:span>, <text:span text:style-name="T115">m</text:span>;</text:p>
      <text:p text:style-name="P17"><text:span text:style-name="T100"><text:tab/>short</text:span> <text:span text:style-name="T115">y</text:span>;</text:p>
      <text:p text:style-name="P17">} <text:span text:style-name="T233">Date</text:span>;</text:p>
      <text:p text:style-name="P14"/>
      <text:p text:style-name="P17"><text:span text:style-name="T98">#define</text:span><text:span text:style-name="T100"> FILEDATA_NAME_LEN </text:span><text:span text:style-name="T229">32</text:span></text:p>
      <text:p text:style-name="P23"/>
      <text:p text:style-name="P17"><text:span text:style-name="T100">typedef</text:span> <text:span text:style-name="T100">struct</text:span> {</text:p>
      <text:p text:style-name="P17"><text:span text:style-name="T100"><text:tab/>char</text:span> <text:span text:style-name="T115">group_name</text:span>[<text:span text:style-name="T229">6</text:span> + <text:span text:style-name="T229">2</text:span>];</text:p>
      <text:p text:style-name="P17"><text:span text:style-name="T100"><text:tab/>unsigned</text:span> <text:span text:style-name="T100">int</text:span> <text:span text:style-name="T115">gradebook_number</text:span>;</text:p>
      <text:p text:style-name="P17"><text:span text:style-name="T100"><text:tab/>char</text:span> <text:span text:style-name="T115">full_name</text:span>[<text:span text:style-name="T100">FILEDATA_NAME_LEN</text:span>];</text:p>
      <text:p text:style-name="P17"><text:span text:style-name="T100"><text:tab/>char</text:span> <text:span text:style-name="T115">gender</text:span>, <text:span text:style-name="T115">education_form</text:span>;</text:p>
      <text:p text:style-name="P17"><text:span text:style-name="T233"><text:tab/>Date</text:span> <text:span text:style-name="T115">birth_date</text:span>, <text:span text:style-name="T115">admission_date</text:span>;</text:p>
      <text:p text:style-name="P17"><text:span text:style-name="T100"><text:tab/>unsigned</text:span> <text:span text:style-name="T100">short</text:span> <text:span text:style-name="T115">USE_score</text:span>;</text:p>
      <text:p text:style-name="P54"><text:span text:style-name="T164">} </text:span><text:span text:style-name="T234">FileData</text:span><text:span text:style-name="T164">; </text:span><text:span text:style-name="T244">// </text:span><text:span text:style-name="T256">Запись</text:span></text:p>
      <text:p text:style-name="P17"><text:soft-page-break/><text:span text:style-name="T100">typedef</text:span> <text:span text:style-name="T100">struct</text:span> <text:span text:style-name="T233">list_element</text:span> {</text:p>
      <text:p text:style-name="P17"><text:span text:style-name="T233"><text:tab/>FileData</text:span> <text:span text:style-name="T115">data</text:span>;</text:p>
      <text:p text:style-name="P17"><text:span text:style-name="T100"><text:tab/>struct</text:span> <text:span text:style-name="T233">list_element</text:span> <text:span text:style-name="T100">*</text:span> <text:span text:style-name="T115">link</text:span>[<text:span text:style-name="T229">4</text:span>];</text:p>
      <text:p text:style-name="P54"><text:span text:style-name="T164">} </text:span><text:span text:style-name="T234">ListElement</text:span><text:span text:style-name="T164">; </text:span><text:span text:style-name="T244">// </text:span><text:span text:style-name="T256">Элемент</text:span></text:p>
      <text:p text:style-name="P17"/>
      <text:p text:style-name="P18"><text:span text:style-name="T242">/* </text:span><text:span text:style-name="T243">Временная структура, применяемая рекурсивной функцией алгорита сортировки для возврата нескольких занчений */</text:span></text:p>
      <text:p text:style-name="P17"><text:span text:style-name="T100">typedef</text:span> <text:span text:style-name="T100">struct</text:span> {</text:p>
      <text:p text:style-name="P8"><text:span text:style-name="T233"><text:tab/><text:tab/>ListElement</text:span> * <text:span text:style-name="T115">first</text:span>, * <text:span text:style-name="T115">last</text:span>;</text:p>
      <text:p text:style-name="P8"><text:span text:style-name="T233"><text:tab/><text:tab/>ListElement</text:span> * <text:span text:style-name="T115">next</text:span>;</text:p>
      <text:p text:style-name="P44"><text:span text:style-name="T164"><text:tab/>} </text:span><text:span text:style-name="T234">Cut</text:span><text:span text:style-name="T164">; </text:span><text:span text:style-name="T244">// </text:span><text:span text:style-name="T251">Отрезок</text:span></text:p>
      <text:p text:style-name="P17"/>
      <text:p text:style-name="P31"><text:span text:style-name="T98">#define</text:span><text:span text:style-name="T100"> READ_FUNC_SIGNATURE(</text:span><text:span text:style-name="T115">name</text:span><text:span text:style-name="T100">) char (* </text:span><text:span text:style-name="T115">name</text:span><text:span text:style-name="T100">)(char </text:span><text:span text:style-name="T115">enter_dir</text:span><text:span text:style-name="T100">, short </text:span><text:span text:style-name="T115">posx</text:span><text:span text:style-name="T100">, void * </text:span><text:span text:style-name="T115">dest</text:span><text:span text:style-name="T100">, struct </text:span><text:span text:style-name="T233">field_struct</text:span><text:span text:style-name="T100"> </text:span><text:span text:style-name="T115">field</text:span><text:span text:style-name="T100">)</text:span></text:p>
      <text:p text:style-name="P17"><text:span text:style-name="T100">typedef</text:span> <text:span text:style-name="T100">int</text:span> (* <text:span text:style-name="T233">CompareFunc</text:span>) (<text:span text:style-name="T100">void</text:span> <text:span text:style-name="T100">*</text:span> <text:span text:style-name="T115">a</text:span>, <text:span text:style-name="T100">void</text:span> <text:span text:style-name="T100">*</text:span> <text:span text:style-name="T115">b</text:span>);</text:p>
      <text:p text:style-name="P23"/>
      <text:p text:style-name="P24"><text:span text:style-name="T244">/* </text:span><text:span text:style-name="T247">С</text:span><text:span text:style-name="T246">труктура, применяемая </text:span><text:span text:style-name="T245">для описания параметров полей </text:span><text:span text:style-name="T248">элемента списка. </text:span><text:span text:style-name="T249">Используется редактором элементов и функциями ввода</text:span><text:span text:style-name="T246"> */</text:span></text:p>
      <text:p text:style-name="P52"><text:span text:style-name="T100">typedef</text:span> <text:span text:style-name="T100">struct</text:span> <text:span text:style-name="T233">field_struct</text:span> {</text:p>
      <text:p text:style-name="P25"><text:span text:style-name="T101"><text:tab/>unsigned</text:span><text:span text:style-name="T164"> </text:span><text:span text:style-name="T101">short</text:span><text:span text:style-name="T164"> </text:span><text:span text:style-name="T116">posx</text:span><text:span text:style-name="T164">;<text:tab/></text:span><text:span text:style-name="T244">/</text:span><text:span text:style-name="T246">/ </text:span><text:span text:style-name="T249">Позиция</text:span><text:span text:style-name="T254"> на экране</text:span></text:p>
      <text:p text:style-name="P19"><text:span text:style-name="T100"><text:tab/>unsigned</text:span> <text:span text:style-name="T100">char</text:span> <text:span text:style-name="T115">len</text:span>;<text:tab/><text:span text:style-name="T242">// </text:span><text:span text:style-name="T257">Длинна на экране</text:span></text:p>
      <text:p text:style-name="P19"><text:span text:style-name="T100"><text:tab/>unsigned</text:span> <text:span text:style-name="T100">char</text:span> <text:span text:style-name="T115">size</text:span>;<text:tab/><text:span text:style-name="T242">// </text:span><text:span text:style-name="T257">Размер в памяти</text:span></text:p>
      <text:p text:style-name="P19"><text:span text:style-name="T100"><text:tab/>READ_FUNC_SIGNATURE</text:span>(<text:span text:style-name="T233">read_func</text:span>); <text:span text:style-name="T242">// </text:span><text:span text:style-name="T257">Указатель на функцию чтения</text:span></text:p>
      <text:p text:style-name="P19"><text:span text:style-name="T233"><text:tab/>CompareFunc</text:span> <text:span text:style-name="T115">comp_func</text:span>;<text:tab/><text:span text:style-name="T242">// </text:span><text:span text:style-name="T257">Указатель на функцию для сравнения</text:span></text:p>
      <text:p text:style-name="P19"><text:span text:style-name="T100"><text:tab/>char</text:span> * <text:span text:style-name="T115">name</text:span>;<text:tab/><text:tab/><text:span text:style-name="T242">// </text:span><text:span text:style-name="T257">Название поля</text:span></text:p>
      <text:p text:style-name="P26"><text:span text:style-name="T233"><text:tab/>size_t</text:span> <text:span text:style-name="T115">offset</text:span>;<text:tab/><text:tab/><text:span text:style-name="T254">// </text:span><text:span text:style-name="T255">Смещение относительно начала элемента</text:span></text:p>
      <text:p text:style-name="P17"><text:span text:style-name="T100"><text:tab/>union</text:span> {</text:p>
      <text:p text:style-name="P20"><text:span text:style-name="T100"><text:tab/><text:tab/>char</text:span> <text:span text:style-name="T115">values</text:span>[<text:span text:style-name="T229">8</text:span>];<text:tab/><text:span text:style-name="T242">// </text:span><text:span text:style-name="T258">Допустимые значения для char’ов</text:span></text:p>
      <text:p text:style-name="P20"><text:span text:style-name="T100"><text:tab/><text:tab/>char</text:span> <text:span text:style-name="T115">allow</text:span>;<text:tab/><text:tab/><text:span text:style-name="T242">// </text:span><text:span text:style-name="T258">Допустимые значения для строк</text:span></text:p>
      <text:p text:style-name="P27"><text:span text:style-name="T99"><text:tab/><text:tab/>#define</text:span><text:span text:style-name="T101"> ALLOW_NOTHING </text:span><text:span text:style-name="T230">0 </text:span><text:span text:style-name="T244">// </text:span><text:span text:style-name="T250">Ничего не разрешать кроме букв</text:span></text:p>
      <text:p text:style-name="P21"><text:span text:style-name="T98"><text:tab/><text:tab/>#define</text:span><text:span text:style-name="T100"> ALLOW_DIGITS </text:span><text:span text:style-name="T229">1<text:tab/> <text:s/></text:span><text:span text:style-name="T242">// </text:span><text:span text:style-name="T259">Разрешить цифры</text:span></text:p>
      <text:p text:style-name="P21"><text:span text:style-name="T98"><text:tab/><text:tab/>#define</text:span><text:span text:style-name="T100"> ALLOW_SPECIAL </text:span><text:span text:style-name="T229">2 <text:s/></text:span><text:span text:style-name="T242">// </text:span><text:span text:style-name="T259">Разрешить специальные символы</text:span></text:p>
      <text:p text:style-name="P22"><text:tab/>} <text:span text:style-name="T115">prop</text:span>; <text:span text:style-name="T242">// </text:span><text:span text:style-name="T260">Дополнительные параметры для функций чтения</text:span></text:p>
      <text:p text:style-name="P54"><text:span text:style-name="T164">} </text:span><text:span text:style-name="T234">Field</text:span><text:span text:style-name="T164">; </text:span><text:span text:style-name="T244">// </text:span><text:span text:style-name="T251">Поле </text:span><text:span text:style-name="T253">записи</text:span></text:p>
      <text:p text:style-name="P17"/>
      <text:p text:style-name="P16"><text:span text:style-name="T100">typedef</text:span> <text:span text:style-name="T100">struct</text:span> {</text:p>
      <text:p text:style-name="P8"><text:span text:style-name="T100"><text:tab/><text:tab/>char</text:span> * <text:span text:style-name="T115">name</text:span>;</text:p>
      <text:p text:style-name="P8"><text:span text:style-name="T100"><text:tab/><text:tab/>char</text:span> <text:span text:style-name="T115">name_len</text:span>;</text:p>
      <text:p text:style-name="P8"><text:span text:style-name="T100"><text:tab/><text:tab/>void</text:span> (* <text:span text:style-name="T115">func</text:span>)();</text:p>
      <text:p text:style-name="P45"><text:span text:style-name="T164"><text:tab/>} </text:span><text:span text:style-name="T234">MenuItem</text:span><text:span text:style-name="T164">; </text:span><text:span text:style-name="T244">// </text:span><text:span text:style-name="T252">Пункт</text:span></text:p>
      <text:p text:style-name="P14"/>
      <text:p text:style-name="P43"><text:span text:style-name="T316"><text:tab/></text:span><text:span text:style-name="T114">struct</text:span><text:span text:style-name="T316"> {</text:span></text:p>
      <text:p text:style-name="P43"><text:span text:style-name="T100"><text:tab/><text:tab/>int</text:span> <text:span text:style-name="T115">exit</text:span>, <text:span text:style-name="T115">remove</text:span>, <text:span text:style-name="T115">mistake</text:span>, <text:span text:style-name="T115">start</text:span>, <text:span text:style-name="T115">edit</text:span>;</text:p>
      <text:p text:style-name="P53">} <text:span text:style-name="T115">quotes_state</text:span>;</text:p>
      <text:p text:style-name="P14"/>
      <text:p text:style-name="P14"><text:span text:style-name="T261">К</text:span>онстанты:</text:p>
      <text:p text:style-name="P14"/>
      <text:p text:style-name="P16"><text:span text:style-name="T98">#define</text:span><text:span text:style-name="T100"> MENU_POSY </text:span><text:span text:style-name="T229">0</text:span></text:p>
      <text:p text:style-name="P8"><text:span text:style-name="T98"><text:tab/>#define</text:span><text:span text:style-name="T100"> EDITOR_POSY </text:span><text:span text:style-name="T229">2</text:span><text:span text:style-name="T242"> // +-1</text:span></text:p>
      <text:p text:style-name="P8"><text:span text:style-name="T98"><text:tab/>#define</text:span><text:span text:style-name="T100"> HEADER_POSY </text:span><text:span text:style-name="T229">4</text:span></text:p>
      <text:p text:style-name="P8"><text:soft-page-break/><text:span text:style-name="T98"><text:tab/>#define</text:span><text:span text:style-name="T100"> SCROLL_POSY </text:span><text:span text:style-name="T229">5</text:span></text:p>
      <text:p text:style-name="P8"><text:span text:style-name="T98"><text:tab/>#define</text:span><text:span text:style-name="T100"> E404_POSY </text:span><text:span text:style-name="T229">6</text:span></text:p>
      <text:p text:style-name="P40"/>
      <text:p text:style-name="P13"><text:span text:style-name="T99"><text:tab/>#define</text:span><text:span text:style-name="T101"> AUTOSAVE_FILE_NAME </text:span><text:span text:style-name="T240">"test.bin"</text:span></text:p>
      <text:p text:style-name="P13"><text:span text:style-name="T240"/></text:p>
      <text:p text:style-name="P9"><text:span text:style-name="T98"><text:tab/>#define</text:span><text:span text:style-name="T100"> ARROW_UP </text:span><text:span text:style-name="T229">72</text:span></text:p>
      <text:p text:style-name="P8"><text:span text:style-name="T98"><text:tab/>#define</text:span><text:span text:style-name="T100"> ARROW_DOWN </text:span><text:span text:style-name="T229">80</text:span></text:p>
      <text:p text:style-name="P8"><text:span text:style-name="T98"><text:tab/>#define</text:span><text:span text:style-name="T100"> ARROW_LEFT </text:span><text:span text:style-name="T229">75</text:span></text:p>
      <text:p text:style-name="P8"><text:span text:style-name="T98"><text:tab/>#define</text:span><text:span text:style-name="T100"> ARROW_RIGHT </text:span><text:span text:style-name="T229">77</text:span></text:p>
      <text:p text:style-name="P8"><text:span text:style-name="T98"><text:tab/>#define</text:span><text:span text:style-name="T100"> KEY_ENTER </text:span><text:span text:style-name="T229">13</text:span></text:p>
      <text:p text:style-name="P8"><text:span text:style-name="T98"><text:tab/>#define</text:span><text:span text:style-name="T100"> KEY_ESC </text:span><text:span text:style-name="T229">27</text:span></text:p>
      <text:p text:style-name="P8"><text:span text:style-name="T98"><text:tab/>#define</text:span><text:span text:style-name="T100"> KEY_BACKSPACE </text:span><text:span text:style-name="T229">8</text:span></text:p>
      <text:p text:style-name="P8"><text:span text:style-name="T98"><text:tab/>#define</text:span><text:span text:style-name="T100"> KEY_TAB </text:span><text:span text:style-name="T229">9</text:span></text:p>
      <text:p text:style-name="P14"/>
      <text:p text:style-name="P62"><text:span text:style-name="T98">#define</text:span><text:span text:style-name="T100"> BACKGROUND_WHITE (BACKGROUND_BLUE|BACKGROUND_GREEN|BACKGROUND_RED)</text:span></text:p>
      <text:p text:style-name="P8"><text:span text:style-name="T98"><text:tab/>#define</text:span><text:span text:style-name="T100"> BACKGROUND_GRAY BACKGROUND_INTENSITY</text:span></text:p>
      <text:p text:style-name="P39"/>
      <text:p text:style-name="P30"><text:span text:style-name="T98">#define</text:span><text:span text:style-name="T100"> field(</text:span><text:span text:style-name="T115">x</text:span><text:span text:style-name="T100">, </text:span><text:span text:style-name="T115">l</text:span><text:span text:style-name="T100">, </text:span><text:span text:style-name="T115">s</text:span><text:span text:style-name="T100">, </text:span><text:span text:style-name="T115">r</text:span><text:span text:style-name="T100">, </text:span><text:span text:style-name="T115">c</text:span><text:span text:style-name="T100">, </text:span><text:span text:style-name="T115">n</text:span><text:span text:style-name="T100">, </text:span><text:span text:style-name="T115">o</text:span><text:span text:style-name="T100">, </text:span><text:span text:style-name="T115">p</text:span><text:span text:style-name="T100">) { x, l, s, r, c, n, offsetof(</text:span><text:span text:style-name="T233">FileData</text:span><text:span text:style-name="T100">, o), p }</text:span></text:p>
      <text:p text:style-name="P8"><text:span text:style-name="T233"><text:tab/></text:span><text:span text:style-name="T238">Field</text:span><text:span text:style-name="T316"> </text:span><text:span text:style-name="T163">list_element_fields</text:span><text:span text:style-name="T316">[] = {</text:span></text:p>
      <text:p text:style-name="P10"><text:span text:style-name="T100"><text:tab/><text:tab/>field</text:span>( <text:span text:style-name="T229">1</text:span>, <text:span text:style-name="T229">6</text:span>, <text:span text:style-name="T229">6</text:span>, <text:span text:style-name="T262">read_string</text:span>, <text:span text:style-name="T262">strcmp</text:span>, <text:span text:style-name="T239">"Группа"</text:span>, group_name, { allow: <text:span text:style-name="T100">ALLOW_DIGITS</text:span> }),</text:p>
      <text:p text:style-name="P10"><text:span text:style-name="T100"><text:tab/><text:tab/>field</text:span>( <text:span text:style-name="T229">9</text:span>, <text:span text:style-name="T229">6</text:span>, <text:span text:style-name="T100">sizeof</text:span>(<text:span text:style-name="T100">int</text:span>), <text:span text:style-name="T262">read_fixed_int</text:span>, <text:span text:style-name="T262">intcmp</text:span>, <text:span text:style-name="T239">"Зачетка"</text:span>, gradebook_number, {<text:span text:style-name="T229">0</text:span>}),</text:p>
      <text:p text:style-name="P11"><text:span text:style-name="T100"><text:tab/><text:tab/>field</text:span>(<text:span text:style-name="T229">19</text:span>, <text:span text:style-name="T229">1</text:span>, <text:span text:style-name="T229">1</text:span>, <text:span text:style-name="T262">read_char</text:span>, <text:span text:style-name="T262">chrcmp</text:span>, <text:span text:style-name="T239">"Пол"</text:span>, gender,</text:p>
      <text:p text:style-name="P11">{ values: <text:span text:style-name="T239">"</text:span><text:span text:style-name="T315">\2</text:span><text:span text:style-name="T239">mf"</text:span> }),</text:p>
      <text:p text:style-name="P10"><text:span text:style-name="T100"><text:tab/><text:tab/>field</text:span>(<text:span text:style-name="T229">25</text:span>, <text:span text:style-name="T229">1</text:span>, <text:span text:style-name="T229">1</text:span>, <text:span text:style-name="T262">read_char</text:span> , <text:span text:style-name="T262">chrcmp</text:span>, <text:span text:style-name="T239">"Форма"</text:span>, education_form, { values: <text:span text:style-name="T239">"</text:span><text:span text:style-name="T315">\3</text:span><text:span text:style-name="T239">ozd"</text:span> }),</text:p>
      <text:p text:style-name="P10"><text:span text:style-name="T100"><text:tab/><text:tab/>field</text:span>(<text:span text:style-name="T229">30</text:span>, <text:span text:style-name="T229">10</text:span>, <text:span text:style-name="T100">sizeof</text:span>(<text:span text:style-name="T233">Date</text:span>), <text:span text:style-name="T262">read_fixed_date</text:span>, <text:span text:style-name="T262">cmpdte</text:span>, <text:span text:style-name="T239">"Рождение "</text:span>, birth_date, {<text:span text:style-name="T229">0</text:span>}),</text:p>
      <text:p text:style-name="P10"><text:span text:style-name="T100"><text:tab/><text:tab/>field</text:span>(<text:span text:style-name="T229">42</text:span>, <text:span text:style-name="T229">10</text:span>, <text:span text:style-name="T100">sizeof</text:span>(<text:span text:style-name="T233">Date</text:span>), <text:span text:style-name="T262">read_fixed_date</text:span>, <text:span text:style-name="T262">cmpdte</text:span>, <text:span text:style-name="T239">"Поступление"</text:span>, admission_date, {<text:span text:style-name="T229">0</text:span>}),</text:p>
      <text:p text:style-name="P10"><text:span text:style-name="T100"><text:tab/><text:tab/>field</text:span>(<text:span text:style-name="T229">55</text:span>, <text:span text:style-name="T229">3</text:span>, <text:span text:style-name="T100">sizeof</text:span>(<text:span text:style-name="T100">short</text:span>), <text:span text:style-name="T262">read_fixed_short</text:span>, <text:span text:style-name="T262">shrcmp</text:span>, <text:span text:style-name="T239">"ЕГЭ"</text:span>, USE_score, {<text:span text:style-name="T229">0</text:span>}),</text:p>
      <text:p text:style-name="P11"><text:span text:style-name="T100"><text:tab/><text:tab/>field</text:span>(<text:span text:style-name="T229">60</text:span>, <text:span text:style-name="T229">32</text:span>, <text:span text:style-name="T229">32</text:span>, <text:span text:style-name="T262">read_string</text:span>, <text:span text:style-name="T262">strcmp</text:span>, <text:span text:style-name="T239">"ФИО"</text:span>, full_name,</text:p>
      <text:p text:style-name="P11">{ allow: <text:span text:style-name="T100">ALLOW_NOTHING</text:span> })</text:p>
      <text:p text:style-name="P8"><text:span text:style-name="T316"><text:tab/>};</text:span></text:p>
      <text:p text:style-name="P10"/>
      <text:p text:style-name="P10"><text:span text:style-name="T98"><text:tab/>#define</text:span><text:span text:style-name="T100"> item(</text:span><text:span text:style-name="T115">name</text:span><text:span text:style-name="T100">, </text:span><text:span text:style-name="T115">func</text:span><text:span text:style-name="T100">) { name, len(name) </text:span>-<text:span text:style-name="T100"> </text:span><text:span text:style-name="T229">1</text:span><text:span text:style-name="T100">, func }</text:span></text:p>
      <text:p text:style-name="P8"><text:span text:style-name="T233"><text:tab/>MenuItem</text:span> <text:span text:style-name="T115">menu_items</text:span>[] = {</text:p>
      <text:p text:style-name="P8"><text:span text:style-name="T100"><text:tab/><text:tab/>item</text:span>(<text:span text:style-name="T239">"+"</text:span>, <text:span text:style-name="T262">menu_add</text:span> ),</text:p>
      <text:p text:style-name="P8"><text:span text:style-name="T100"><text:tab/><text:tab/>item</text:span>(<text:span text:style-name="T239">"-"</text:span>, <text:span text:style-name="T262">menu_remove</text:span>),</text:p>
      <text:p text:style-name="P8"><text:span text:style-name="T100"><text:tab/><text:tab/>item</text:span>(<text:span text:style-name="T239">"Edit"</text:span>, <text:span text:style-name="T262">menu_edit</text:span>),</text:p>
      <text:p text:style-name="P8"><text:span text:style-name="T100"><text:tab/><text:tab/>item</text:span>(<text:span text:style-name="T239">"Search"</text:span>, <text:span text:style-name="T262">menu_search</text:span>),</text:p>
      <text:p text:style-name="P8"><text:span text:style-name="T100"><text:tab/><text:tab/>item</text:span>(<text:span text:style-name="T239">"Sort"</text:span>, <text:span text:style-name="T262">menu_sort</text:span>),</text:p>
      <text:p text:style-name="P8"><text:span text:style-name="T100"><text:tab/><text:tab/>item</text:span>(<text:span text:style-name="T239">"Export"</text:span>, <text:span text:style-name="T262">menu_export</text:span>),</text:p>
      <text:p text:style-name="P8"><text:span text:style-name="T100"><text:tab/><text:tab/>item</text:span>(<text:span text:style-name="T239">"Import"</text:span>, <text:span text:style-name="T262">menu_import</text:span>),</text:p>
      <text:p text:style-name="P8"><text:span text:style-name="T100"><text:tab/><text:tab/>item</text:span>(<text:span text:style-name="T239">"Save"</text:span>, <text:span text:style-name="T262">empty_func</text:span>),</text:p>
      <text:p text:style-name="P8"><text:span text:style-name="T100"><text:tab/><text:tab/>item</text:span>(<text:span text:style-name="T239">"Process"</text:span>, <text:span text:style-name="T262">menu_process</text:span>),</text:p>
      <text:p text:style-name="P8"><text:span text:style-name="T100"><text:tab/><text:tab/>item</text:span>(<text:span text:style-name="T239">" X "</text:span>, <text:span text:style-name="T262">menu_close_search</text:span>)</text:p>
      <text:p text:style-name="P8"><text:tab/>};</text:p>
      <text:p text:style-name="P56"><text:soft-page-break/><text:span text:style-name="T317">Функция, печатающая переданную через параметр дату.</text:span></text:p>
      <text:p text:style-name="P31"><text:span text:style-name="T100">void</text:span> <text:span text:style-name="T262">print_date</text:span>(<text:span text:style-name="T233">Date</text:span> <text:span text:style-name="T115">date</text:span>)</text:p>
      <text:p text:style-name="P64"><text:span text:style-name="T319">Вспомогательная ф</text:span><text:span text:style-name="T318">ункция, перемещающая курсор в указанную позицию (использует WinAPI).</text:span></text:p>
      <text:p text:style-name="P31"><text:span text:style-name="T100">void</text:span> <text:span text:style-name="T262">setCursorPosition</text:span>(<text:span text:style-name="T233">SHORT</text:span> <text:span text:style-name="T115">x</text:span>, <text:span text:style-name="T233">SHORT</text:span> <text:span text:style-name="T115">y</text:span>)</text:p>
      <text:p text:style-name="P68"><text:span text:style-name="T24">Вспомогательная ф</text:span><text:span text:style-name="T319">ункция, скрывающая курсор при необходимости </text:span><text:span text:style-name="T318">(использует WinAPI)</text:span><text:span text:style-name="T319">.</text:span></text:p>
      <text:p text:style-name="P31"><text:span text:style-name="T100">void</text:span> <text:span text:style-name="T262">setCursorVisibility</text:span>(<text:span text:style-name="T100">char</text:span> <text:span text:style-name="T115">state</text:span>)</text:p>
      <text:p text:style-name="P68"><text:span text:style-name="T24">Вспомогательная ф</text:span><text:span text:style-name="T319">ункция, </text:span><text:span text:style-name="T24">отчищающая строки консоли от и до указанных</text:span><text:span text:style-name="T319"> </text:span><text:span text:style-name="T318">(использует WinAPI)</text:span><text:span text:style-name="T319">.</text:span></text:p>
      <text:p text:style-name="P55"><text:span text:style-name="T101">void</text:span><text:span text:style-name="T164"> </text:span><text:span text:style-name="T263">clear_lines</text:span><text:span text:style-name="T164">(</text:span><text:span text:style-name="T101">short</text:span><text:span text:style-name="T164"> </text:span><text:span text:style-name="T116">from</text:span><text:span text:style-name="T164">, </text:span><text:span text:style-name="T101">short</text:span><text:span text:style-name="T164"> </text:span><text:span text:style-name="T116">to</text:span><text:span text:style-name="T164">)</text:span></text:p>
      <text:p text:style-name="P67"><text:span text:style-name="T25">Ф</text:span><text:span text:style-name="T319">ункция, </text:span><text:span text:style-name="T25">устанавливающая размер буфера консоли таким</text:span><text:span text:style-name="T319"> </text:span><text:span text:style-name="T320">образом, чтобы он не выходил за рамки окна </text:span><text:span text:style-name="T318">(использует WinAPI)</text:span><text:span text:style-name="T319">.</text:span></text:p>
      <text:p text:style-name="P55"><text:span text:style-name="T101">void</text:span><text:span text:style-name="T164"> </text:span><text:span text:style-name="T263">adjust_buffer</text:span><text:span text:style-name="T164">()</text:span></text:p>
      <text:p text:style-name="P66"><text:span text:style-name="T25">Ф</text:span><text:span text:style-name="T319">ункция, </text:span><text:span text:style-name="T26">восстанавливающая исходный</text:span><text:span text:style-name="T25"> размер буфера </text:span><text:span text:style-name="T318">(использует WinAPI)</text:span><text:span text:style-name="T319">.</text:span></text:p>
      <text:p text:style-name="P63"><text:span text:style-name="T101">void</text:span><text:span text:style-name="T164"> </text:span><text:span text:style-name="T263">restore_buffer</text:span><text:span text:style-name="T164">()</text:span></text:p>
      <text:p text:style-name="P65"><text:span text:style-name="T27">Вспомогательная ф</text:span><text:span text:style-name="T319">ункция, </text:span><text:span text:style-name="T321">устанавливающая цвет. В качестве параметров принимает начальную точку, количество закрашиваемых символов консоли и цвет</text:span><text:span text:style-name="T25"> </text:span><text:span text:style-name="T318">(использует WinAPI)</text:span><text:span text:style-name="T319">.</text:span></text:p>
      <text:p text:style-name="P63"><text:span text:style-name="T101">void</text:span><text:span text:style-name="T164"> </text:span><text:span text:style-name="T263">setColor</text:span><text:span text:style-name="T164">(</text:span><text:span text:style-name="T101">short</text:span><text:span text:style-name="T164"> </text:span><text:span text:style-name="T116">from_x</text:span><text:span text:style-name="T164">, </text:span><text:span text:style-name="T101">short</text:span><text:span text:style-name="T164"> </text:span><text:span text:style-name="T116">from_y</text:span><text:span text:style-name="T164">, </text:span><text:span text:style-name="T234">DWORD</text:span><text:span text:style-name="T164"> </text:span><text:span text:style-name="T116">_len</text:span><text:span text:style-name="T164">, </text:span><text:span text:style-name="T234">WORD</text:span><text:span text:style-name="T164"> </text:span><text:span text:style-name="T116">attr</text:span><text:span text:style-name="T164">)</text:span></text:p>
      <text:p text:style-name="P47"><text:span text:style-name="T25"><text:tab/>Ф</text:span><text:span text:style-name="T319">ункция, </text:span><text:span text:style-name="T27">считывающая строку</text:span><text:span text:style-name="T319">. </text:span><text:span text:style-name="T321">В качестве параметров принимает начальное положение курсора (</text:span><text:span text:style-name="T102">ARROW_LEFT </text:span><text:span text:style-name="T321">если в конце поля), позицию поля ввода по оси X (по оси Y позиция задаётся константой </text:span><text:span text:style-name="T102">EDITOR_POSY</text:span><text:span text:style-name="T321">), указатель </text:span><text:span text:style-name="T322">на буфер, который будет меняться и описание поля (из которого используются </text:span><text:span text:style-name="T324">члены</text:span><text:span text:style-name="T322"> </text:span><text:span text:style-name="T164">.</text:span><text:span text:style-name="T116">len </text:span><text:span text:style-name="T172">и</text:span><text:span text:style-name="T116"> </text:span><text:span text:style-name="T165">.</text:span><text:span text:style-name="T117">prop</text:span><text:span text:style-name="T166">.</text:span><text:span text:style-name="T130">allow</text:span><text:span text:style-name="T322">; </text:span><text:span text:style-name="T324">в соответствии с </text:span><text:span text:style-name="T28">последним осуществляется фильтрация пользовательского ввода </text:span><text:span text:style-name="T29">по принципу разрешительной политики</text:span><text:span text:style-name="T324">)</text:span><text:span text:style-name="T322">. </text:span><text:span text:style-name="T323">Возвращает код клавиши, из-за которой завершился ввод, который потом может быть использован в качестве </text:span><text:span text:style-name="T128">enter_dir</text:span><text:span text:style-name="T323"> для следующего </text:span><text:span text:style-name="T325">вызываемого </text:span><text:span text:style-name="T323">поля ввода.</text:span></text:p>
      <text:p text:style-name="P58"><text:span text:style-name="T100">char</text:span> <text:span text:style-name="T262">read_string</text:span>(<text:span text:style-name="T100">char</text:span> <text:span text:style-name="T115">enter_dir</text:span>, <text:span text:style-name="T100">short</text:span> <text:span text:style-name="T115">posx</text:span>, <text:span text:style-name="T100">void</text:span> * <text:span text:style-name="T115">dest</text:span>, <text:span text:style-name="T233">Field</text:span> <text:span text:style-name="T115">field</text:span>)</text:p>
      <text:p text:style-name="P69"><text:span text:style-name="T324">Функция, считывающая </text:span><text:span text:style-name="T326">число фиксированного размера, </text:span><text:span text:style-name="T328">хранимое в </text:span><text:span text:style-name="T103">int</text:span><text:span text:style-name="T326">. </text:span><text:span text:style-name="T324">Параметры и возвращаемое значение идентично таковым у функции </text:span><text:span text:style-name="T264">read_string</text:span><text:span text:style-name="T324">. </text:span><text:span text:style-name="T327">Из описания поля </text:span><text:span text:style-name="T129">field</text:span><text:span text:style-name="T327"> используется только </text:span><text:span text:style-name="T164">.</text:span><text:span text:style-name="T116">len</text:span><text:span text:style-name="T171">.</text:span></text:p>
      <text:p text:style-name="P58"><text:span text:style-name="T100">char</text:span> <text:span text:style-name="T262">read_fixed_int</text:span>(<text:span text:style-name="T100">char</text:span> <text:span text:style-name="T115">enter_dir</text:span>, <text:span text:style-name="T100">short</text:span> <text:span text:style-name="T115">posx</text:span>, <text:span text:style-name="T100">void</text:span> * <text:span text:style-name="T115">dest</text:span>, <text:span text:style-name="T233">Field</text:span> <text:span text:style-name="T115">field</text:span>)</text:p>
      <text:p text:style-name="P70"><text:span text:style-name="T324">Функция, считывающая </text:span><text:span text:style-name="T326">число фиксированного размера, </text:span><text:span text:style-name="T328">хранимое в </text:span><text:span text:style-name="T103">short</text:span><text:span text:style-name="T326">. </text:span><text:span text:style-name="T324">Параметры и возвращаемое значение идентично таковым у функции </text:span><text:span text:style-name="T264">read_fixed_int</text:span><text:span text:style-name="T324">, </text:span><text:span text:style-name="T329">которая и используется для считывания числа, которое потом конвертируется из </text:span><text:span text:style-name="T104">int</text:span><text:span text:style-name="T329"> в </text:span><text:span text:style-name="T104">short</text:span><text:span text:style-name="T329">.</text:span></text:p>
      <text:p text:style-name="P115"><text:span text:style-name="T101">char</text:span><text:span text:style-name="T164"> </text:span><text:span text:style-name="T263">read_fixed_</text:span><text:span text:style-name="T265">short</text:span><text:span text:style-name="T164">(</text:span><text:span text:style-name="T101">char</text:span><text:span text:style-name="T164"> </text:span><text:span text:style-name="T116">enter_dir</text:span><text:span text:style-name="T164">, </text:span><text:span text:style-name="T101">short</text:span><text:span text:style-name="T164"> </text:span><text:span text:style-name="T116">posx</text:span><text:span text:style-name="T164">, </text:span><text:span text:style-name="T101">void</text:span><text:span text:style-name="T164"> * </text:span><text:span text:style-name="T116">dest</text:span><text:span text:style-name="T164">, </text:span><text:span text:style-name="T234">Field</text:span><text:span text:style-name="T164"> </text:span><text:span text:style-name="T116">field</text:span><text:span text:style-name="T164">)</text:span></text:p>
      <text:p text:style-name="P71"><text:span text:style-name="T324">Функция, считывающая </text:span><text:span text:style-name="T330">дату</text:span><text:span text:style-name="T326">. </text:span><text:span text:style-name="T324">Параметры и возвращаемое значение идентично таковым у функции </text:span><text:span text:style-name="T264">read_</text:span><text:span text:style-name="T266">string</text:span><text:span text:style-name="T329">. </text:span><text:span text:style-name="T30">Описание</text:span><text:span text:style-name="T327"> поля </text:span><text:span text:style-name="T129">field</text:span><text:span text:style-name="T327"> </text:span><text:span text:style-name="T331">не </text:span><text:span text:style-name="T327">используется</text:span><text:span text:style-name="T173">.</text:span></text:p>
      <text:p text:style-name="P116"><text:span text:style-name="T101">char</text:span><text:span text:style-name="T164"> </text:span><text:span text:style-name="T263">read_fixed_</text:span><text:span text:style-name="T265">short</text:span><text:span text:style-name="T164">(</text:span><text:span text:style-name="T101">char</text:span><text:span text:style-name="T164"> </text:span><text:span text:style-name="T116">enter_dir</text:span><text:span text:style-name="T164">, </text:span><text:span text:style-name="T101">short</text:span><text:span text:style-name="T164"> </text:span><text:span text:style-name="T116">posx</text:span><text:span text:style-name="T164">, </text:span><text:span text:style-name="T101">void</text:span><text:span text:style-name="T164"> * </text:span><text:span text:style-name="T116">dest</text:span><text:span text:style-name="T164">, </text:span><text:span text:style-name="T234">Field</text:span><text:span text:style-name="T164"> </text:span><text:span text:style-name="T116">field</text:span><text:span text:style-name="T164">)</text:span></text:p>
      <text:p text:style-name="P72"><text:soft-page-break/><text:span text:style-name="T324">Функция, считывающая </text:span><text:span text:style-name="T332">единичный </text:span><text:span text:style-name="T31">символ</text:span><text:span text:style-name="T326">. </text:span><text:span text:style-name="T324">Параметры и возвращаемое значение идентично таковым у функции </text:span><text:span text:style-name="T264">read_</text:span><text:span text:style-name="T266">string</text:span><text:span text:style-name="T329">. </text:span><text:span text:style-name="T333">Из о</text:span><text:span text:style-name="T30">писани</text:span><text:span text:style-name="T32">я</text:span><text:span text:style-name="T327"> поля </text:span><text:span text:style-name="T129">field</text:span><text:span text:style-name="T327"> используется <text:s/>тольк</text:span><text:span text:style-name="T333">о</text:span><text:span text:style-name="T173"> </text:span><text:span text:style-name="T167">.</text:span><text:span text:style-name="T131">prop</text:span><text:span text:style-name="T167">.</text:span><text:span text:style-name="T131">values</text:span><text:span text:style-name="T174">, в соответствии с которым осуществляется фльтрация пользовательского ввода на основе разрешительной политики.</text:span></text:p>
      <text:p text:style-name="P117"><text:span text:style-name="T101">char</text:span><text:span text:style-name="T164"> </text:span><text:span text:style-name="T263">read_fixed_</text:span><text:span text:style-name="T265">short</text:span><text:span text:style-name="T164">(</text:span><text:span text:style-name="T101">char</text:span><text:span text:style-name="T164"> </text:span><text:span text:style-name="T116">enter_dir</text:span><text:span text:style-name="T164">, </text:span><text:span text:style-name="T101">short</text:span><text:span text:style-name="T164"> </text:span><text:span text:style-name="T116">posx</text:span><text:span text:style-name="T164">, </text:span><text:span text:style-name="T101">void</text:span><text:span text:style-name="T164"> * </text:span><text:span text:style-name="T116">dest</text:span><text:span text:style-name="T164">, </text:span><text:span text:style-name="T234">Field</text:span><text:span text:style-name="T164"> </text:span><text:span text:style-name="T116">field</text:span><text:span text:style-name="T164">)</text:span></text:p>
      <text:p text:style-name="P118">Функция для сравнения переменных типа <text:span text:style-name="T101">int</text:span><text:span text:style-name="T171">, </text:span><text:span text:style-name="T175">передаваемых через указатель типа </text:span><text:span text:style-name="T107">void *</text:span><text:span text:style-name="T175"> для унификации. </text:span><text:span text:style-name="T176">Указатель на эту функцию передаётся алгоритму сортировки в случае, если поле, по которому требуется произвести сортировку имеет тип </text:span><text:span text:style-name="T108">int</text:span><text:span text:style-name="T168">.</text:span></text:p>
      <text:p text:style-name="P59"><text:span text:style-name="T100">int </text:span><text:span text:style-name="T262">intcmp</text:span><text:span text:style-name="T100">(void </text:span>*<text:span text:style-name="T100"> a, void </text:span>*<text:span text:style-name="T100"> b)</text:span></text:p>
      <text:p text:style-name="P73"><text:span text:style-name="T334">Функция для сравнения переменных типа </text:span><text:span text:style-name="T105">char</text:span><text:span text:style-name="T178">.</text:span><text:span text:style-name="T177"> </text:span><text:span text:style-name="T178">Получаемые аргументы, возвращаемое значение, и использование аналогично функции </text:span><text:span text:style-name="T278">intcmp</text:span><text:span text:style-name="T178">.</text:span></text:p>
      <text:p text:style-name="P119"><text:span text:style-name="T101">int </text:span><text:span text:style-name="T267">chr</text:span><text:span text:style-name="T263">cmp</text:span><text:span text:style-name="T101">(void * a, void * b)</text:span></text:p>
      <text:p text:style-name="P74"><text:span text:style-name="T334">Функция для сравнения переменных типа </text:span><text:span text:style-name="T106">short</text:span><text:span text:style-name="T178">.</text:span><text:span text:style-name="T177"> </text:span><text:span text:style-name="T178">Получаемые аргументы, возвращаемое значение, и использование аналогично функции </text:span><text:span text:style-name="T278">intcmp</text:span><text:span text:style-name="T178">.</text:span></text:p>
      <text:p text:style-name="P120"><text:span text:style-name="T101">int </text:span><text:span text:style-name="T268">shr</text:span><text:span text:style-name="T263">cmp</text:span><text:span text:style-name="T101">(void * a, void * b)</text:span></text:p>
      <text:p text:style-name="P75"><text:span text:style-name="T334">Функция для сравнения переменных типа </text:span><text:span text:style-name="T235">Date</text:span><text:span text:style-name="T178">.</text:span><text:span text:style-name="T177"> </text:span><text:span text:style-name="T178">Получаемые аргументы, возвращаемое значение, и использование аналогично функции </text:span><text:span text:style-name="T278">intcmp</text:span><text:span text:style-name="T178">.</text:span></text:p>
      <text:p text:style-name="P58"><text:span text:style-name="T100">int</text:span> <text:span text:style-name="T262">cmpdte</text:span>(<text:span text:style-name="T233">Date</text:span> * <text:span text:style-name="T115">a</text:span>, <text:span text:style-name="T233">Date</text:span> * <text:span text:style-name="T115">b</text:span>)</text:p>
      <text:p text:style-name="P76"><text:span text:style-name="T335">Функция, присоединяющая переданный </text:span><text:span text:style-name="T33">указателем</text:span><text:span text:style-name="T335"> элемент к </text:span><text:span text:style-name="T33">стеку </text:span><text:span text:style-name="T138">freeded_elements</text:span><text:span text:style-name="T335">, реализованному в виде односвязн</text:span><text:span text:style-name="T33">ого списка. </text:span><text:span text:style-name="T34">Таким образом, если программе вновь понадобится новый элемент, она не будет вновь вызывать </text:span><text:span text:style-name="T269">malloc</text:span><text:span text:style-name="T34">.</text:span></text:p>
      <text:p text:style-name="P58"><text:span text:style-name="T100">void</text:span> <text:span text:style-name="T262">list_element_free</text:span>(<text:span text:style-name="T233">ListElement</text:span> * <text:span text:style-name="T115">el</text:span>)</text:p>
      <text:p text:style-name="P78"><text:span text:style-name="T336">Функция, возвращающая указатель на элемент, взятый из стека </text:span><text:span text:style-name="T138">freeded_elements</text:span><text:span text:style-name="T336"> или размещённый в памяти с помощью </text:span><text:span text:style-name="T269">malloc</text:span><text:span text:style-name="T336">, </text:span><text:span text:style-name="T337">если тот пуст.</text:span></text:p>
      <text:p text:style-name="P58"><text:span text:style-name="T233">ListElement</text:span> * <text:span text:style-name="T262">list_element_new</text:span>()</text:p>
      <text:p text:style-name="P121">Функция, выводящая элемент <text:span text:style-name="T116">cur</text:span> на экран.</text:p>
      <text:p text:style-name="P58"><text:span text:style-name="T100">void</text:span> <text:span text:style-name="T262">element_print</text:span>(<text:span text:style-name="T233">ListElement</text:span> * <text:span text:style-name="T115">cur</text:span>)</text:p>
      <text:p text:style-name="P77"><text:span text:style-name="T338">Функция, выводящая </text:span><text:span text:style-name="T37">запись</text:span><text:span text:style-name="T338"> </text:span><text:span text:style-name="T144">cur</text:span><text:span text:style-name="T338"> </text:span><text:span text:style-name="T35">в </text:span><text:span text:style-name="T40">текстовый </text:span><text:span text:style-name="T35">файл </text:span><text:span text:style-name="T118">f</text:span><text:span text:style-name="T338">. </text:span><text:span text:style-name="T339">Возвращает отрицательное значение в случае неудачи.</text:span></text:p>
      <text:p text:style-name="P58"><text:span text:style-name="T100">int</text:span> <text:span text:style-name="T262">element_print_to_txt</text:span>(<text:span text:style-name="T233">FILE</text:span> * <text:span text:style-name="T115">f</text:span>, <text:span text:style-name="T233">ListElement</text:span> * <text:span text:style-name="T115">cur</text:span>)</text:p>
      <text:p text:style-name="P79"><text:span text:style-name="T338">Функция, </text:span><text:span text:style-name="T36">считывающая</text:span><text:span text:style-name="T338"> </text:span><text:span text:style-name="T37">запись</text:span><text:span text:style-name="T338"> </text:span><text:span text:style-name="T340">из </text:span><text:span text:style-name="T341">текстового</text:span><text:span text:style-name="T340"> файла </text:span><text:span text:style-name="T119">f</text:span><text:span text:style-name="T338"> </text:span><text:span text:style-name="T35">в </text:span><text:span text:style-name="T36">элемент</text:span><text:span text:style-name="T35"> </text:span><text:span text:style-name="T119">cur</text:span><text:span text:style-name="T338">. </text:span><text:span text:style-name="T339">Возвращает отрицательное значение в случае неудачи.</text:span></text:p>
      <text:p text:style-name="P58"><text:span text:style-name="T100">int</text:span> <text:span text:style-name="T262">element_read_from_txt</text:span>(<text:span text:style-name="T233">FILE</text:span> * <text:span text:style-name="T115">f</text:span>, <text:span text:style-name="T233">ListElement</text:span> * <text:span text:style-name="T115">cur</text:span>)</text:p>
      <text:p text:style-name="P80"><text:span text:style-name="T338">Функция, </text:span><text:span text:style-name="T38">заполняющая</text:span><text:span text:style-name="T35"> </text:span><text:span text:style-name="T36">элемент</text:span><text:span text:style-name="T35"> </text:span><text:span text:style-name="T120">elem</text:span><text:span text:style-name="T119"> </text:span><text:span text:style-name="T179">начальными значениями.</text:span></text:p>
      <text:p text:style-name="P58"><text:span text:style-name="T100">void</text:span> <text:span text:style-name="T262">element_zerofill</text:span>(<text:span text:style-name="T233">ListElement</text:span> * <text:span text:style-name="T115">elem</text:span>)</text:p>
      <text:p text:style-name="P81"><text:span text:style-name="T338">Функция, </text:span><text:span text:style-name="T39">добавляющая</text:span><text:span text:style-name="T35"> </text:span><text:span text:style-name="T36">элемент</text:span><text:span text:style-name="T35"> </text:span><text:span text:style-name="T120">el</text:span><text:span text:style-name="T119"> </text:span><text:span text:style-name="T180">в список (основной или вспомогательный, в зависимости от </text:span><text:span text:style-name="T137">link_layer</text:span><text:span text:style-name="T180">)</text:span><text:span text:style-name="T179">.</text:span></text:p>
      <text:p text:style-name="P58"><text:span text:style-name="T100">void</text:span> <text:span text:style-name="T262">list_add</text:span>(<text:span text:style-name="T233">ListElement</text:span> * <text:span text:style-name="T115">el</text:span>)</text:p>
      <text:p text:style-name="P82"><text:span text:style-name="T338">Функция, </text:span><text:span text:style-name="T41">возвращающая размер файла</text:span><text:span text:style-name="T35"> </text:span><text:span text:style-name="T121">f</text:span><text:span text:style-name="T119"> </text:span><text:span text:style-name="T180">в </text:span><text:span text:style-name="T181">байтах</text:span><text:span text:style-name="T179">.</text:span></text:p>
      <text:p text:style-name="P58"><text:span text:style-name="T233">size_t</text:span> <text:span text:style-name="T262">get_file_size</text:span>(<text:span text:style-name="T233">FILE</text:span> * <text:span text:style-name="T115">f</text:span>)</text:p>
      <text:p text:style-name="P83"><text:span text:style-name="T342">Функция, выполняющая первое выделение памяти под </text:span><text:span text:style-name="T42">записи</text:span><text:span text:style-name="T342"> из файла автосохранения (константа </text:span><text:span text:style-name="T112">AUTOSAVE_FILE_NAME</text:span><text:span text:style-name="T342">) и элемента <text:s/></text:span><text:span text:style-name="T146">last_readed</text:span><text:span text:style-name="T182">, в который производится запись вводимых пользователем данных </text:span><text:span text:style-name="T183">при добавлении нового элемента </text:span><text:span text:style-name="T185">и загружающая эти записи в основной список</text:span><text:span text:style-name="T183">. </text:span><text:span text:style-name="T184">Память </text:span><text:soft-page-break/><text:span text:style-name="T184">выделяется единой частью, начало и конец которой записываются в глобальные переменные </text:span><text:span text:style-name="T132">first_alloc_begin </text:span><text:span text:style-name="T184">и </text:span><text:span text:style-name="T132">first_alloc_end</text:span><text:span text:style-name="T184">.</text:span></text:p>
      <text:p text:style-name="P58"><text:span text:style-name="T100">void</text:span> <text:span text:style-name="T262">list_autoload</text:span>()</text:p>
      <text:p text:style-name="P122">Функция, выполняющая сохранение списка <text:span text:style-name="T180">(основно</text:span><text:span text:style-name="T186">го</text:span><text:span text:style-name="T180"> или вспомогательн</text:span><text:span text:style-name="T186">ого</text:span><text:span text:style-name="T180">, в зависимости от </text:span><text:span text:style-name="T137">link_layer</text:span><text:span text:style-name="T180">) </text:span><text:span text:style-name="T187">в </text:span><text:span text:style-name="T182">файл автосохранения (константа </text:span><text:span text:style-name="T109">AUTOSAVE_FILE_NAME</text:span><text:span text:style-name="T182">)</text:span><text:span text:style-name="T179">.</text:span></text:p>
      <text:p text:style-name="P58"><text:span text:style-name="T100">void</text:span> <text:span text:style-name="T262">list_autosave</text:span>()</text:p>
      <text:p text:style-name="P123">Функция, <text:span text:style-name="T343">удаляющая элемент </text:span><text:span text:style-name="T147">el</text:span><text:span text:style-name="T343"> из списка (</text:span><text:span text:style-name="T180">основно</text:span><text:span text:style-name="T186">го</text:span><text:span text:style-name="T180"> или вспомогательн</text:span><text:span text:style-name="T186">ого, </text:span><text:span text:style-name="T180">в зависимости от </text:span><text:span text:style-name="T137">link_layer</text:span><text:span text:style-name="T343">).</text:span></text:p>
      <text:p text:style-name="P58"><text:span text:style-name="T100">void</text:span> <text:span text:style-name="T262">list_remove</text:span>(<text:span text:style-name="T233">ListElement</text:span> * <text:span text:style-name="T115">el</text:span>)</text:p>
      <text:p text:style-name="P87"><text:span text:style-name="T348">Часть алгоритма сортировки. </text:span><text:span text:style-name="T344">Функция, выполняющая сравнение </text:span><text:span text:style-name="T345">полей, </text:span><text:span text:style-name="T346">расположенным в памяти</text:span><text:span text:style-name="T345"> со смещением относительно начала элемента, указанным глобальной переменной </text:span><text:span text:style-name="T116">field_to_compare_by_offset</text:span><text:span text:style-name="T344">, </text:span><text:span text:style-name="T347">э</text:span><text:span text:style-name="T344">лементов </text:span><text:span text:style-name="T148">a</text:span><text:span text:style-name="T344"> и </text:span><text:span text:style-name="T148">b</text:span><text:span text:style-name="T344"> </text:span><text:span text:style-name="T345">с</text:span><text:span text:style-name="T344"> </text:span><text:span text:style-name="T345">использованием функции для сравнения, заданной глобальной переменной </text:span><text:span text:style-name="T116">list_element_compare_func</text:span><text:span text:style-name="T171">, </text:span><text:span text:style-name="T188">которая может принимать значение указателя типа </text:span><text:span text:style-name="T236">CompareFunc </text:span><text:span text:style-name="T188">на одну из функций:</text:span><text:span text:style-name="T279"> </text:span><text:span text:style-name="T280">strcmp</text:span><text:span text:style-name="T189">, </text:span><text:span text:style-name="T280">intcmp</text:span><text:span text:style-name="T189">, </text:span><text:span text:style-name="T280">chrcmp</text:span><text:span text:style-name="T189">, </text:span><text:span text:style-name="T280">shrcmp</text:span><text:span text:style-name="T192">,</text:span><text:span text:style-name="T189"> </text:span><text:span text:style-name="T280">dtecmp</text:span><text:span text:style-name="T189"> </text:span><text:span text:style-name="T192">или </text:span><text:span text:style-name="T280">list_process_cmp</text:span><text:span text:style-name="T192">.</text:span></text:p>
      <text:p text:style-name="P58"><text:span text:style-name="T100">int</text:span> <text:span text:style-name="T262">list_element_compare</text:span>(<text:span text:style-name="T233">ListElement</text:span> * <text:span text:style-name="T115">a</text:span>, <text:span text:style-name="T233">ListElement</text:span> * <text:span text:style-name="T115">b</text:span>)</text:p>
      <text:p text:style-name="P85"><text:span text:style-name="T348">Часть алгоритма сортировки. Функция, выполняющая объединение двух </text:span><text:span text:style-name="T43">отрезков сортируемого списка</text:span><text:span text:style-name="T348"> </text:span><text:span text:style-name="T150">l1</text:span><text:span text:style-name="T348"> и </text:span><text:span text:style-name="T150">l</text:span><text:span text:style-name="T149">2</text:span><text:span text:style-name="T348"> </text:span><text:span text:style-name="T349">в один </text:span><text:span text:style-name="T348">с использованием функции </text:span><text:span text:style-name="T289">list_element_compare</text:span><text:span text:style-name="T348"> </text:span><text:span text:style-name="T349">для определения порядка следования.</text:span></text:p>
      <text:p text:style-name="P58"><text:span text:style-name="T233">Cut</text:span> <text:span text:style-name="T262">merge</text:span>(<text:span text:style-name="T233">Cut</text:span> <text:span text:style-name="T115">l1</text:span>, <text:span text:style-name="T233">Cut</text:span> <text:span text:style-name="T115">l2</text:span>)</text:p>
      <text:p text:style-name="P84"><text:span text:style-name="T348">Часть алгоритма сортировки. Функция, выполняющая </text:span><text:span text:style-name="T350">сортировку </text:span><text:span text:style-name="T122">len</text:span><text:span text:style-name="T350"> </text:span><text:span text:style-name="T352">(&gt;=2) </text:span><text:span text:style-name="T351">элементов </text:span><text:span text:style-name="T350">двухнаправленного списка </text:span><text:span text:style-name="T351">начиная </text:span><text:span text:style-name="T350">с элемента </text:span><text:span text:style-name="T151">first</text:span><text:span text:style-name="T350">. </text:span><text:span text:style-name="T351">Использует </text:span><text:span text:style-name="T290">merge</text:span><text:span text:style-name="T351"> и возвращает осортированный отрезок.</text:span></text:p>
      <text:p text:style-name="P58"><text:span text:style-name="T233">Cut</text:span> <text:span text:style-name="T262">recursion</text:span>(<text:span text:style-name="T233">ListElement</text:span> * <text:span text:style-name="T115">first</text:span>, <text:span text:style-name="T100">int</text:span> <text:span text:style-name="T115">len</text:span>)</text:p>
      <text:p text:style-name="P86"><text:span text:style-name="T348">Часть алгоритма сортировки. Функция, </text:span><text:span text:style-name="T352">выполняющая </text:span><text:span text:style-name="T353">установку глобальных переменных </text:span><text:span text:style-name="T152">field_to_compare_by_offset</text:span><text:span text:style-name="T353"> и </text:span><text:span text:style-name="T152">list_element_compare_func</text:span><text:span text:style-name="T353">, в зависимости от порядкового номера </text:span><text:span text:style-name="T152">field_id</text:span><text:span text:style-name="T353"> в глобальном массиве </text:span><text:span text:style-name="T116">list_element_fields</text:span><text:span text:style-name="T353">, используемых функцией </text:span><text:span text:style-name="T291">list_element_compare</text:span><text:span text:style-name="T353">, а так же начала и конца списка </text:span><text:span text:style-name="T180">(основно</text:span><text:span text:style-name="T186">го</text:span><text:span text:style-name="T180"> или вспомогательн</text:span><text:span text:style-name="T186">ого</text:span><text:span text:style-name="T180">, в зависимости от </text:span><text:span text:style-name="T137">link_layer</text:span><text:span text:style-name="T180">) </text:span><text:span text:style-name="T190">на первый и последний элемент отрезка, </text:span><text:span text:style-name="T191">возвращаемого функцией </text:span><text:span text:style-name="T281">recursion</text:span><text:span text:style-name="T190">.</text:span></text:p>
      <text:p text:style-name="P58"><text:span text:style-name="T100">void</text:span> <text:span text:style-name="T262">merge_sort</text:span>(<text:span text:style-name="T100">unsigned</text:span> <text:span text:style-name="T100">char</text:span> <text:span text:style-name="T115">field_id</text:span>)</text:p>
      <text:p text:style-name="P124">Функция, выполняющая передачу всех элементов основного списка стеку <text:span text:style-name="T138">freeded_elements</text:span> и обнуляющая занчения первого <text:span text:style-name="T354">и </text:span>последнего элементов списка, <text:span text:style-name="T354">а так же </text:span>его длинну.</text:p>
      <text:p text:style-name="P58"><text:span text:style-name="T100">void</text:span> <text:span text:style-name="T262">list_free</text:span>()</text:p>
      <text:p text:style-name="P88"><text:span text:style-name="T355">Функция, выполняющая фактическое освобождение памяти, занимаемой главным (и воспомогательным, содержащим часть элементов главного) списком, </text:span><text:span text:style-name="T356">а так же элементами стека </text:span><text:span text:style-name="T138">freeded_elements</text:span><text:span text:style-name="T356"> и элементом </text:span><text:span text:style-name="T139">last_readed</text:span><text:span text:style-name="T356">. </text:span><text:span text:style-name="T357">Использует глобальные переменные </text:span><text:span text:style-name="T132">first_alloc_begin </text:span><text:span text:style-name="T184">и </text:span><text:span text:style-name="T132">first_alloc_end</text:span><text:span text:style-name="T357"> для определения, следует ли вызвать </text:span><text:span text:style-name="T358">на элементе функцию </text:span><text:span text:style-name="T292">free</text:span><text:span text:style-name="T357"> или память, </text:span><text:span text:style-name="T359">выделенная при запуске программы</text:span><text:span text:style-name="T357"> уже была освобождена.</text:span></text:p>
      <text:p text:style-name="P58"><text:span text:style-name="T100">void</text:span> <text:span text:style-name="T262">list_release_memory</text:span>()</text:p>
      <text:p text:style-name="P125">Часть алгоритма обработки списка. Функция, выполняющая копирование основного списка в вспомогательный.</text:p>
      <text:p text:style-name="P58"><text:soft-page-break/><text:span text:style-name="T100">void</text:span> <text:span text:style-name="T262">list_copy_to_search_layer</text:span>()</text:p>
      <text:p text:style-name="P91"><text:span text:style-name="T360">Часть алгоритма обработки списка. Функция, выполняющая </text:span><text:span text:style-name="T361">сравнение </text:span><text:span text:style-name="T362">двух переменных типа </text:span><text:span text:style-name="T237">FileData</text:span><text:span text:style-name="T362"> </text:span><text:span text:style-name="T363">по полям </text:span><text:span text:style-name="T116">group_name</text:span><text:span text:style-name="T363">, </text:span><text:span text:style-name="T116">gender</text:span><text:span text:style-name="T363">, </text:span><text:span text:style-name="T116">USE_score</text:span><text:span text:style-name="T363">, </text:span><text:span text:style-name="T116">admission_date </text:span><text:span text:style-name="T363">в порядке убывания приоритета.</text:span><text:span text:style-name="T362"> </text:span><text:span text:style-name="T178">Получаемые аргументы, возвращаемое значение, и использование аналогично функции </text:span><text:span text:style-name="T278">intcmp</text:span><text:span text:style-name="T178">.</text:span></text:p>
      <text:p text:style-name="P58"><text:span text:style-name="T100">int</text:span> <text:span text:style-name="T262">list_process_cmp</text:span>(<text:span text:style-name="T233">FileData</text:span> * <text:span text:style-name="T115">a</text:span>, <text:span text:style-name="T233">FileData</text:span> * <text:span text:style-name="T115">b</text:span>)</text:p>
      <text:p text:style-name="P90"><text:span text:style-name="T360">Часть алгоритма обработки списка. Функция, </text:span><text:span text:style-name="T363">выполняющая обработку. Выбирает по 5 юношей и девушек с наивысшим баллом ЕГЭ в каждой группе. Вызывает функцию </text:span><text:span text:style-name="T293">list_copy_to_search_layer</text:span><text:span text:style-name="T363">, выполняет переключение </text:span><text:span text:style-name="T137">link_layer</text:span><text:span text:style-name="T363"> в режим вспомогательного списка </text:span><text:span text:style-name="T364">S</text:span><text:span text:style-name="T365">EARCH</text:span><text:span text:style-name="T363">, выполняет действия, аналогичные функции </text:span><text:span text:style-name="T293">merge_sort</text:span><text:span text:style-name="T363">, но использует смещение структуры </text:span><text:span text:style-name="T237">FileData </text:span><text:span text:style-name="T363">относительно начала элемента и </text:span><text:span text:style-name="T293">list_process_cmp</text:span><text:span text:style-name="T363"> в качестве функции сортировки, отсекает лишние элементы списка после каждой пятой записи о юноше или девушке </text:span><text:span text:style-name="T370">в группе</text:span><text:span text:style-name="T363">.</text:span></text:p>
      <text:p text:style-name="P58"><text:span text:style-name="T100">void</text:span> <text:span text:style-name="T262">list_process</text:span>()</text:p>
      <text:p text:style-name="P89"><text:span text:style-name="T50">Функция, печатающая</text:span><text:span text:style-name="T371"> во второй сверху строке буфера консоли фразу </text:span><text:span text:style-name="T430">одной </text:span><text:span text:style-name="T371">из пес</text:span><text:span text:style-name="T430">ен</text:span><text:span text:style-name="T371"> группы «Ария», по смыслу связанную с запуском программы. </text:span><text:span text:style-name="T372">Использует счётчик </text:span><text:span text:style-name="T116">start </text:span><text:span text:style-name="T375">из </text:span><text:span text:style-name="T376">глобальной</text:span><text:span text:style-name="T375"> структуры</text:span><text:span text:style-name="T372"> </text:span><text:span text:style-name="T153">quotes_state</text:span><text:span text:style-name="T372">, </text:span><text:span text:style-name="T47">состояние которой</text:span><text:span text:style-name="T377"> предполагалось загружать из файла автосохранения </text:span><text:span text:style-name="T378">при запуске программы</text:span><text:span text:style-name="T377">. </text:span><text:span text:style-name="T379">Определена макросом.</text:span></text:p>
      <text:p text:style-name="P58"><text:span text:style-name="T100">void </text:span><text:span text:style-name="T314">start_</text:span><text:span text:style-name="T262">quote</text:span><text:span text:style-name="T100">()</text:span></text:p>
      <text:p text:style-name="P92"><text:span text:style-name="T50">Функция,</text:span><text:span text:style-name="T45"> аналогичн</text:span><text:span text:style-name="T51">ая</text:span><text:span text:style-name="T373"> функци</text:span><text:span text:style-name="T380">и</text:span><text:span text:style-name="T373"> </text:span><text:span text:style-name="T294">start_</text:span><text:span text:style-name="T295">quote</text:span><text:span text:style-name="T373">. Пе</text:span><text:span text:style-name="T371">чатает фразу, по смыслу связанную с </text:span><text:span text:style-name="T44">завершением</text:span><text:span text:style-name="T371"> программы, </text:span><text:span text:style-name="T374">использует счетчик </text:span><text:span text:style-name="T154">start</text:span><text:span text:style-name="T374">.</text:span></text:p>
      <text:p text:style-name="P126"><text:span text:style-name="T101">void </text:span><text:span text:style-name="T270">exit</text:span><text:span text:style-name="T294">_</text:span><text:span text:style-name="T263">quote</text:span><text:span text:style-name="T101">()</text:span></text:p>
      <text:p text:style-name="P92"><text:span text:style-name="T50">Функция,</text:span><text:span text:style-name="T45"> аналогичн</text:span><text:span text:style-name="T51">ая</text:span><text:span text:style-name="T45"> функци</text:span><text:span text:style-name="T51">и</text:span><text:span text:style-name="T45"> </text:span><text:span text:style-name="T270">start_</text:span><text:span text:style-name="T271">quote</text:span><text:span text:style-name="T45">. Пе</text:span><text:span text:style-name="T44">чатает фразу, по смыслу связанную с редактированием элемента, </text:span><text:span text:style-name="T46">использует счетчик </text:span><text:span text:style-name="T123">edit</text:span><text:span text:style-name="T46">.</text:span></text:p>
      <text:p text:style-name="P126"><text:span text:style-name="T101">void </text:span><text:span text:style-name="T270">edit</text:span><text:span text:style-name="T294">_</text:span><text:span text:style-name="T263">quote</text:span><text:span text:style-name="T101">()</text:span></text:p>
      <text:p text:style-name="P92"><text:span text:style-name="T50">Функция,</text:span><text:span text:style-name="T45"> аналогичн</text:span><text:span text:style-name="T51">ая</text:span><text:span text:style-name="T45"> функци</text:span><text:span text:style-name="T51">и</text:span><text:span text:style-name="T45"> </text:span><text:span text:style-name="T270">start_</text:span><text:span text:style-name="T271">quote</text:span><text:span text:style-name="T45">. Пе</text:span><text:span text:style-name="T44">чатает фразу, по смыслу связанную с </text:span><text:span text:style-name="T48">допущенной пользователем ошибкой</text:span><text:span text:style-name="T44">, </text:span><text:span text:style-name="T46">использует счетчик </text:span><text:span text:style-name="T124">mistake</text:span><text:span text:style-name="T46">.</text:span></text:p>
      <text:p text:style-name="P126"><text:span text:style-name="T101">void </text:span><text:span text:style-name="T270">mistake</text:span><text:span text:style-name="T294">_</text:span><text:span text:style-name="T263">quote</text:span><text:span text:style-name="T101">()</text:span></text:p>
      <text:p text:style-name="P92"><text:span text:style-name="T50">Функция,</text:span><text:span text:style-name="T45"> аналогичн</text:span><text:span text:style-name="T51">ая</text:span><text:span text:style-name="T45"> функци</text:span><text:span text:style-name="T51">и</text:span><text:span text:style-name="T45"> </text:span><text:span text:style-name="T270">start_</text:span><text:span text:style-name="T271">quote</text:span><text:span text:style-name="T45">. Пе</text:span><text:span text:style-name="T44">чатает фразу, по смыслу связанную с </text:span><text:span text:style-name="T49">удалением</text:span><text:span text:style-name="T44"> элемента, </text:span><text:span text:style-name="T46">использует счетчик </text:span><text:span text:style-name="T125">remove</text:span><text:span text:style-name="T46">.</text:span></text:p>
      <text:p text:style-name="P126"><text:span text:style-name="T101">void </text:span><text:span text:style-name="T270">remove</text:span><text:span text:style-name="T294">_</text:span><text:span text:style-name="T263">quote</text:span><text:span text:style-name="T101">()</text:span></text:p>
      <text:p text:style-name="P94"><text:span text:style-name="T381">Функция, задающая переменные, необходимые для работы скролла, присваивающая </text:span><text:span text:style-name="T155">el</text:span><text:span text:style-name="T381"> глобальным переменным </text:span><text:span text:style-name="T116">scroll_first_element_on_screen </text:span><text:span text:style-name="T381">и </text:span><text:span text:style-name="T116">scroll_selected_element</text:span><text:span text:style-name="T381">, а так же устанавливающая значение глобальной переменной </text:span><text:span text:style-name="T116">scroll_selected_element_pos</text:span><text:span text:style-name="T381"> в </text:span><text:span text:style-name="T230">0</text:span><text:span text:style-name="T381">.</text:span></text:p>
      <text:p text:style-name="P58"><text:span text:style-name="T100">void</text:span> <text:span text:style-name="T262">scroll_set_head</text:span>(<text:span text:style-name="T233">ListElement</text:span> * <text:span text:style-name="T115">el</text:span>)</text:p>
      <text:p text:style-name="P93"><text:span text:style-name="T382">Функция, перерисовывающая скролл. Использует переменные, установленные функцией </text:span><text:span text:style-name="T296">scroll_set_head</text:span><text:span text:style-name="T382">. Подсвечивает выбранный элемент с помощью </text:span><text:span text:style-name="T263">setColor </text:span><text:span text:style-name="T384">ил</text:span><text:span text:style-name="T383">и выводит сообщение о том, что список пуст в строке буфера, заданной константой </text:span><text:span text:style-name="T113">E404_POSY</text:span><text:span text:style-name="T383">.</text:span></text:p>
      <text:p text:style-name="P58"><text:span text:style-name="T100">void</text:span> <text:span text:style-name="T262">redraw_scroll</text:span>()</text:p>
      <text:p text:style-name="P95"><text:span text:style-name="T385">Функция, </text:span><text:span text:style-name="T52">инкрементирующая или декриментирующая глобальную переменную </text:span><text:span text:style-name="T140">scroll_selected_element_pos </text:span><text:span text:style-name="T387">и заменяющая </text:span><text:span text:style-name="T158">scroll_selected_element</text:span><text:span text:style-name="T385"> </text:span><text:span text:style-name="T387">на предыдущий или следующий в </text:span><text:span text:style-name="T385">зависимости от направления прокрутки </text:span><text:span text:style-name="T156">dir</text:span><text:span text:style-name="T385">, которое может принимать значение </text:span><text:span text:style-name="T364">UP</text:span><text:span text:style-name="T385"> или </text:span><text:span text:style-name="T366">DOWN</text:span><text:span text:style-name="T385">. <text:s/></text:span><text:span text:style-name="T386">В </text:span><text:soft-page-break/><text:span text:style-name="T386">случае, если выбранный элемент находится у того края буфера, в сторону которого прои</text:span><text:span text:style-name="T53">зводится</text:span><text:span text:style-name="T386"> прокрутка, происходит переключение </text:span><text:span text:style-name="T157">scroll_first_element_on_screen</text:span><text:span text:style-name="T386"> на предыдущий или следующий элемент списка </text:span><text:span text:style-name="T180">(основно</text:span><text:span text:style-name="T186">го</text:span><text:span text:style-name="T180"> или вспомогательн</text:span><text:span text:style-name="T186">ого</text:span><text:span text:style-name="T180">, в зависимости от </text:span><text:span text:style-name="T137">link_layer</text:span><text:span text:style-name="T180">)</text:span></text:p>
      <text:p text:style-name="P58"><text:span text:style-name="T100">void</text:span> <text:span text:style-name="T262">scroll_scroll</text:span>(<text:span text:style-name="T233">Vertical</text:span> <text:span text:style-name="T115">dir</text:span>)</text:p>
      <text:p text:style-name="P96"><text:span text:style-name="T388">Функция, производящая </text:span><text:span text:style-name="T390">циклическое </text:span><text:span text:style-name="T388">считывание полей, указанных в </text:span><text:span text:style-name="T389">константном </text:span><text:span text:style-name="T388">глобальном массиве </text:span><text:span text:style-name="T159">list_element_fields</text:span><text:span text:style-name="T388"> в элемент </text:span><text:span text:style-name="T159">elem</text:span><text:span text:style-name="T388">. В процессе работы вызывает </text:span><text:span text:style-name="T263">element_print</text:span><text:span text:style-name="T171"> </text:span><text:span text:style-name="T193">и функции, описание которых </text:span><text:span text:style-name="T194">соответствует</text:span><text:span text:style-name="T193"> <text:s/></text:span><text:span text:style-name="T133">READ_FUNC_SIGNATURE</text:span><text:span text:style-name="T193">, указанные в качестве функций для считывания поля в <text:s/></text:span><text:span text:style-name="T133">list_element_fields</text:span><text:span text:style-name="T193">. </text:span><text:span text:style-name="T196">В</text:span><text:span text:style-name="T195">озвращаемое значение идентично таков</text:span><text:span text:style-name="T196">ому</text:span><text:span text:style-name="T195"> у функции </text:span><text:span text:style-name="T282">read_string</text:span><text:span text:style-name="T195">.</text:span></text:p>
      <text:p text:style-name="P58"><text:span text:style-name="T100">char</text:span> <text:span text:style-name="T262">draw_editor</text:span>(<text:span text:style-name="T233">ListElement</text:span> * <text:span text:style-name="T115">elem</text:span>)</text:p>
      <text:p text:style-name="P127">Вспомогательная пустая функция. Используется в качестве заглушки.</text:p>
      <text:p text:style-name="P58"><text:span text:style-name="T100">void</text:span> <text:span text:style-name="T262">empty_func</text:span>()</text:p>
      <text:p text:style-name="P98"><text:span text:style-name="T391">Функция, перерисовывающая меню. Подсвечивает текущий выбранный </text:span><text:span text:style-name="T54">пункт, </text:span><text:span text:style-name="T55">индекс которого хранится в глобальной переменной </text:span><text:span text:style-name="T141">selected_menu_item</text:span><text:span text:style-name="T55">. </text:span><text:span text:style-name="T56">Если </text:span><text:span text:style-name="T142">link_layer</text:span><text:span text:style-name="T56"> установлен в режим вспомогательного списка </text:span><text:span text:style-name="T367">SEARCH</text:span><text:span text:style-name="T56">, то отрисовывается последний пункт меню, иначе – скрывается.</text:span></text:p>
      <text:p text:style-name="P60"><text:span text:style-name="T100">void</text:span> <text:span text:style-name="T262">redraw_menu</text:span>()</text:p>
      <text:p text:style-name="P101"><text:span text:style-name="T392">Функция, вызывающая </text:span><text:span text:style-name="T272">setColor</text:span><text:span text:style-name="T392"> </text:span><text:span text:style-name="T396">для заполнения фона,</text:span><text:span text:style-name="T392"> затем </text:span><text:span text:style-name="T297">redraw_menu</text:span><text:span text:style-name="T392">.</text:span></text:p>
      <text:p text:style-name="P58"><text:span text:style-name="T100">void</text:span> <text:span text:style-name="T262">draw_menu</text:span>()</text:p>
      <text:p text:style-name="P97"><text:span text:style-name="T393">Функция, меняющая значение глобальной переменной <text:s/></text:span><text:span text:style-name="T141">selected_menu_item</text:span><text:span text:style-name="T197"> </text:span><text:span text:style-name="T198">в зависимости от аргумента </text:span><text:span text:style-name="T143">dir</text:span><text:span text:style-name="T198">, который может принимать занчени</text:span><text:span text:style-name="T199">е</text:span><text:span text:style-name="T198"> </text:span><text:span text:style-name="T368">LEFT</text:span><text:span text:style-name="T198"> и</text:span><text:span text:style-name="T199">ли</text:span><text:span text:style-name="T198"> </text:span><text:span text:style-name="T368">RIGHT</text:span><text:span text:style-name="T198">, и вызывающая функцию </text:span><text:span text:style-name="T283">redraw_menu</text:span><text:span text:style-name="T198">. <text:s/></text:span><text:span text:style-name="T224">Если </text:span><text:span text:style-name="T142">link_layer</text:span><text:span text:style-name="T224"> </text:span><text:span text:style-name="T226">не у</text:span><text:span text:style-name="T224">становлен в режим вспомогательного списка </text:span><text:span text:style-name="T367">SEARCH</text:span><text:span text:style-name="T224">, то </text:span><text:span text:style-name="T225">выбрать последний элемент меню – не возможно.</text:span></text:p>
      <text:p text:style-name="P58"><text:span text:style-name="T100">void</text:span> <text:span text:style-name="T262">scroll_menu</text:span>(<text:span text:style-name="T233">Horizontal</text:span> <text:span text:style-name="T115">dir</text:span>)</text:p>
      <text:p text:style-name="P99"><text:span text:style-name="T394">Функция, перерисовывающая заголовок </text:span><text:span text:style-name="T395">таблицы</text:span><text:span text:style-name="T394">. </text:span><text:span text:style-name="T395">Использует глобальный константный массив </text:span><text:span text:style-name="T116">list_element_fields </text:span><text:span text:style-name="T395">для получения имён полей и константу </text:span><text:span text:style-name="T101">HEADER_POSY</text:span><text:span text:style-name="T171"> </text:span><text:span text:style-name="T200">для позиционирования по вертикали. </text:span><text:span text:style-name="T201">Подсвечивает элемент, индекс которого задан аргументом </text:span><text:span text:style-name="T134">selected_header_item</text:span><text:span text:style-name="T201">.</text:span></text:p>
      <text:p text:style-name="P58"><text:span text:style-name="T100">void</text:span> <text:span text:style-name="T262">redraw_header</text:span>(<text:span text:style-name="T100">unsigned</text:span> <text:span text:style-name="T100">char</text:span> <text:span text:style-name="T115">selected_header_item</text:span>)</text:p>
      <text:p text:style-name="P100"><text:span text:style-name="T392">Функция, вызывающая </text:span><text:span text:style-name="T272">setColor</text:span><text:span text:style-name="T392"> </text:span><text:span text:style-name="T396">для заполнения фона,</text:span><text:span text:style-name="T392"> затем </text:span><text:span text:style-name="T297">redraw_</text:span><text:span text:style-name="T273">header</text:span><text:span text:style-name="T392">.</text:span></text:p>
      <text:p text:style-name="P58"><text:span text:style-name="T100">void</text:span> <text:span text:style-name="T262">draw_header</text:span>(<text:span text:style-name="T100">unsigned</text:span> <text:span text:style-name="T100">char</text:span> <text:span text:style-name="T115">selected_header_item</text:span>)</text:p>
      <text:p text:style-name="P102"><text:span text:style-name="T397">Функция, позволяющая выбрать поле записи с помощью стрелочек влево-вправо на клавиатуре. Возвращает код клавиши, прервавшей выбор (</text:span><text:span text:style-name="T101">KEY_ENTER </text:span><text:span text:style-name="T397">или </text:span><text:span text:style-name="T101">KEY_ESC</text:span><text:span text:style-name="T397">), результат записывает </text:span><text:span text:style-name="T398">по адресу</text:span><text:span text:style-name="T397"> </text:span><text:span text:style-name="T160">in_out</text:span><text:span text:style-name="T398">, переданному как аргумент.</text:span></text:p>
      <text:p text:style-name="P58"><text:span text:style-name="T100">char</text:span> <text:span text:style-name="T262">header_select_column</text:span>(<text:span text:style-name="T100">unsigned</text:span> <text:span text:style-name="T100">char</text:span> * <text:span text:style-name="T115">in_out</text:span>)</text:p>
      <text:p text:style-name="P128">Функция, печатающая <text:span text:style-name="T116">str</text:span> в строку статуса – последнюю строку консольного буфера.</text:p>
      <text:p text:style-name="P58"><text:span text:style-name="T100">void</text:span> <text:span text:style-name="T262">print_to_status</text:span>(<text:span text:style-name="T100">char</text:span> * <text:span text:style-name="T115">str</text:span>)</text:p>
      <text:p text:style-name="P129">Функция, печатающая <text:span text:style-name="T116">str</text:span> в строку статуса <text:span text:style-name="T399">и вызывающая </text:span><text:span text:style-name="T270">mistake</text:span><text:span text:style-name="T294">_</text:span><text:span text:style-name="T298">quote</text:span><text:span text:style-name="T399">.</text:span></text:p>
      <text:p text:style-name="P58"><text:span text:style-name="T100">void</text:span> <text:span text:style-name="T262">print_error_or_mistake</text:span>(<text:span text:style-name="T100">char</text:span> * <text:span text:style-name="T115">str</text:span>)</text:p>
      <text:p text:style-name="P103"><text:span text:style-name="T400">Функция меню, добавляющая элемент в основной список. Заполняет глобальный элемент </text:span><text:span text:style-name="T116">last_readed</text:span><text:span text:style-name="T400"> путём вызова функции </text:span><text:span text:style-name="T263">draw_editor </text:span><text:span text:style-name="T403">и</text:span><text:span text:style-name="T400"> если та вернула код </text:span><text:span text:style-name="T101">KEY_ENTER</text:span><text:span text:style-name="T400">, то добавляет </text:span><text:span text:style-name="T161">last_readed</text:span><text:span text:style-name="T400"> в основной список, после чего </text:span><text:soft-page-break/><text:span text:style-name="T400">присваивает </text:span><text:span text:style-name="T404">переменной </text:span><text:span text:style-name="T161">last_readed</text:span><text:span text:style-name="T400"> значение, возвращённое функцией </text:span><text:span text:style-name="T263">list_element_new</text:span><text:span text:style-name="T400">. Если элемент с таким же значением ключевого поля </text:span><text:span text:style-name="T116">gradebook_number</text:span><text:span text:style-name="T400"> уже существует, выводит ошибку через </text:span><text:span text:style-name="T263">print_error_or_mistake</text:span><text:span text:style-name="T400">. </text:span><text:span text:style-name="T402">Если список до этого был пуст, вызывает </text:span><text:span text:style-name="T263">scroll_set_head</text:span><text:span text:style-name="T402">. </text:span><text:span text:style-name="T57">Если завершилась без ошибок, вызывает </text:span><text:span text:style-name="T299">start_quote</text:span><text:span text:style-name="T401">.</text:span></text:p>
      <text:p text:style-name="P61"><text:span text:style-name="T100">void</text:span> <text:span text:style-name="T262">menu_add</text:span>()</text:p>
      <text:p text:style-name="P104"><text:span text:style-name="T400">Функция меню, </text:span><text:span text:style-name="T405">удаляющая выбранный элемент. </text:span><text:span text:style-name="T406">Если список пуст, выводит ошибку через </text:span><text:span text:style-name="T309">print_error_or_mistake</text:span><text:span text:style-name="T406">, иначе удаляет элемент из основного и вспомогательного списков </text:span><text:span text:style-name="T407">и устанавливает те же глобальные переменные, что и </text:span><text:span text:style-name="T299">scroll_set_head</text:span><text:span text:style-name="T312"> </text:span><text:span text:style-name="T227">на предыдущий элемент, если это возможно. </text:span><text:span text:style-name="T57">Если завершилась без ошибок, вызывает </text:span><text:span text:style-name="T58">функции </text:span><text:span text:style-name="T274">redraw_scroll</text:span><text:span text:style-name="T58"> и </text:span><text:span text:style-name="T57"><text:s/></text:span><text:span text:style-name="T300">remove</text:span><text:span text:style-name="T299">_quote</text:span><text:span text:style-name="T401">.</text:span></text:p>
      <text:p text:style-name="P58"><text:span text:style-name="T100">void</text:span> <text:span text:style-name="T262">menu_remove</text:span>()</text:p>
      <text:p text:style-name="P105"><text:span text:style-name="T408">Функция меню, редактирующая выбранный элемент. </text:span><text:span text:style-name="T406">Если список пуст, выводит ошибку через </text:span><text:span text:style-name="T309">print_error_or_mistake</text:span><text:span text:style-name="T406">, иначе </text:span><text:span text:style-name="T411">последовательно</text:span><text:span text:style-name="T406"> </text:span><text:span text:style-name="T410">вызывает</text:span><text:span text:style-name="T408"> функции </text:span><text:span text:style-name="T310">draw_editor</text:span><text:span text:style-name="T228">,</text:span><text:span text:style-name="T58"> <text:s/></text:span><text:span text:style-name="T274">redraw_scroll</text:span><text:span text:style-name="T58"> и</text:span><text:span text:style-name="T57"> </text:span><text:span text:style-name="T301">edit</text:span><text:span text:style-name="T299">_quote</text:span><text:span text:style-name="T409">.</text:span></text:p>
      <text:p text:style-name="P58"><text:span text:style-name="T100">void</text:span> <text:span text:style-name="T262">menu_edit</text:span>()</text:p>
      <text:p text:style-name="P106"><text:span text:style-name="T410">Функция меню, сортирующая список. </text:span><text:span text:style-name="T406">Если список </text:span><text:span text:style-name="T412">содержит менее двух элементов</text:span><text:span text:style-name="T406">, выводит ошибку, иначе </text:span><text:span text:style-name="T413">выбирает поле для сортировки вызовом функции </text:span><text:span text:style-name="T311">header_select_column</text:span><text:span text:style-name="T202">, </text:span><text:span text:style-name="T203">сортирует </text:span><text:span text:style-name="T204">вызовом</text:span><text:span text:style-name="T203"> </text:span><text:span text:style-name="T284">merge_sort</text:span><text:span text:style-name="T203">, обновляет те же </text:span><text:span text:style-name="T205">глобальные</text:span><text:span text:style-name="T203"> переменные, что и </text:span><text:span text:style-name="T299">scroll_set_head</text:span><text:span text:style-name="T203">, а потом вызывает </text:span><text:span text:style-name="T274">redraw_scroll</text:span><text:span text:style-name="T203"> и </text:span><text:span text:style-name="T299">start_quote</text:span><text:span text:style-name="T203">.</text:span></text:p>
      <text:p text:style-name="P58"><text:span text:style-name="T100">void</text:span> <text:span text:style-name="T262">menu_sort</text:span>()</text:p>
      <text:p text:style-name="P107"><text:span text:style-name="T410">Функция меню, </text:span><text:span text:style-name="T59">осуществляющая поиск в</text:span><text:span text:style-name="T410"> спис</text:span><text:span text:style-name="T414">ке, </text:span><text:span text:style-name="T415">для чего вызывает </text:span><text:span text:style-name="T311">header_select_column</text:span><text:span text:style-name="T415"> для выбора поля, по которому производить поиск, считывает искомое значение поля вызовом указанной для этого </text:span><text:span text:style-name="T116">read_func</text:span><text:span text:style-name="T415"> в описании поля из </text:span><text:span text:style-name="T116">list_element_fields</text:span><text:span text:style-name="T415">, </text:span><text:span text:style-name="T417">и</text:span><text:span text:style-name="T415"> режим поиска, который может принимать значения </text:span><text:span text:style-name="T240">'o'</text:span><text:span text:style-name="T415"> – перезаписать </text:span><text:span text:style-name="T417">(по умолчанию)</text:span><text:span text:style-name="T415">, </text:span><text:span text:style-name="T240">'</text:span><text:span text:style-name="T241">+</text:span><text:span text:style-name="T240">' </text:span><text:span text:style-name="T415">– добавить к существующему вспомогательному списку, </text:span><text:span text:style-name="T240">'-' </text:span><text:span text:style-name="T415">– удалить совпавшие элементы из вспомогательного списка. </text:span><text:span text:style-name="T416">Если ввод данных не был прерван пользователем </text:span><text:span text:style-name="T418">нажатием </text:span><text:span text:style-name="T101">KEY_ESC</text:span><text:span text:style-name="T416">, производит поиск и последовательно вызывает </text:span><text:span text:style-name="T263">redraw_menu</text:span><text:span text:style-name="T206">, </text:span><text:span text:style-name="T263">scroll_set_head</text:span><text:span text:style-name="T171">, </text:span><text:span text:style-name="T263">redraw_scroll</text:span><text:span text:style-name="T171"> </text:span><text:span text:style-name="T170">и </text:span><text:span text:style-name="T263">start_quote</text:span><text:span text:style-name="T171">.</text:span></text:p>
      <text:p text:style-name="P58"><text:span text:style-name="T100">void</text:span> <text:span text:style-name="T262">menu_search</text:span>()</text:p>
      <text:p text:style-name="P109"><text:span text:style-name="T419">Функция меню для выхода из режима поиска. Переключает </text:span><text:span text:style-name="T116">link_layer </text:span><text:span text:style-name="T419">в режим основного списка </text:span><text:span text:style-name="T364">SHOW</text:span><text:span text:style-name="T419">, устанавливает переменные, необходимые для корректной работы скролла вызовом функции </text:span><text:span text:style-name="T263">scroll_set_head </text:span><text:span text:style-name="T419">с первым элементом основного списка в качестве аргумента, обновляет меню и скролл вызов</text:span><text:span text:style-name="T421">ом </text:span><text:span text:style-name="T263">redraw_menu </text:span><text:span text:style-name="T419">и </text:span><text:span text:style-name="T263">redraw_scroll</text:span><text:span text:style-name="T419">, </text:span><text:span text:style-name="T420">вызывает </text:span><text:span text:style-name="T263">start_quote</text:span><text:span text:style-name="T420">.</text:span></text:p>
      <text:p text:style-name="P58"><text:span text:style-name="T100">void</text:span> <text:span text:style-name="T262">menu_close_search</text:span>()</text:p>
      <text:p text:style-name="P108"><text:span text:style-name="T422">Вспомогательная функция, производящая считывание имени файла с помощью вызова функции </text:span><text:span text:style-name="T275">read_string</text:span><text:span text:style-name="T422"> с разрешением на ввод специальных символов (константы </text:span><text:span text:style-name="T101">ALLOW_DIGITS</text:span><text:span text:style-name="T171"> </text:span><text:span text:style-name="T207">и</text:span><text:span text:style-name="T171"> </text:span><text:span text:style-name="T101">ALLOW_SPECIAL</text:span><text:span text:style-name="T422">). </text:span><text:span text:style-name="T423">Возвращает код клавиши, прервавшей ввод.</text:span></text:p>
      <text:p text:style-name="P58"><text:span text:style-name="T100">char</text:span> <text:span text:style-name="T262">read_filename</text:span>(<text:span text:style-name="T100">char</text:span> * <text:span text:style-name="T115">filename</text:span>)</text:p>
      <text:p text:style-name="P111"><text:span text:style-name="T424">Функция меню, экспортирующая список (основной или вспомогательный) в текстовый файл, имя которого </text:span><text:span text:style-name="T60">считывается вызовом </text:span><text:span text:style-name="T276">read_filename</text:span><text:span text:style-name="T60"> </text:span><text:span text:style-name="T72">вызовом </text:span><text:soft-page-break/><text:span text:style-name="T307">element_print_to_txt</text:span><text:span text:style-name="T60">. </text:span><text:span text:style-name="T61">В случае возникновения ошибки, она выводится через </text:span><text:span text:style-name="T302">print_error_or_mistake</text:span><text:span text:style-name="T208">, </text:span><text:span text:style-name="T209">иначе по завершении </text:span><text:span text:style-name="T210">сообщение об успешном окончании операции выводится через </text:span><text:span text:style-name="T308">print_to_status</text:span><text:span text:style-name="T210">, после чего в</text:span><text:span text:style-name="T209">ызывается </text:span><text:span text:style-name="T302">start_quote</text:span><text:span text:style-name="T209">.</text:span></text:p>
      <text:p text:style-name="P58"><text:span text:style-name="T100">void</text:span> <text:span text:style-name="T262">menu_export</text:span>()</text:p>
      <text:p text:style-name="P110"><text:span text:style-name="T424">Функция меню, </text:span><text:span text:style-name="T62">импортирующая основной</text:span><text:span text:style-name="T424"> список </text:span><text:span text:style-name="T62">из</text:span><text:span text:style-name="T424"> текстов</text:span><text:span text:style-name="T425">ого</text:span><text:span text:style-name="T424"> файл</text:span><text:span text:style-name="T425">а</text:span><text:span text:style-name="T424"> (</text:span><text:span text:style-name="T426">предварительно</text:span><text:span text:style-name="T62"> сбр</text:span><text:span text:style-name="T65">осив и основной и</text:span><text:span text:style-name="T62"> вспомогательный </text:span><text:span text:style-name="T65">вызовом </text:span><text:span text:style-name="T304">list_free </text:span><text:span text:style-name="T427">и переключив </text:span><text:span text:style-name="T162">link_layer </text:span><text:span text:style-name="T419">в </text:span><text:span text:style-name="T369">SHOW</text:span><text:span text:style-name="T427">)</text:span><text:span text:style-name="T424">. </text:span><text:span text:style-name="T425">И</text:span><text:span text:style-name="T424">мя </text:span><text:span text:style-name="T425">файла </text:span><text:span text:style-name="T60">считывается вызовом </text:span><text:span text:style-name="T276">read_filename</text:span><text:span text:style-name="T60">. <text:s/></text:span><text:span text:style-name="T64">После считывания списка, </text:span><text:span text:style-name="T67">которое производится вызовами </text:span><text:span text:style-name="T306">element_read_from_txt</text:span><text:span text:style-name="T313"> </text:span><text:span text:style-name="T67">и</text:span><text:span text:style-name="T64"> </text:span><text:span text:style-name="T303">list_add</text:span><text:span text:style-name="T313"> </text:span><text:span text:style-name="T67">(получающих </text:span><text:span text:style-name="T126">l</text:span><text:span text:style-name="T127">ast_readed </text:span><text:span text:style-name="T67">в качестве аргумента, который потом заменяется на значение возвращаемое функци</text:span><text:span text:style-name="T68">ей</text:span><text:span text:style-name="T67"> </text:span><text:span text:style-name="T306">list_element_new</text:span><text:span text:style-name="T67">). </text:span><text:span text:style-name="T69">Далее п</text:span><text:span text:style-name="T64">ервый элемент </text:span><text:span text:style-name="T69">списка</text:span><text:span text:style-name="T64"> устанавливается в качестве перво</text:span><text:span text:style-name="T70">й</text:span><text:span text:style-name="T64"> </text:span><text:span text:style-name="T70">записи,</text:span><text:span text:style-name="T64"> отображ</text:span><text:span text:style-name="T70">аемой</text:span><text:span text:style-name="T64"> на экране с помощью скролла, через вызов </text:span><text:span text:style-name="T303">scroll_set_head</text:span><text:span text:style-name="T64">, </text:span><text:span text:style-name="T71">после чего</text:span><text:span text:style-name="T66"> </text:span><text:span text:style-name="T71">скролл</text:span><text:span text:style-name="T66"> обновляется через </text:span><text:span text:style-name="T305">redraw_scroll</text:span><text:span text:style-name="T64">.</text:span><text:span text:style-name="T60"> </text:span><text:span text:style-name="T73">Завершается так же как и</text:span><text:span text:style-name="T63"> </text:span><text:span text:style-name="T277">menu_export</text:span><text:span text:style-name="T63">.</text:span></text:p>
      <text:p text:style-name="P58"><text:span text:style-name="T100">void</text:span> <text:span text:style-name="T262">menu_import</text:span>()</text:p>
      <text:p text:style-name="P113"><text:span text:style-name="T428">Функция меню, осуществляющая обработку списка вызовом функции </text:span><text:span text:style-name="T263">list_process</text:span><text:span text:style-name="T428">, после чего обновляет элементы интерфейса через </text:span><text:span text:style-name="T263">redraw_menu</text:span><text:span text:style-name="T169">, </text:span><text:span text:style-name="T263">start_quote</text:span><text:span text:style-name="T164">, </text:span><text:span text:style-name="T263">scroll_set_head</text:span><text:span text:style-name="T171"> </text:span><text:span text:style-name="T211">и </text:span><text:span text:style-name="T263">redraw_scroll</text:span>.</text:p>
      <text:p text:style-name="P58"><text:span text:style-name="T100">void</text:span> <text:span text:style-name="T262">menu_process</text:span>()</text:p>
      <text:p text:style-name="P114"><text:span text:style-name="T429">Главная функция. </text:span><text:span text:style-name="T431">Выполняет инициализацию, </text:span><text:span text:style-name="T74">получая значени</text:span><text:span text:style-name="T75">я</text:span><text:span text:style-name="T431"> глобальн</text:span><text:span text:style-name="T432">ых</text:span><text:span text:style-name="T431"> переменн</text:span><text:span text:style-name="T432">ых</text:span><text:span text:style-name="T431"> </text:span><text:span text:style-name="T116">stdout_handle </text:span><text:span text:style-name="T432">и </text:span><text:span text:style-name="T116">cursor_info</text:span><text:span text:style-name="T432">, </text:span><text:span text:style-name="T433">используемых для отрисовки, </text:span><text:span text:style-name="T432">в</text:span><text:span text:style-name="T431">ызовом</text:span><text:span text:style-name="T432">и</text:span><text:span text:style-name="T431"> </text:span><text:span text:style-name="T263">GetStdHandle</text:span><text:span text:style-name="T171"> </text:span><text:span text:style-name="T213">и </text:span><text:span text:style-name="T285">GetConsoleCursorInfo </text:span><text:span text:style-name="T213">(</text:span><text:span text:style-name="T212">WinAPI)</text:span><text:span text:style-name="T213">,</text:span><text:span text:style-name="T215"> <text:s/>вызывая</text:span><text:span text:style-name="T213"> </text:span><text:span text:style-name="T285">adjust_buffer</text:span><text:span text:style-name="T215"> </text:span><text:span text:style-name="T222">для </text:span><text:span text:style-name="T214">настройк</text:span><text:span text:style-name="T216">а</text:span><text:span text:style-name="T214"> буфера,</text:span><text:span text:style-name="T215"> устанавливая </text:span><text:span text:style-name="T135">scroll_last_line</text:span><text:span text:style-name="T213"> </text:span><text:span text:style-name="T215">как предпоследнюю строку буфера</text:span><text:span text:style-name="T213">, </text:span><text:span text:style-name="T215">вызывая</text:span><text:span text:style-name="T213"> </text:span><text:span text:style-name="T285">list_autoload</text:span><text:span text:style-name="T213"> </text:span><text:span text:style-name="T222">для</text:span><text:span text:style-name="T213"> </text:span><text:span text:style-name="T216">загрузк</text:span><text:span text:style-name="T222">и</text:span><text:span text:style-name="T216"> списка из файла автосохранения, </text:span><text:span text:style-name="T223">а так же</text:span><text:span text:style-name="T213"> </text:span><text:span text:style-name="T285">draw_menu</text:span><text:span text:style-name="T213">, </text:span><text:span text:style-name="T285">draw_header</text:span><text:span text:style-name="T213">, </text:span><text:span text:style-name="T285">draw_scroll </text:span><text:span text:style-name="T213">и </text:span><text:span text:style-name="T285">start_quote</text:span><text:span text:style-name="T213"> </text:span><text:span text:style-name="T222">для </text:span><text:span text:style-name="T214">начальн</text:span><text:span text:style-name="T222">ой</text:span><text:span text:style-name="T214"> отрисовки интерфейса.</text:span></text:p>
      <text:p text:style-name="P112"><text:span text:style-name="T214">П</text:span><text:span text:style-name="T217">осле в цикле считывается пользовательский ввод. В случае нажатия клавиш-стрелочек вызываются функции </text:span><text:span text:style-name="T285">scroll_scroll </text:span><text:span text:style-name="T217">и </text:span><text:span text:style-name="T286">menu_s</text:span><text:span text:style-name="T285">croll</text:span><text:span text:style-name="T217"> для вертикальных и горизонтальных клавиш соответственно. </text:span><text:span text:style-name="T218">В случае нажатия клавиши <text:s/></text:span><text:span text:style-name="T110">KEY_ENTER</text:span><text:span text:style-name="T218">, управление передаётся выбранному из </text:span><text:span text:style-name="T136">menu_items</text:span><text:span text:style-name="T218"> пункту меню. </text:span><text:span text:style-name="T219">Если же нажата клавиша </text:span><text:span text:style-name="T110">KEY_E</text:span><text:span text:style-name="T111">SC</text:span><text:span text:style-name="T220">, программа выходит из цикла, отчищает экран (</text:span><text:span text:style-name="T287">clear_lines</text:span><text:span text:style-name="T220">), восстанавливает исходный размер буфера (</text:span><text:span text:style-name="T287">restore_buffer</text:span><text:span text:style-name="T220">), параметры курсора (</text:span><text:span text:style-name="T287">setCursorVisibility</text:span><text:span text:style-name="T220">), сохраняет основной список в файл автосохранения (</text:span><text:span text:style-name="T287">list_autosave</text:span><text:span text:style-name="T220">), освобождает память (</text:span><text:span text:style-name="T287">list_release_memory</text:span><text:span text:style-name="T220">), печатает цитату (</text:span><text:span text:style-name="T287">exit_quote</text:span><text:span text:style-name="T220">) </text:span><text:span text:style-name="T221">и завершается.</text:span></text:p>
      <text:p text:style-name="P58"><text:span text:style-name="T100">int</text:span> <text:span text:style-name="T262">main</text:span>()</text:p>
      <text:p text:style-name="P63"/>
      <text:p text:style-name="P1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" style:family="paragraph" style:parent-style-name="Standard">
      <style:paragraph-properties fo:margin-top="0mm" fo:margin-bottom="4.99mm" style:contextual-spacing="false" fo:text-align="center" style:justify-single-word="false"/>
      <style:text-properties fo:font-size="14pt" fo:font-weight="bold" officeooo:rsid="00067432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Подзаголовок" style:family="paragraph" style:parent-style-name="Заголовок">
      <style:paragraph-properties fo:margin-left="12.51mm" fo:margin-right="0mm" fo:text-align="start" style:justify-single-word="false" fo:text-indent="0mm" style:auto-text-indent="false"/>
      <style:text-properties fo:font-weight="bold" officeooo:rsid="002bdc90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23:25:59.981940197</meta:creation-date>
    <dc:date>2020-12-24T22:13:50.554821484</dc:date>
    <meta:editing-duration>PT8H30M31S</meta:editing-duration>
    <meta:editing-cycles>336</meta:editing-cycles>
    <meta:generator>LibreOffice/7.0.3.1$Linux_X86_64 LibreOffice_project/00$Build-1</meta:generator>
    <meta:document-statistic meta:table-count="0" meta:image-count="0" meta:object-count="0" meta:page-count="15" meta:paragraph-count="284" meta:word-count="3327" meta:character-count="27018" meta:non-whitespace-character-count="23826"/>
  </office:meta>
</office:document-meta>
</file>